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Heading_20_2" style:master-page-name="Standard">
      <style:paragraph-properties fo:text-align="left" fo:break-before="auto" fo:text-indent="0cm" fo:line-height="115%" fo:margin-top="0.635cm" fo:margin-bottom="0.141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5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6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7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8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9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10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1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1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1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14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15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16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17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18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19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20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2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2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2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24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25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26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27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28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29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30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3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3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3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34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35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36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37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38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39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40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4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4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1_4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20" style:family="text">
      <style:text-properties fo:color="#ff0000" fo:font-size="9pt" style:font-size-asian="9pt" style:font-size-complex="9pt"/>
    </style:style>
    <style:style style:name="T3_21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30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31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_32" style:family="text"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ff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 style:parent-style-name="Standard"/>
    <style:style style:name="P2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3_1" style:family="text"/>
    <style:style style:name="T23_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3_3" style:family="text"/>
    <style:style style:name="T23_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3_5" style:family="text"/>
    <style:style style:name="T23_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3_7" style:family="text"/>
    <style:style style:name="T23_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3_9" style:family="text"/>
    <style:style style:name="T23_1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3_11" style:family="text"/>
    <style:style style:name="T23_1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3_13" style:family="text"/>
    <style:style style:name="T23_1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3_15" style:family="text"/>
    <style:style style:name="T23_1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3_17" style:family="text"/>
    <style:style style:name="T23_1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3_19" style:family="text"/>
    <style:style style:name="T23_2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6" style:family="text" style:parent-style-name="Standard"/>
    <style:style style:name="P2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4_1" style:family="text"/>
    <style:style style:name="T24_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_3" style:family="text"/>
    <style:style style:name="T24_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_5" style:family="text"/>
    <style:style style:name="T24_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_7" style:family="text"/>
    <style:style style:name="T24_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_9" style:family="text"/>
    <style:style style:name="T24_1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_11" style:family="text"/>
    <style:style style:name="T24_1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_13" style:family="text"/>
    <style:style style:name="T24_1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_15" style:family="text"/>
    <style:style style:name="T24_1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_17" style:family="text"/>
    <style:style style:name="T24_1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_19" style:family="text"/>
    <style:style style:name="T24_2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7" style:family="text" style:parent-style-name="Standard"/>
    <style:style style:name="P2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6_1" style:family="text"/>
    <style:style style:name="T26_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3" style:family="text"/>
    <style:style style:name="T26_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5" style:family="text"/>
    <style:style style:name="T26_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7" style:family="text"/>
    <style:style style:name="T26_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9" style:family="text"/>
    <style:style style:name="T26_1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11" style:family="text"/>
    <style:style style:name="T26_1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13" style:family="text"/>
    <style:style style:name="T26_1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15" style:family="text"/>
    <style:style style:name="T26_1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17" style:family="text"/>
    <style:style style:name="T26_1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19" style:family="text"/>
    <style:style style:name="T26_2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21" style:family="text"/>
    <style:style style:name="T26_2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23" style:family="text"/>
    <style:style style:name="T26_2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25" style:family="text"/>
    <style:style style:name="T26_2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27" style:family="text"/>
    <style:style style:name="T26_2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29" style:family="text"/>
    <style:style style:name="T26_3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31" style:family="text"/>
    <style:style style:name="T26_3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33" style:family="text"/>
    <style:style style:name="T26_3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35" style:family="text"/>
    <style:style style:name="T26_3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37" style:family="text"/>
    <style:style style:name="T26_3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39" style:family="text"/>
    <style:style style:name="T26_4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41" style:family="text"/>
    <style:style style:name="T26_4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43" style:family="text"/>
    <style:style style:name="T26_4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45" style:family="text"/>
    <style:style style:name="T26_4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47" style:family="text"/>
    <style:style style:name="T26_4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49" style:family="text"/>
    <style:style style:name="T26_5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51" style:family="text"/>
    <style:style style:name="T26_5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53" style:family="text"/>
    <style:style style:name="T26_5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55" style:family="text"/>
    <style:style style:name="T26_5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57" style:family="text"/>
    <style:style style:name="T26_5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2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2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2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2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2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2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2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2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2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2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3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3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3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3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3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3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3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3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3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3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4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4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4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4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4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4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4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4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4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4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5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5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5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5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5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5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5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5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5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5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6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6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6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6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6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6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6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6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6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6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7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7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7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7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7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7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7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7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7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7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8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8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8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8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8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8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8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8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8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8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9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9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9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9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9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9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9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9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9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9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0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0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0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0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0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0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0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0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0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0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1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1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1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1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1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2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2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2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2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2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2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2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2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2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2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3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3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3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3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3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3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3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3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3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3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4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4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4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4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4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4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4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4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4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4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2.54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" style:family="text" style:parent-style-name="Standard"/>
    <style:style style:name="P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_1" style:family="text"/>
    <style:style style:name="T39_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3" style:family="text"/>
    <style:style style:name="T39_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5" style:family="text"/>
    <style:style style:name="T39_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7" style:family="text"/>
    <style:style style:name="T39_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9" style:family="text"/>
    <style:style style:name="T39_1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11" style:family="text"/>
    <style:style style:name="T39_1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13" style:family="text"/>
    <style:style style:name="T39_1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15" style:family="text"/>
    <style:style style:name="T39_1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17" style:family="text"/>
    <style:style style:name="T39_1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19" style:family="text"/>
    <style:style style:name="T39_2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1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1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1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1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1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2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0" style:family="text" style:parent-style-name="Standard"/>
    <style:style style:name="P4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5_1" style:family="text"/>
    <style:style style:name="T45_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5_3" style:family="text"/>
    <style:style style:name="T45_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5_5" style:family="text"/>
    <style:style style:name="T45_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5_7" style:family="text"/>
    <style:style style:name="T45_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5_9" style:family="text"/>
    <style:style style:name="T45_1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5_11" style:family="text"/>
    <style:style style:name="T45_1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5_13" style:family="text"/>
    <style:style style:name="T45_1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5_15" style:family="text"/>
    <style:style style:name="T45_1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5_17" style:family="text"/>
    <style:style style:name="T45_1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5_19" style:family="text"/>
    <style:style style:name="T45_2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5_21" style:family="text"/>
    <style:style style:name="T45_2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5_23" style:family="text"/>
    <style:style style:name="T45_2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5_25" style:family="text"/>
    <style:style style:name="T45_2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5_27" style:family="text"/>
    <style:style style:name="T45_2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45_29" style:family="text"/>
    <style:style style:name="T45_3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4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 style:parent-style-name="Standard"/>
    <style:style style:name="P5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1_1" style:family="text"/>
    <style:style style:name="T51_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1_3" style:family="text"/>
    <style:style style:name="T51_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1_5" style:family="text"/>
    <style:style style:name="T51_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1_7" style:family="text"/>
    <style:style style:name="T51_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1_9" style:family="text"/>
    <style:style style:name="T51_1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1_11" style:family="text"/>
    <style:style style:name="T51_1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1_13" style:family="text"/>
    <style:style style:name="T51_1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1_15" style:family="text"/>
    <style:style style:name="T51_1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1_17" style:family="text"/>
    <style:style style:name="T51_1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51_19" style:family="text"/>
    <style:style style:name="T51_2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5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line-height="115%" fo:margin-top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5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2" style:family="text" style:parent-style-name="Standard"/>
    <style:style style:name="P6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0_1" style:family="text"/>
    <style:style style:name="T60_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0_3" style:family="text"/>
    <style:style style:name="T60_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0_5" style:family="text"/>
    <style:style style:name="T60_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0_7" style:family="text"/>
    <style:style style:name="T60_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0_9" style:family="text"/>
    <style:style style:name="T60_1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0_11" style:family="text"/>
    <style:style style:name="T60_1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0_13" style:family="text"/>
    <style:style style:name="T60_1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0_15" style:family="text"/>
    <style:style style:name="T60_1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0_17" style:family="text"/>
    <style:style style:name="T60_1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0_19" style:family="text"/>
    <style:style style:name="T60_2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0_21" style:family="text"/>
    <style:style style:name="T60_2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0_23" style:family="text"/>
    <style:style style:name="T60_2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0_25" style:family="text"/>
    <style:style style:name="T60_2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0_27" style:family="text"/>
    <style:style style:name="T60_2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0_29" style:family="text"/>
    <style:style style:name="T60_3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1" style:family="text" style:parent-style-name="Standard"/>
    <style:style style:name="P6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1_1" style:family="text"/>
    <style:style style:name="T61_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1_3" style:family="text"/>
    <style:style style:name="T61_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1_5" style:family="text"/>
    <style:style style:name="T61_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1_7" style:family="text"/>
    <style:style style:name="T61_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1_9" style:family="text"/>
    <style:style style:name="T61_1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1_11" style:family="text"/>
    <style:style style:name="T61_1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1_13" style:family="text"/>
    <style:style style:name="T61_1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1_15" style:family="text"/>
    <style:style style:name="T61_1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1_17" style:family="text"/>
    <style:style style:name="T61_1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1_19" style:family="text"/>
    <style:style style:name="T61_2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1_21" style:family="text"/>
    <style:style style:name="T61_2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1_23" style:family="text"/>
    <style:style style:name="T61_2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1_25" style:family="text"/>
    <style:style style:name="T61_2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0" style:family="text" style:parent-style-name="Standard"/>
    <style:style style:name="P6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3_1" style:family="text"/>
    <style:style style:name="T63_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3_3" style:family="text"/>
    <style:style style:name="T63_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3_5" style:family="text"/>
    <style:style style:name="T63_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3_7" style:family="text"/>
    <style:style style:name="T63_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3_9" style:family="text"/>
    <style:style style:name="T63_1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3_11" style:family="text"/>
    <style:style style:name="T63_1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3_13" style:family="text"/>
    <style:style style:name="T63_1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3_15" style:family="text"/>
    <style:style style:name="T63_1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3_17" style:family="text"/>
    <style:style style:name="T63_1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3_19" style:family="text"/>
    <style:style style:name="T63_2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3_21" style:family="text"/>
    <style:style style:name="T63_2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3_23" style:family="text"/>
    <style:style style:name="T63_2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3_25" style:family="text"/>
    <style:style style:name="T63_2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3_27" style:family="text"/>
    <style:style style:name="T63_2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 style:parent-style-name="Standard"/>
    <style:style style:name="P6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6_1" style:family="text"/>
    <style:style style:name="T66_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6_3" style:family="text"/>
    <style:style style:name="T66_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6_5" style:family="text"/>
    <style:style style:name="T66_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6_7" style:family="text"/>
    <style:style style:name="T66_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6_9" style:family="text"/>
    <style:style style:name="T66_1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6_11" style:family="text"/>
    <style:style style:name="T66_1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6_13" style:family="text"/>
    <style:style style:name="T66_1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6_15" style:family="text"/>
    <style:style style:name="T66_1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6_17" style:family="text"/>
    <style:style style:name="T66_1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6_19" style:family="text"/>
    <style:style style:name="T66_2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6_21" style:family="text"/>
    <style:style style:name="T66_2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6_23" style:family="text"/>
    <style:style style:name="T66_2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6_25" style:family="text"/>
    <style:style style:name="T66_2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6_27" style:family="text"/>
    <style:style style:name="T66_2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6_29" style:family="text"/>
    <style:style style:name="T66_3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6_31" style:family="text"/>
    <style:style style:name="T66_3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6_33" style:family="text"/>
    <style:style style:name="T66_3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6_35" style:family="text"/>
    <style:style style:name="T66_3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66_37" style:family="text"/>
    <style:style style:name="T66_3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6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Heading_20_3">
      <style:paragraph-properties fo:text-align="left" fo:break-before="auto" fo:text-indent="0cm" fo:line-height="115%" fo:margin-top="0.494cm" fo:margin-bottom="0.141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Heading_20_3">
      <style:paragraph-properties fo:text-align="left" fo:break-before="auto" fo:text-indent="0cm" fo:line-height="115%" fo:margin-top="0.494cm" fo:margin-bottom="0.141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85" style:family="text" style:parent-style-name="Standard"/>
    <style:style style:name="P9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1_1" style:family="text"/>
    <style:style style:name="T91_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1_3" style:family="text"/>
    <style:style style:name="T91_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1_5" style:family="text"/>
    <style:style style:name="T91_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1_7" style:family="text"/>
    <style:style style:name="T91_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1_9" style:family="text"/>
    <style:style style:name="T91_1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1_11" style:family="text"/>
    <style:style style:name="T91_1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1_13" style:family="text"/>
    <style:style style:name="T91_1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1_15" style:family="text"/>
    <style:style style:name="T91_1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1_17" style:family="text"/>
    <style:style style:name="T91_1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1_19" style:family="text"/>
    <style:style style:name="T91_2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1_21" style:family="text"/>
    <style:style style:name="T91_2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1_23" style:family="text"/>
    <style:style style:name="T91_2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1_25" style:family="text"/>
    <style:style style:name="T91_2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1_27" style:family="text"/>
    <style:style style:name="T91_2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1_29" style:family="text"/>
    <style:style style:name="T91_3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1_31" style:family="text"/>
    <style:style style:name="T91_3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1_33" style:family="text"/>
    <style:style style:name="T91_3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1_35" style:family="text"/>
    <style:style style:name="T91_3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1_37" style:family="text"/>
    <style:style style:name="T91_3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1_39" style:family="text"/>
    <style:style style:name="T91_4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1_41" style:family="text"/>
    <style:style style:name="T91_4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1_43" style:family="text"/>
    <style:style style:name="T91_4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1_45" style:family="text"/>
    <style:style style:name="T91_4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8" style:family="text" style:parent-style-name="Standard"/>
    <style:style style:name="P9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7_1" style:family="text"/>
    <style:style style:name="T97_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7_3" style:family="text"/>
    <style:style style:name="T97_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7_5" style:family="text"/>
    <style:style style:name="T97_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7_7" style:family="text"/>
    <style:style style:name="T97_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7_9" style:family="text"/>
    <style:style style:name="T97_1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7_11" style:family="text"/>
    <style:style style:name="T97_1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7_13" style:family="text"/>
    <style:style style:name="T97_1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7_15" style:family="text"/>
    <style:style style:name="T97_1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7_17" style:family="text"/>
    <style:style style:name="T97_1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7_19" style:family="text"/>
    <style:style style:name="T97_2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7_21" style:family="text"/>
    <style:style style:name="T97_2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7_23" style:family="text"/>
    <style:style style:name="T97_2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7_25" style:family="text"/>
    <style:style style:name="T97_2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7_27" style:family="text"/>
    <style:style style:name="T97_2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7_29" style:family="text"/>
    <style:style style:name="T97_3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9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5_1" style:family="text"/>
    <style:style style:name="T105_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5_3" style:family="text"/>
    <style:style style:name="T105_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5_5" style:family="text"/>
    <style:style style:name="T105_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5_7" style:family="text"/>
    <style:style style:name="T105_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5_9" style:family="text"/>
    <style:style style:name="T105_1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5_11" style:family="text"/>
    <style:style style:name="T105_1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5_13" style:family="text"/>
    <style:style style:name="T105_1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5_15" style:family="text"/>
    <style:style style:name="T105_1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5_17" style:family="text"/>
    <style:style style:name="T105_1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5_19" style:family="text"/>
    <style:style style:name="T105_2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5_21" style:family="text"/>
    <style:style style:name="T105_2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5_23" style:family="text"/>
    <style:style style:name="T105_2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5_25" style:family="text"/>
    <style:style style:name="T105_2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5_27" style:family="text"/>
    <style:style style:name="T105_2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5_29" style:family="text"/>
    <style:style style:name="T105_3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5_31" style:family="text"/>
    <style:style style:name="T105_3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5_33" style:family="text"/>
    <style:style style:name="T105_3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5_35" style:family="text"/>
    <style:style style:name="T105_3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5_37" style:family="text"/>
    <style:style style:name="T105_3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6_1" style:family="text"/>
    <style:style style:name="T106_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6_3" style:family="text"/>
    <style:style style:name="T106_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6_5" style:family="text"/>
    <style:style style:name="T106_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6_7" style:family="text"/>
    <style:style style:name="T106_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6_9" style:family="text"/>
    <style:style style:name="T106_1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6_11" style:family="text"/>
    <style:style style:name="T106_1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6_13" style:family="text"/>
    <style:style style:name="T106_1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6_15" style:family="text"/>
    <style:style style:name="T106_1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6_17" style:family="text"/>
    <style:style style:name="T106_1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6_19" style:family="text"/>
    <style:style style:name="T106_2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6_21" style:family="text"/>
    <style:style style:name="T106_2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6_23" style:family="text"/>
    <style:style style:name="T106_2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6_25" style:family="text"/>
    <style:style style:name="T106_2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6_27" style:family="text"/>
    <style:style style:name="T106_2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6_29" style:family="text"/>
    <style:style style:name="T106_3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6_31" style:family="text"/>
    <style:style style:name="T106_3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6_33" style:family="text"/>
    <style:style style:name="T106_3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6_35" style:family="text"/>
    <style:style style:name="T106_3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6_37" style:family="text"/>
    <style:style style:name="T106_3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7_1" style:family="text"/>
    <style:style style:name="T107_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7_3" style:family="text"/>
    <style:style style:name="T107_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7_5" style:family="text"/>
    <style:style style:name="T107_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7_7" style:family="text"/>
    <style:style style:name="T107_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7_9" style:family="text"/>
    <style:style style:name="T107_1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7_11" style:family="text"/>
    <style:style style:name="T107_1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7_13" style:family="text"/>
    <style:style style:name="T107_1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7_15" style:family="text"/>
    <style:style style:name="T107_1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7_17" style:family="text"/>
    <style:style style:name="T107_18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7_19" style:family="text"/>
    <style:style style:name="T107_20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7_21" style:family="text"/>
    <style:style style:name="T107_22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7_23" style:family="text"/>
    <style:style style:name="T107_24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7_25" style:family="text"/>
    <style:style style:name="T107_26" style:family="tex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0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0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font-size="10pt" style:font-size-asian="10pt" style:font-size-complex="10pt"/>
    </style:style>
    <style:style style:name="P1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font-size="10pt" style:font-size-asian="10pt" style:font-size-complex="10pt"/>
    </style:style>
    <style:style style:name="P11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16_1" style:family="text">
      <style:text-properties fo:font-weight="bold" style:font-weight-asian="bold" style:font-weight-complex="bold"/>
    </style:style>
    <style:style style:name="T116_2" style:family="text">
      <style:text-properties fo:font-weight="bold" style:font-weight-asian="bold" style:font-weight-complex="bold"/>
    </style:style>
    <style:style style:name="T116_3" style:family="text">
      <style:text-properties fo:font-weight="bold" style:font-weight-asian="bold" style:font-weight-complex="bold"/>
    </style:style>
    <style:style style:name="P117" style:family="paragraph" style:parent-style-name="Standard">
      <style:paragraph-properties fo:break-before="auto" fo:line-height="115%" fo:margin-top="0cm" style:writing-mode="lr-tb"/>
    </style:style>
    <style:style style:name="T117_1" style:family="text">
      <style:text-properties fo:font-style="italic" style:font-style-asian="italic" style:font-style-complex="italic"/>
    </style:style>
    <style:style style:name="T117_2" style:family="text">
      <style:text-properties fo:font-style="italic" style:font-style-asian="italic" style:font-style-complex="italic"/>
    </style:style>
    <style:style style:name="T117_3" style:family="text">
      <style:text-properties fo:font-style="italic" style:font-style-asian="italic" style:font-style-complex="italic"/>
    </style:style>
    <style:style style:name="T117_4" style:family="text"/>
    <style:style style:name="P118" style:family="paragraph" style:parent-style-name="Standard">
      <style:paragraph-properties fo:break-before="auto" fo:line-height="115%" fo:margin-top="0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T118_23" style:family="text"/>
    <style:style style:name="T118_24" style:family="text"/>
    <style:style style:name="T118_25" style:family="text"/>
    <style:style style:name="T118_26" style:family="text"/>
    <style:style style:name="T118_27" style:family="text"/>
    <style:style style:name="T118_28" style:family="text"/>
    <style:style style:name="P119" style:family="paragraph" style:parent-style-name="Standard">
      <style:paragraph-properties fo:break-before="auto" fo:line-height="115%" fo:margin-top="0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P120" style:family="paragraph" style:parent-style-name="Standard">
      <style:paragraph-properties fo:break-before="auto" fo:line-height="115%" fo:margin-top="0cm" style:writing-mode="lr-tb"/>
    </style:style>
    <style:style style:name="T120_1" style:family="text">
      <style:text-properties fo:font-style="italic" style:font-style-asian="italic" style:font-style-complex="italic"/>
    </style:style>
    <style:style style:name="T120_2" style:family="text">
      <style:text-properties fo:font-style="italic" style:font-style-asian="italic" style:font-style-complex="italic"/>
    </style:style>
    <style:style style:name="T120_3" style:family="text">
      <style:text-properties fo:font-style="italic" style:font-style-asian="italic" style:font-style-complex="italic"/>
    </style:style>
    <style:style style:name="T120_4" style:family="text">
      <style:text-properties fo:font-style="italic" style:font-style-asian="italic" style:font-style-complex="italic"/>
    </style:style>
    <style:style style:name="T120_5" style:family="text">
      <style:text-properties fo:font-style="italic" style:font-style-asian="italic" style:font-style-complex="italic"/>
    </style:style>
    <style:style style:name="T120_6" style:family="text">
      <style:text-properties fo:font-style="italic" style:font-style-asian="italic" style:font-style-complex="italic"/>
    </style:style>
    <style:style style:name="T120_7" style:family="text">
      <style:text-properties fo:font-style="italic" style:font-style-asian="italic" style:font-style-complex="italic"/>
    </style:style>
    <style:style style:name="P121" style:family="paragraph" style:parent-style-name="Standard">
      <style:paragraph-properties fo:break-before="auto" fo:line-height="115%" fo:margin-top="0cm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T121_18" style:family="text"/>
    <style:style style:name="T121_19" style:family="text"/>
    <style:style style:name="T121_20" style:family="text"/>
    <style:style style:name="T121_21" style:family="text"/>
    <style:style style:name="T121_22" style:family="text"/>
    <style:style style:name="T121_23" style:family="text"/>
    <style:style style:name="T121_24" style:family="text"/>
    <style:style style:name="T121_25" style:family="text"/>
    <style:style style:name="T121_26" style:family="text"/>
    <style:style style:name="T121_27" style:family="text"/>
    <style:style style:name="P122" style:family="paragraph" style:parent-style-name="Standard">
      <style:paragraph-properties fo:break-before="auto" fo:line-height="115%" fo:margin-top="0cm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P123" style:family="paragraph" style:parent-style-name="Standard">
      <style:paragraph-properties fo:break-before="auto" fo:line-height="115%" fo:margin-top="0cm" style:writing-mode="lr-tb"/>
    </style:style>
    <style:style style:name="T123_1" style:family="text">
      <style:text-properties fo:font-style="italic" style:font-style-asian="italic" style:font-style-complex="italic"/>
    </style:style>
    <style:style style:name="T123_2" style:family="text">
      <style:text-properties fo:font-style="italic" style:font-style-asian="italic" style:font-style-complex="italic"/>
    </style:style>
    <style:style style:name="T123_3" style:family="text">
      <style:text-properties fo:font-style="italic" style:font-style-asian="italic" style:font-style-complex="italic"/>
    </style:style>
    <style:style style:name="T123_4" style:family="text">
      <style:text-properties fo:font-style="italic" style:font-style-asian="italic" style:font-style-complex="italic"/>
    </style:style>
    <style:style style:name="T123_5" style:family="text">
      <style:text-properties fo:font-style="italic" style:font-style-asian="italic" style:font-style-complex="italic"/>
    </style:style>
    <style:style style:name="T123_6" style:family="text">
      <style:text-properties fo:font-style="italic" style:font-style-asian="italic" style:font-style-complex="italic"/>
    </style:style>
    <style:style style:name="T123_7" style:family="text">
      <style:text-properties fo:font-style="italic" style:font-style-asian="italic" style:font-style-complex="italic"/>
    </style:style>
    <style:style style:name="T123_8" style:family="text">
      <style:text-properties fo:font-style="italic" style:font-style-asian="italic" style:font-style-complex="italic"/>
    </style:style>
    <style:style style:name="T123_9" style:family="text">
      <style:text-properties fo:font-style="italic" style:font-style-asian="italic" style:font-style-complex="italic"/>
    </style:style>
    <style:style style:name="P124" style:family="paragraph" style:parent-style-name="Standard">
      <style:paragraph-properties fo:break-before="auto" fo:line-height="115%" fo:margin-top="0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P125" style:family="paragraph" style:parent-style-name="Standard">
      <style:paragraph-properties fo:break-before="auto" fo:line-height="115%" fo:margin-top="0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P126" style:family="paragraph" style:parent-style-name="Standard">
      <style:paragraph-properties fo:break-before="auto" fo:line-height="115%" fo:margin-top="0cm" style:writing-mode="lr-tb"/>
    </style:style>
    <style:style style:name="T126_1" style:family="text">
      <style:text-properties fo:font-style="italic" style:font-style-asian="italic" style:font-style-complex="italic"/>
    </style:style>
    <style:style style:name="P127" style:family="paragraph" style:parent-style-name="Standard">
      <style:paragraph-properties fo:break-before="auto" fo:line-height="115%" fo:margin-top="0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T127_23" style:family="text"/>
    <style:style style:name="T127_24" style:family="text"/>
    <style:style style:name="T127_25" style:family="text"/>
    <style:style style:name="T127_26" style:family="text"/>
    <style:style style:name="T127_27" style:family="text"/>
    <style:style style:name="T127_28" style:family="text"/>
    <style:style style:name="T127_29" style:family="text"/>
    <style:style style:name="T127_30" style:family="text"/>
    <style:style style:name="T127_31" style:family="text"/>
    <style:style style:name="T127_32" style:family="text"/>
    <style:style style:name="T127_33" style:family="text"/>
    <style:style style:name="T127_34" style:family="text"/>
    <style:style style:name="P128" style:family="paragraph" style:parent-style-name="Standard">
      <style:paragraph-properties fo:break-before="auto" fo:line-height="115%" fo:margin-top="0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P129" style:family="paragraph" style:parent-style-name="Standard">
      <style:paragraph-properties fo:break-before="auto" fo:line-height="115%" fo:margin-top="0cm" style:writing-mode="lr-tb"/>
    </style:style>
    <style:style style:name="T129_1" style:family="text">
      <style:text-properties fo:font-style="italic" style:font-style-asian="italic" style:font-style-complex="italic"/>
    </style:style>
    <style:style style:name="T129_2" style:family="text">
      <style:text-properties fo:font-style="italic" style:font-style-asian="italic" style:font-style-complex="italic"/>
    </style:style>
    <style:style style:name="T129_3" style:family="text">
      <style:text-properties fo:font-style="italic" style:font-style-asian="italic" style:font-style-complex="italic"/>
    </style:style>
    <style:style style:name="T129_4" style:family="text">
      <style:text-properties fo:font-style="italic" style:font-style-asian="italic" style:font-style-complex="italic"/>
    </style:style>
    <style:style style:name="T129_5" style:family="text">
      <style:text-properties fo:font-style="italic" style:font-style-asian="italic" style:font-style-complex="italic"/>
    </style:style>
    <style:style style:name="T129_6" style:family="text">
      <style:text-properties fo:font-style="italic" style:font-style-asian="italic" style:font-style-complex="italic"/>
    </style:style>
    <style:style style:name="T129_7" style:family="text">
      <style:text-properties fo:font-style="italic" style:font-style-asian="italic" style:font-style-complex="italic"/>
    </style:style>
    <style:style style:name="P130" style:family="paragraph" style:parent-style-name="Standard">
      <style:paragraph-properties fo:break-before="auto" fo:line-height="115%" fo:margin-top="0cm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T130_25" style:family="text"/>
    <style:style style:name="T130_26" style:family="text"/>
    <style:style style:name="T130_27" style:family="text"/>
    <style:style style:name="T130_28" style:family="text"/>
    <style:style style:name="T130_29" style:family="text"/>
    <style:style style:name="T130_30" style:family="text"/>
    <style:style style:name="T130_31" style:family="text"/>
    <style:style style:name="T130_32" style:family="text"/>
    <style:style style:name="P131" style:family="paragraph" style:parent-style-name="Standard">
      <style:paragraph-properties fo:break-before="auto" fo:line-height="115%" fo:margin-top="0cm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P132" style:family="paragraph" style:parent-style-name="Standard">
      <style:paragraph-properties fo:break-before="auto" fo:line-height="115%" fo:margin-top="0cm" style:writing-mode="lr-tb"/>
    </style:style>
    <style:style style:name="T132_1" style:family="text">
      <style:text-properties fo:font-style="italic" style:font-style-asian="italic" style:font-style-complex="italic"/>
    </style:style>
    <style:style style:name="T132_2" style:family="text">
      <style:text-properties fo:font-style="italic" style:font-style-asian="italic" style:font-style-complex="italic"/>
    </style:style>
    <style:style style:name="T132_3" style:family="text">
      <style:text-properties fo:font-style="italic" style:font-style-asian="italic" style:font-style-complex="italic"/>
    </style:style>
    <style:style style:name="P133" style:family="paragraph" style:parent-style-name="Standard">
      <style:paragraph-properties fo:break-before="auto" fo:line-height="115%" fo:margin-top="0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P134" style:family="paragraph" style:parent-style-name="Standard">
      <style:paragraph-properties fo:break-before="auto" fo:line-height="115%" fo:margin-top="0cm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P13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35_1" style:family="text">
      <style:text-properties fo:font-size="10pt" style:font-size-asian="10pt" style:font-size-complex="10pt" fo:font-weight="bold" style:font-weight-asian="bold" style:font-weight-complex="bold"/>
    </style:style>
    <style:style style:name="T135_2" style:family="text">
      <style:text-properties fo:font-size="10pt" style:font-size-asian="10pt" style:font-size-complex="10pt" fo:font-weight="bold" style:font-weight-asian="bold" style:font-weight-complex="bold"/>
    </style:style>
    <style:style style:name="T135_3" style:family="text">
      <style:text-properties fo:font-size="10pt" style:font-size-asian="10pt" style:font-size-complex="10pt" fo:font-weight="bold" style:font-weight-asian="bold" style:font-weight-complex="bold"/>
    </style:style>
    <style:style style:name="P13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36_1" style:family="text">
      <style:text-properties fo:font-size="10pt" style:font-size-asian="10pt" style:font-size-complex="10pt"/>
    </style:style>
    <style:style style:name="T136_2" style:family="text">
      <style:text-properties fo:font-size="10pt" style:font-size-asian="10pt" style:font-size-complex="10pt"/>
    </style:style>
    <style:style style:name="T136_3" style:family="text">
      <style:text-properties fo:font-size="10pt" style:font-size-asian="10pt" style:font-size-complex="10pt" style:text-underline-style="solid" style:text-underline-color="font-color"/>
    </style:style>
    <style:style style:name="T136_4" style:family="text">
      <style:text-properties fo:font-size="10pt" style:font-size-asian="10pt" style:font-size-complex="10pt" style:text-underline-style="solid" style:text-underline-color="font-color"/>
    </style:style>
    <style:style style:name="T136_5" style:family="text">
      <style:text-properties fo:font-size="10pt" style:font-size-asian="10pt" style:font-size-complex="10pt" style:text-underline-style="solid" style:text-underline-color="font-color"/>
    </style:style>
    <style:style style:name="T136_6" style:family="text">
      <style:text-properties fo:font-size="10pt" style:font-size-asian="10pt" style:font-size-complex="10pt" style:text-underline-style="solid" style:text-underline-color="font-color"/>
    </style:style>
    <style:style style:name="T136_7" style:family="text">
      <style:text-properties fo:font-size="10pt" style:font-size-asian="10pt" style:font-size-complex="10pt" style:text-underline-style="solid" style:text-underline-color="font-color"/>
    </style:style>
    <style:style style:name="T136_8" style:family="text">
      <style:text-properties fo:font-size="10pt" style:font-size-asian="10pt" style:font-size-complex="10pt" style:text-underline-style="solid" style:text-underline-color="font-color"/>
    </style:style>
    <style:style style:name="T136_9" style:family="text">
      <style:text-properties fo:font-size="10pt" style:font-size-asian="10pt" style:font-size-complex="10pt" style:text-underline-style="solid" style:text-underline-color="font-color"/>
    </style:style>
    <style:style style:name="T136_10" style:family="text">
      <style:text-properties fo:font-size="10pt" style:font-size-asian="10pt" style:font-size-complex="10pt" style:text-underline-style="solid" style:text-underline-color="font-color"/>
    </style:style>
    <style:style style:name="T136_11" style:family="text">
      <style:text-properties fo:font-size="10pt" style:font-size-asian="10pt" style:font-size-complex="10pt"/>
    </style:style>
    <style:style style:name="T136_12" style:family="text">
      <style:text-properties fo:font-size="10pt" style:font-size-asian="10pt" style:font-size-complex="10pt"/>
    </style:style>
    <style:style style:name="T136_13" style:family="text">
      <style:text-properties fo:font-size="10pt" style:font-size-asian="10pt" style:font-size-complex="10pt"/>
    </style:style>
    <style:style style:name="T136_14" style:family="text">
      <style:text-properties fo:font-size="10pt" style:font-size-asian="10pt" style:font-size-complex="10pt"/>
    </style:style>
    <style:style style:name="T136_15" style:family="text">
      <style:text-properties fo:font-size="10pt" style:font-size-asian="10pt" style:font-size-complex="10pt"/>
    </style:style>
    <style:style style:name="T136_16" style:family="text">
      <style:text-properties fo:font-size="10pt" style:font-size-asian="10pt" style:font-size-complex="10pt"/>
    </style:style>
    <style:style style:name="T136_17" style:family="text">
      <style:text-properties fo:font-size="10pt" style:font-size-asian="10pt" style:font-size-complex="10pt"/>
    </style:style>
    <style:style style:name="T136_18" style:family="text">
      <style:text-properties fo:font-size="10pt" style:font-size-asian="10pt" style:font-size-complex="10pt"/>
    </style:style>
    <style:style style:name="T136_19" style:family="text">
      <style:text-properties fo:font-size="10pt" style:font-size-asian="10pt" style:font-size-complex="10pt"/>
    </style:style>
    <style:style style:name="P137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37_1" style:family="text">
      <style:text-properties fo:font-size="10pt" style:font-size-asian="10pt" style:font-size-complex="10pt"/>
    </style:style>
    <style:style style:name="T137_2" style:family="text">
      <style:text-properties fo:font-size="10pt" style:font-size-asian="10pt" style:font-size-complex="10pt"/>
    </style:style>
    <style:style style:name="T137_3" style:family="text">
      <style:text-properties fo:font-size="10pt" style:font-size-asian="10pt" style:font-size-complex="10pt"/>
    </style:style>
    <style:style style:name="T137_4" style:family="text">
      <style:text-properties fo:font-size="10pt" style:font-size-asian="10pt" style:font-size-complex="10pt"/>
    </style:style>
    <style:style style:name="T137_5" style:family="text">
      <style:text-properties fo:font-size="10pt" style:font-size-asian="10pt" style:font-size-complex="10pt"/>
    </style:style>
    <style:style style:name="T137_6" style:family="text">
      <style:text-properties fo:font-size="10pt" style:font-size-asian="10pt" style:font-size-complex="10pt"/>
    </style:style>
    <style:style style:name="T137_7" style:family="text">
      <style:text-properties fo:font-size="10pt" style:font-size-asian="10pt" style:font-size-complex="10pt"/>
    </style:style>
    <style:style style:name="T137_8" style:family="text">
      <style:text-properties fo:font-size="10pt" style:font-size-asian="10pt" style:font-size-complex="10pt"/>
    </style:style>
    <style:style style:name="T137_9" style:family="text">
      <style:text-properties fo:font-size="10pt" style:font-size-asian="10pt" style:font-size-complex="10pt"/>
    </style:style>
    <style:style style:name="T137_10" style:family="text">
      <style:text-properties fo:font-size="10pt" style:font-size-asian="10pt" style:font-size-complex="10pt"/>
    </style:style>
    <style:style style:name="T137_11" style:family="text">
      <style:text-properties fo:font-size="10pt" style:font-size-asian="10pt" style:font-size-complex="10pt"/>
    </style:style>
    <style:style style:name="T137_12" style:family="text">
      <style:text-properties fo:font-size="10pt" style:font-size-asian="10pt" style:font-size-complex="10pt"/>
    </style:style>
    <style:style style:name="T137_13" style:family="text">
      <style:text-properties fo:font-size="10pt" style:font-size-asian="10pt" style:font-size-complex="10pt"/>
    </style:style>
    <style:style style:name="T137_14" style:family="text">
      <style:text-properties fo:font-size="10pt" style:font-size-asian="10pt" style:font-size-complex="10pt"/>
    </style:style>
    <style:style style:name="T137_15" style:family="text">
      <style:text-properties fo:font-size="10pt" style:font-size-asian="10pt" style:font-size-complex="10pt"/>
    </style:style>
    <style:style style:name="T137_16" style:family="text">
      <style:text-properties fo:font-size="10pt" style:font-size-asian="10pt" style:font-size-complex="10pt"/>
    </style:style>
    <style:style style:name="T137_17" style:family="text">
      <style:text-properties fo:font-size="10pt" style:font-size-asian="10pt" style:font-size-complex="10pt"/>
    </style:style>
    <style:style style:name="T137_18" style:family="text">
      <style:text-properties fo:font-size="10pt" style:font-size-asian="10pt" style:font-size-complex="10pt"/>
    </style:style>
    <style:style style:name="T137_19" style:family="text">
      <style:text-properties fo:font-size="10pt" style:font-size-asian="10pt" style:font-size-complex="10pt"/>
    </style:style>
    <style:style style:name="T137_20" style:family="text">
      <style:text-properties fo:font-size="10pt" style:font-size-asian="10pt" style:font-size-complex="10pt"/>
    </style:style>
    <style:style style:name="T137_21" style:family="text">
      <style:text-properties fo:font-size="10pt" style:font-size-asian="10pt" style:font-size-complex="10pt"/>
    </style:style>
    <style:style style:name="T137_22" style:family="text">
      <style:text-properties fo:font-size="10pt" style:font-size-asian="10pt" style:font-size-complex="10pt"/>
    </style:style>
    <style:style style:name="T137_23" style:family="text">
      <style:text-properties fo:font-size="10pt" style:font-size-asian="10pt" style:font-size-complex="10pt"/>
    </style:style>
    <style:style style:name="T137_24" style:family="text">
      <style:text-properties fo:font-size="10pt" style:font-size-asian="10pt" style:font-size-complex="10pt"/>
    </style:style>
    <style:style style:name="T137_25" style:family="text">
      <style:text-properties fo:font-size="10pt" style:font-size-asian="10pt" style:font-size-complex="10pt"/>
    </style:style>
    <style:style style:name="T137_26" style:family="text">
      <style:text-properties fo:font-size="10pt" style:font-size-asian="10pt" style:font-size-complex="10pt"/>
    </style:style>
    <style:style style:name="T137_27" style:family="text">
      <style:text-properties fo:font-size="10pt" style:font-size-asian="10pt" style:font-size-complex="10pt"/>
    </style:style>
    <style:style style:name="T137_28" style:family="text">
      <style:text-properties fo:font-size="10pt" style:font-size-asian="10pt" style:font-size-complex="10pt"/>
    </style:style>
    <style:style style:name="T137_29" style:family="text">
      <style:text-properties fo:font-size="10pt" style:font-size-asian="10pt" style:font-size-complex="10pt"/>
    </style:style>
    <style:style style:name="T137_30" style:family="text">
      <style:text-properties fo:font-size="10pt" style:font-size-asian="10pt" style:font-size-complex="10pt"/>
    </style:style>
    <style:style style:name="T137_31" style:family="text">
      <style:text-properties fo:font-size="10pt" style:font-size-asian="10pt" style:font-size-complex="10pt"/>
    </style:style>
    <style:style style:name="T137_32" style:family="text">
      <style:text-properties fo:font-size="10pt" style:font-size-asian="10pt" style:font-size-complex="10pt"/>
    </style:style>
    <style:style style:name="T137_33" style:family="text">
      <style:text-properties fo:font-size="10pt" style:font-size-asian="10pt" style:font-size-complex="10pt"/>
    </style:style>
    <style:style style:name="T137_34" style:family="text">
      <style:text-properties fo:font-size="10pt" style:font-size-asian="10pt" style:font-size-complex="10pt"/>
    </style:style>
    <style:style style:name="T137_35" style:family="text">
      <style:text-properties fo:font-size="10pt" style:font-size-asian="10pt" style:font-size-complex="10pt"/>
    </style:style>
    <style:style style:name="T137_36" style:family="text">
      <style:text-properties fo:font-size="10pt" style:font-size-asian="10pt" style:font-size-complex="10pt"/>
    </style:style>
    <style:style style:name="T137_37" style:family="text">
      <style:text-properties fo:font-size="10pt" style:font-size-asian="10pt" style:font-size-complex="10pt"/>
    </style:style>
    <style:style style:name="T137_38" style:family="text">
      <style:text-properties fo:font-size="10pt" style:font-size-asian="10pt" style:font-size-complex="10pt"/>
    </style:style>
    <style:style style:name="T137_39" style:family="text">
      <style:text-properties fo:font-size="10pt" style:font-size-asian="10pt" style:font-size-complex="10pt"/>
    </style:style>
    <style:style style:name="T137_40" style:family="text">
      <style:text-properties fo:font-size="10pt" style:font-size-asian="10pt" style:font-size-complex="10pt"/>
    </style:style>
    <style:style style:name="T137_41" style:family="text">
      <style:text-properties fo:font-size="10pt" style:font-size-asian="10pt" style:font-size-complex="10pt"/>
    </style:style>
    <style:style style:name="T137_42" style:family="text">
      <style:text-properties fo:font-size="10pt" style:font-size-asian="10pt" style:font-size-complex="10pt"/>
    </style:style>
    <style:style style:name="T137_43" style:family="text">
      <style:text-properties fo:font-size="10pt" style:font-size-asian="10pt" style:font-size-complex="10pt"/>
    </style:style>
    <style:style style:name="P13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38_1" style:family="text">
      <style:text-properties fo:font-size="10pt" style:font-size-asian="10pt" style:font-size-complex="10pt"/>
    </style:style>
    <style:style style:name="T138_2" style:family="text">
      <style:text-properties fo:font-size="10pt" style:font-size-asian="10pt" style:font-size-complex="10pt"/>
    </style:style>
    <style:style style:name="T138_3" style:family="text">
      <style:text-properties fo:font-size="10pt" style:font-size-asian="10pt" style:font-size-complex="10pt" style:text-underline-style="solid" style:text-underline-color="font-color"/>
    </style:style>
    <style:style style:name="T138_4" style:family="text">
      <style:text-properties fo:font-size="10pt" style:font-size-asian="10pt" style:font-size-complex="10pt"/>
    </style:style>
    <style:style style:name="T138_5" style:family="text">
      <style:text-properties fo:font-size="10pt" style:font-size-asian="10pt" style:font-size-complex="10pt"/>
    </style:style>
    <style:style style:name="T138_6" style:family="text">
      <style:text-properties fo:font-size="10pt" style:font-size-asian="10pt" style:font-size-complex="10pt"/>
    </style:style>
    <style:style style:name="T138_7" style:family="text">
      <style:text-properties fo:font-size="10pt" style:font-size-asian="10pt" style:font-size-complex="10pt"/>
    </style:style>
    <style:style style:name="T138_8" style:family="text">
      <style:text-properties fo:font-size="10pt" style:font-size-asian="10pt" style:font-size-complex="10pt"/>
    </style:style>
    <style:style style:name="T138_9" style:family="text">
      <style:text-properties fo:font-size="10pt" style:font-size-asian="10pt" style:font-size-complex="10pt"/>
    </style:style>
    <style:style style:name="T138_10" style:family="text">
      <style:text-properties fo:font-size="10pt" style:font-size-asian="10pt" style:font-size-complex="10pt"/>
    </style:style>
    <style:style style:name="T138_11" style:family="text">
      <style:text-properties fo:font-size="10pt" style:font-size-asian="10pt" style:font-size-complex="10pt"/>
    </style:style>
    <style:style style:name="T138_12" style:family="text">
      <style:text-properties fo:font-size="10pt" style:font-size-asian="10pt" style:font-size-complex="10pt"/>
    </style:style>
    <style:style style:name="T138_13" style:family="text">
      <style:text-properties fo:font-size="10pt" style:font-size-asian="10pt" style:font-size-complex="10pt"/>
    </style:style>
    <style:style style:name="T138_14" style:family="text">
      <style:text-properties fo:font-size="10pt" style:font-size-asian="10pt" style:font-size-complex="10pt"/>
    </style:style>
    <style:style style:name="T138_15" style:family="text">
      <style:text-properties fo:font-size="10pt" style:font-size-asian="10pt" style:font-size-complex="10pt"/>
    </style:style>
    <style:style style:name="T138_16" style:family="text">
      <style:text-properties fo:font-size="10pt" style:font-size-asian="10pt" style:font-size-complex="10pt"/>
    </style:style>
    <style:style style:name="T138_17" style:family="text">
      <style:text-properties fo:font-size="10pt" style:font-size-asian="10pt" style:font-size-complex="10pt"/>
    </style:style>
    <style:style style:name="T138_18" style:family="text">
      <style:text-properties fo:font-size="10pt" style:font-size-asian="10pt" style:font-size-complex="10pt"/>
    </style:style>
    <style:style style:name="T138_19" style:family="text">
      <style:text-properties fo:font-size="10pt" style:font-size-asian="10pt" style:font-size-complex="10pt"/>
    </style:style>
    <style:style style:name="T138_20" style:family="text">
      <style:text-properties fo:font-size="10pt" style:font-size-asian="10pt" style:font-size-complex="10pt"/>
    </style:style>
    <style:style style:name="T138_21" style:family="text">
      <style:text-properties fo:font-size="10pt" style:font-size-asian="10pt" style:font-size-complex="10pt"/>
    </style:style>
    <style:style style:name="T138_22" style:family="text">
      <style:text-properties fo:font-size="10pt" style:font-size-asian="10pt" style:font-size-complex="10pt"/>
    </style:style>
    <style:style style:name="T138_23" style:family="text">
      <style:text-properties fo:font-size="10pt" style:font-size-asian="10pt" style:font-size-complex="10pt"/>
    </style:style>
    <style:style style:name="T138_24" style:family="text">
      <style:text-properties fo:font-size="10pt" style:font-size-asian="10pt" style:font-size-complex="10pt"/>
    </style:style>
    <style:style style:name="T138_25" style:family="text">
      <style:text-properties fo:font-size="10pt" style:font-size-asian="10pt" style:font-size-complex="10pt"/>
    </style:style>
    <style:style style:name="T138_26" style:family="text">
      <style:text-properties fo:font-size="10pt" style:font-size-asian="10pt" style:font-size-complex="10pt"/>
    </style:style>
    <style:style style:name="T138_27" style:family="text">
      <style:text-properties fo:font-size="10pt" style:font-size-asian="10pt" style:font-size-complex="10pt"/>
    </style:style>
    <style:style style:name="T138_28" style:family="text">
      <style:text-properties fo:font-size="10pt" style:font-size-asian="10pt" style:font-size-complex="10pt"/>
    </style:style>
    <style:style style:name="T138_29" style:family="text">
      <style:text-properties fo:font-size="10pt" style:font-size-asian="10pt" style:font-size-complex="10pt"/>
    </style:style>
    <style:style style:name="T138_30" style:family="text">
      <style:text-properties fo:font-size="10pt" style:font-size-asian="10pt" style:font-size-complex="10pt"/>
    </style:style>
    <style:style style:name="T138_31" style:family="text">
      <style:text-properties fo:font-size="10pt" style:font-size-asian="10pt" style:font-size-complex="10pt"/>
    </style:style>
    <style:style style:name="T138_32" style:family="text">
      <style:text-properties fo:font-size="10pt" style:font-size-asian="10pt" style:font-size-complex="10pt"/>
    </style:style>
    <style:style style:name="T138_33" style:family="text">
      <style:text-properties fo:font-size="10pt" style:font-size-asian="10pt" style:font-size-complex="10pt"/>
    </style:style>
    <style:style style:name="P13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39_1" style:family="text">
      <style:text-properties fo:font-size="10pt" style:font-size-asian="10pt" style:font-size-complex="10pt" fo:font-weight="bold" style:font-weight-asian="bold" style:font-weight-complex="bold"/>
    </style:style>
    <style:style style:name="T139_2" style:family="text">
      <style:text-properties fo:font-size="10pt" style:font-size-asian="10pt" style:font-size-complex="10pt" fo:font-weight="bold" style:font-weight-asian="bold" style:font-weight-complex="bold"/>
    </style:style>
    <style:style style:name="T139_3" style:family="text">
      <style:text-properties fo:font-size="10pt" style:font-size-asian="10pt" style:font-size-complex="10pt" fo:font-weight="bold" style:font-weight-asian="bold" style:font-weight-complex="bold"/>
    </style:style>
    <style:style style:name="T139_4" style:family="text">
      <style:text-properties fo:font-size="10pt" style:font-size-asian="10pt" style:font-size-complex="10pt" fo:font-weight="bold" style:font-weight-asian="bold" style:font-weight-complex="bold"/>
    </style:style>
    <style:style style:name="P14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40_1" style:family="text">
      <style:text-properties fo:font-size="10pt" style:font-size-asian="10pt" style:font-size-complex="10pt"/>
    </style:style>
    <style:style style:name="T140_2" style:family="text">
      <style:text-properties fo:font-size="10pt" style:font-size-asian="10pt" style:font-size-complex="10pt"/>
    </style:style>
    <style:style style:name="T140_3" style:family="text">
      <style:text-properties fo:font-size="10pt" style:font-size-asian="10pt" style:font-size-complex="10pt"/>
    </style:style>
    <style:style style:name="T140_4" style:family="text">
      <style:text-properties fo:font-size="10pt" style:font-size-asian="10pt" style:font-size-complex="10pt"/>
    </style:style>
    <style:style style:name="T140_5" style:family="text">
      <style:text-properties fo:font-size="10pt" style:font-size-asian="10pt" style:font-size-complex="10pt"/>
    </style:style>
    <style:style style:name="P14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41_1" style:family="text">
      <style:text-properties fo:font-size="10pt" style:font-size-asian="10pt" style:font-size-complex="10pt"/>
    </style:style>
    <style:style style:name="T141_2" style:family="text">
      <style:text-properties fo:font-size="10pt" style:font-size-asian="10pt" style:font-size-complex="10pt"/>
    </style:style>
    <style:style style:name="T141_3" style:family="text">
      <style:text-properties fo:font-size="10pt" style:font-size-asian="10pt" style:font-size-complex="10pt"/>
    </style:style>
    <style:style style:name="T141_4" style:family="text">
      <style:text-properties fo:font-size="10pt" style:font-size-asian="10pt" style:font-size-complex="10pt"/>
    </style:style>
    <style:style style:name="T141_5" style:family="text">
      <style:text-properties fo:font-size="10pt" style:font-size-asian="10pt" style:font-size-complex="10pt"/>
    </style:style>
    <style:style style:name="T141_6" style:family="text">
      <style:text-properties fo:font-size="10pt" style:font-size-asian="10pt" style:font-size-complex="10pt"/>
    </style:style>
    <style:style style:name="T141_7" style:family="text">
      <style:text-properties fo:font-size="10pt" style:font-size-asian="10pt" style:font-size-complex="10pt"/>
    </style:style>
    <style:style style:name="T141_8" style:family="text">
      <style:text-properties fo:font-size="10pt" style:font-size-asian="10pt" style:font-size-complex="10pt"/>
    </style:style>
    <style:style style:name="T141_9" style:family="text">
      <style:text-properties fo:font-size="10pt" style:font-size-asian="10pt" style:font-size-complex="10pt"/>
    </style:style>
    <style:style style:name="T141_10" style:family="text">
      <style:text-properties fo:font-size="10pt" style:font-size-asian="10pt" style:font-size-complex="10pt"/>
    </style:style>
    <style:style style:name="T141_11" style:family="text">
      <style:text-properties fo:font-size="10pt" style:font-size-asian="10pt" style:font-size-complex="10pt"/>
    </style:style>
    <style:style style:name="T141_12" style:family="text">
      <style:text-properties fo:font-size="10pt" style:font-size-asian="10pt" style:font-size-complex="10pt"/>
    </style:style>
    <style:style style:name="T141_13" style:family="text">
      <style:text-properties fo:font-size="10pt" style:font-size-asian="10pt" style:font-size-complex="10pt"/>
    </style:style>
    <style:style style:name="T141_14" style:family="text">
      <style:text-properties fo:font-size="10pt" style:font-size-asian="10pt" style:font-size-complex="10pt"/>
    </style:style>
    <style:style style:name="T141_15" style:family="text">
      <style:text-properties fo:font-size="10pt" style:font-size-asian="10pt" style:font-size-complex="10pt"/>
    </style:style>
    <style:style style:name="T141_16" style:family="text">
      <style:text-properties fo:font-size="10pt" style:font-size-asian="10pt" style:font-size-complex="10pt"/>
    </style:style>
    <style:style style:name="T141_17" style:family="text">
      <style:text-properties fo:font-size="10pt" style:font-size-asian="10pt" style:font-size-complex="10pt"/>
    </style:style>
    <style:style style:name="T141_18" style:family="text">
      <style:text-properties fo:font-size="10pt" style:font-size-asian="10pt" style:font-size-complex="10pt"/>
    </style:style>
    <style:style style:name="T141_19" style:family="text">
      <style:text-properties fo:font-size="10pt" style:font-size-asian="10pt" style:font-size-complex="10pt"/>
    </style:style>
    <style:style style:name="T141_20" style:family="text">
      <style:text-properties fo:font-size="10pt" style:font-size-asian="10pt" style:font-size-complex="10pt"/>
    </style:style>
    <style:style style:name="T141_21" style:family="text">
      <style:text-properties fo:font-size="10pt" style:font-size-asian="10pt" style:font-size-complex="10pt"/>
    </style:style>
    <style:style style:name="T141_22" style:family="text">
      <style:text-properties fo:font-size="10pt" style:font-size-asian="10pt" style:font-size-complex="10pt"/>
    </style:style>
    <style:style style:name="T141_23" style:family="text">
      <style:text-properties fo:font-size="10pt" style:font-size-asian="10pt" style:font-size-complex="10pt"/>
    </style:style>
    <style:style style:name="T141_24" style:family="text">
      <style:text-properties fo:font-size="10pt" style:font-size-asian="10pt" style:font-size-complex="10pt"/>
    </style:style>
    <style:style style:name="T141_25" style:family="text">
      <style:text-properties fo:font-size="10pt" style:font-size-asian="10pt" style:font-size-complex="10pt"/>
    </style:style>
    <style:style style:name="T141_26" style:family="text">
      <style:text-properties fo:font-size="10pt" style:font-size-asian="10pt" style:font-size-complex="10pt"/>
    </style:style>
    <style:style style:name="T141_27" style:family="text">
      <style:text-properties fo:font-size="10pt" style:font-size-asian="10pt" style:font-size-complex="10pt"/>
    </style:style>
    <style:style style:name="T141_28" style:family="text">
      <style:text-properties fo:font-size="10pt" style:font-size-asian="10pt" style:font-size-complex="10pt"/>
    </style:style>
    <style:style style:name="T141_29" style:family="text">
      <style:text-properties fo:font-size="10pt" style:font-size-asian="10pt" style:font-size-complex="10pt"/>
    </style:style>
    <style:style style:name="T141_30" style:family="text">
      <style:text-properties fo:font-size="10pt" style:font-size-asian="10pt" style:font-size-complex="10pt"/>
    </style:style>
    <style:style style:name="T141_31" style:family="text">
      <style:text-properties fo:font-size="10pt" style:font-size-asian="10pt" style:font-size-complex="10pt"/>
    </style:style>
    <style:style style:name="T141_32" style:family="text">
      <style:text-properties fo:font-size="10pt" style:font-size-asian="10pt" style:font-size-complex="10pt"/>
    </style:style>
    <style:style style:name="T141_33" style:family="text">
      <style:text-properties fo:font-size="10pt" style:font-size-asian="10pt" style:font-size-complex="10pt"/>
    </style:style>
    <style:style style:name="T141_34" style:family="text">
      <style:text-properties fo:font-size="10pt" style:font-size-asian="10pt" style:font-size-complex="10pt"/>
    </style:style>
    <style:style style:name="T141_35" style:family="text">
      <style:text-properties fo:font-size="10pt" style:font-size-asian="10pt" style:font-size-complex="10pt"/>
    </style:style>
    <style:style style:name="T141_36" style:family="text">
      <style:text-properties fo:font-size="10pt" style:font-size-asian="10pt" style:font-size-complex="10pt"/>
    </style:style>
    <style:style style:name="T141_37" style:family="text">
      <style:text-properties fo:font-size="10pt" style:font-size-asian="10pt" style:font-size-complex="10pt"/>
    </style:style>
    <style:style style:name="T141_38" style:family="text">
      <style:text-properties fo:font-size="10pt" style:font-size-asian="10pt" style:font-size-complex="10pt"/>
    </style:style>
    <style:style style:name="P14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42_1" style:family="text">
      <style:text-properties fo:font-size="10pt" style:font-size-asian="10pt" style:font-size-complex="10pt"/>
    </style:style>
    <style:style style:name="T142_2" style:family="text">
      <style:text-properties fo:font-size="10pt" style:font-size-asian="10pt" style:font-size-complex="10pt"/>
    </style:style>
    <style:style style:name="T142_3" style:family="text">
      <style:text-properties fo:font-size="10pt" style:font-size-asian="10pt" style:font-size-complex="10pt"/>
    </style:style>
    <style:style style:name="P14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43_1" style:family="text">
      <style:text-properties fo:font-size="10pt" style:font-size-asian="10pt" style:font-size-complex="10pt"/>
    </style:style>
    <style:style style:name="T143_2" style:family="text">
      <style:text-properties fo:font-size="10pt" style:font-size-asian="10pt" style:font-size-complex="10pt"/>
    </style:style>
    <style:style style:name="T143_3" style:family="text">
      <style:text-properties fo:font-size="10pt" style:font-size-asian="10pt" style:font-size-complex="10pt"/>
    </style:style>
    <style:style style:name="T143_4" style:family="text">
      <style:text-properties fo:font-size="10pt" style:font-size-asian="10pt" style:font-size-complex="10pt"/>
    </style:style>
    <style:style style:name="T143_5" style:family="text">
      <style:text-properties fo:font-size="10pt" style:font-size-asian="10pt" style:font-size-complex="10pt"/>
    </style:style>
    <style:style style:name="T143_6" style:family="text">
      <style:text-properties fo:font-size="10pt" style:font-size-asian="10pt" style:font-size-complex="10pt"/>
    </style:style>
    <style:style style:name="T143_7" style:family="text">
      <style:text-properties fo:font-size="10pt" style:font-size-asian="10pt" style:font-size-complex="10pt"/>
    </style:style>
    <style:style style:name="T143_8" style:family="text">
      <style:text-properties fo:font-size="10pt" style:font-size-asian="10pt" style:font-size-complex="10pt"/>
    </style:style>
    <style:style style:name="T143_9" style:family="text">
      <style:text-properties fo:font-size="10pt" style:font-size-asian="10pt" style:font-size-complex="10pt"/>
    </style:style>
    <style:style style:name="T143_10" style:family="text">
      <style:text-properties fo:font-size="10pt" style:font-size-asian="10pt" style:font-size-complex="10pt"/>
    </style:style>
    <style:style style:name="T143_11" style:family="text">
      <style:text-properties fo:font-size="10pt" style:font-size-asian="10pt" style:font-size-complex="10pt"/>
    </style:style>
    <style:style style:name="T143_12" style:family="text">
      <style:text-properties fo:font-size="10pt" style:font-size-asian="10pt" style:font-size-complex="10pt"/>
    </style:style>
    <style:style style:name="T143_13" style:family="text">
      <style:text-properties fo:font-size="10pt" style:font-size-asian="10pt" style:font-size-complex="10pt"/>
    </style:style>
    <style:style style:name="T143_14" style:family="text">
      <style:text-properties fo:font-size="10pt" style:font-size-asian="10pt" style:font-size-complex="10pt"/>
    </style:style>
    <style:style style:name="T143_15" style:family="text">
      <style:text-properties fo:font-size="10pt" style:font-size-asian="10pt" style:font-size-complex="10pt"/>
    </style:style>
    <style:style style:name="T143_16" style:family="text">
      <style:text-properties fo:font-size="10pt" style:font-size-asian="10pt" style:font-size-complex="10pt"/>
    </style:style>
    <style:style style:name="T143_17" style:family="text">
      <style:text-properties fo:font-size="10pt" style:font-size-asian="10pt" style:font-size-complex="10pt"/>
    </style:style>
    <style:style style:name="T143_18" style:family="text">
      <style:text-properties fo:font-size="10pt" style:font-size-asian="10pt" style:font-size-complex="10pt"/>
    </style:style>
    <style:style style:name="T143_19" style:family="text">
      <style:text-properties fo:font-size="10pt" style:font-size-asian="10pt" style:font-size-complex="10pt"/>
    </style:style>
    <style:style style:name="T143_20" style:family="text">
      <style:text-properties fo:font-size="10pt" style:font-size-asian="10pt" style:font-size-complex="10pt"/>
    </style:style>
    <style:style style:name="T143_21" style:family="text">
      <style:text-properties fo:font-size="10pt" style:font-size-asian="10pt" style:font-size-complex="10pt"/>
    </style:style>
    <style:style style:name="T143_22" style:family="text">
      <style:text-properties fo:font-size="10pt" style:font-size-asian="10pt" style:font-size-complex="10pt"/>
    </style:style>
    <style:style style:name="T143_23" style:family="text">
      <style:text-properties fo:font-size="10pt" style:font-size-asian="10pt" style:font-size-complex="10pt"/>
    </style:style>
    <style:style style:name="T143_24" style:family="text">
      <style:text-properties fo:font-size="10pt" style:font-size-asian="10pt" style:font-size-complex="10pt"/>
    </style:style>
    <style:style style:name="T143_25" style:family="text">
      <style:text-properties fo:font-size="10pt" style:font-size-asian="10pt" style:font-size-complex="10pt"/>
    </style:style>
    <style:style style:name="T143_26" style:family="text">
      <style:text-properties fo:font-size="10pt" style:font-size-asian="10pt" style:font-size-complex="10pt"/>
    </style:style>
    <style:style style:name="T143_27" style:family="text">
      <style:text-properties fo:font-size="10pt" style:font-size-asian="10pt" style:font-size-complex="10pt"/>
    </style:style>
    <style:style style:name="T143_28" style:family="text">
      <style:text-properties fo:font-size="10pt" style:font-size-asian="10pt" style:font-size-complex="10pt"/>
    </style:style>
    <style:style style:name="T143_29" style:family="text">
      <style:text-properties fo:font-size="10pt" style:font-size-asian="10pt" style:font-size-complex="10pt"/>
    </style:style>
    <style:style style:name="T143_30" style:family="text">
      <style:text-properties fo:font-size="10pt" style:font-size-asian="10pt" style:font-size-complex="10pt"/>
    </style:style>
    <style:style style:name="T143_31" style:family="text">
      <style:text-properties fo:font-size="10pt" style:font-size-asian="10pt" style:font-size-complex="10pt"/>
    </style:style>
    <style:style style:name="T143_32" style:family="text">
      <style:text-properties fo:font-size="10pt" style:font-size-asian="10pt" style:font-size-complex="10pt"/>
    </style:style>
    <style:style style:name="T143_33" style:family="text">
      <style:text-properties fo:font-size="10pt" style:font-size-asian="10pt" style:font-size-complex="10pt"/>
    </style:style>
    <style:style style:name="T143_34" style:family="text">
      <style:text-properties fo:font-size="10pt" style:font-size-asian="10pt" style:font-size-complex="10pt"/>
    </style:style>
    <style:style style:name="T143_35" style:family="text">
      <style:text-properties fo:font-size="10pt" style:font-size-asian="10pt" style:font-size-complex="10pt"/>
    </style:style>
    <style:style style:name="T143_36" style:family="text">
      <style:text-properties fo:font-size="10pt" style:font-size-asian="10pt" style:font-size-complex="10pt"/>
    </style:style>
    <style:style style:name="T143_37" style:family="text">
      <style:text-properties fo:font-size="10pt" style:font-size-asian="10pt" style:font-size-complex="10pt"/>
    </style:style>
    <style:style style:name="T143_38" style:family="text">
      <style:text-properties fo:font-size="10pt" style:font-size-asian="10pt" style:font-size-complex="10pt"/>
    </style:style>
    <style:style style:name="T143_39" style:family="text">
      <style:text-properties fo:font-size="10pt" style:font-size-asian="10pt" style:font-size-complex="10pt"/>
    </style:style>
    <style:style style:name="T143_40" style:family="text">
      <style:text-properties fo:font-size="10pt" style:font-size-asian="10pt" style:font-size-complex="10pt"/>
    </style:style>
    <style:style style:name="P144" style:family="paragraph" style:parent-style-name="Standard">
      <style:paragraph-properties fo:text-align="left" fo:break-before="auto" fo:line-height="115%" fo:margin-top="0cm" fo:margin-right="0cm" style:writing-mode="lr-tb"/>
      <style:text-properties fo:font-size="10pt" style:font-size-asian="10pt" style:font-size-complex="10pt" fo:font-weight="bold" style:font-weight-asian="bold" style:font-weight-complex="bold"/>
    </style:style>
    <style:style style:name="P145" style:family="paragraph" style:parent-style-name="Standard">
      <style:paragraph-properties fo:text-align="left" fo:break-before="auto" fo:line-height="115%" fo:margin-top="0cm" fo:margin-right="0cm" style:writing-mode="lr-tb"/>
      <style:text-properties fo:font-size="10pt" style:font-size-asian="10pt" style:font-size-complex="10pt" fo:font-weight="bold" style:font-weight-asian="bold" style:font-weight-complex="bold"/>
    </style:style>
    <style:style style:name="P146" style:family="paragraph" style:parent-style-name="Standard">
      <style:paragraph-properties fo:text-align="left" fo:break-before="auto" fo:line-height="115%" fo:margin-top="0cm" fo:margin-right="0cm" style:writing-mode="lr-tb"/>
      <style:text-properties fo:font-size="10pt" style:font-size-asian="10pt" style:font-size-complex="10pt" fo:font-weight="bold" style:font-weight-asian="bold" style:font-weight-complex="bold"/>
    </style:style>
    <style:style style:name="P14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47_1" style:family="text">
      <style:text-properties fo:font-size="10pt" style:font-size-asian="10pt" style:font-size-complex="10pt" fo:font-weight="bold" style:font-weight-asian="bold" style:font-weight-complex="bold"/>
    </style:style>
    <style:style style:name="T147_2" style:family="text">
      <style:text-properties fo:font-size="10pt" style:font-size-asian="10pt" style:font-size-complex="10pt" fo:font-weight="bold" style:font-weight-asian="bold" style:font-weight-complex="bold"/>
    </style:style>
    <style:style style:name="T147_3" style:family="text">
      <style:text-properties fo:font-size="10pt" style:font-size-asian="10pt" style:font-size-complex="10pt" fo:font-weight="bold" style:font-weight-asian="bold" style:font-weight-complex="bold"/>
    </style:style>
    <style:style style:name="P14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48_1" style:family="text">
      <style:text-properties fo:font-size="10pt" style:font-size-asian="10pt" style:font-size-complex="10pt"/>
    </style:style>
    <style:style style:name="T148_2" style:family="text">
      <style:text-properties fo:font-size="10pt" style:font-size-asian="10pt" style:font-size-complex="10pt"/>
    </style:style>
    <style:style style:name="T148_3" style:family="text">
      <style:text-properties fo:font-size="10pt" style:font-size-asian="10pt" style:font-size-complex="10pt"/>
    </style:style>
    <style:style style:name="T148_4" style:family="text">
      <style:text-properties fo:font-size="10pt" style:font-size-asian="10pt" style:font-size-complex="10pt"/>
    </style:style>
    <style:style style:name="T148_5" style:family="text">
      <style:text-properties fo:font-size="10pt" style:font-size-asian="10pt" style:font-size-complex="10pt"/>
    </style:style>
    <style:style style:name="P14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49_1" style:family="text">
      <style:text-properties fo:font-size="10pt" style:font-size-asian="10pt" style:font-size-complex="10pt"/>
    </style:style>
    <style:style style:name="T149_2" style:family="text">
      <style:text-properties fo:font-size="10pt" style:font-size-asian="10pt" style:font-size-complex="10pt"/>
    </style:style>
    <style:style style:name="T149_3" style:family="text">
      <style:text-properties fo:font-size="10pt" style:font-size-asian="10pt" style:font-size-complex="10pt"/>
    </style:style>
    <style:style style:name="T149_4" style:family="text">
      <style:text-properties fo:font-size="10pt" style:font-size-asian="10pt" style:font-size-complex="10pt"/>
    </style:style>
    <style:style style:name="T149_5" style:family="text">
      <style:text-properties fo:font-size="10pt" style:font-size-asian="10pt" style:font-size-complex="10pt"/>
    </style:style>
    <style:style style:name="T149_6" style:family="text">
      <style:text-properties fo:font-size="10pt" style:font-size-asian="10pt" style:font-size-complex="10pt"/>
    </style:style>
    <style:style style:name="T149_7" style:family="text">
      <style:text-properties fo:font-size="10pt" style:font-size-asian="10pt" style:font-size-complex="10pt"/>
    </style:style>
    <style:style style:name="T149_8" style:family="text">
      <style:text-properties fo:font-size="10pt" style:font-size-asian="10pt" style:font-size-complex="10pt"/>
    </style:style>
    <style:style style:name="T149_9" style:family="text">
      <style:text-properties fo:font-size="10pt" style:font-size-asian="10pt" style:font-size-complex="10pt"/>
    </style:style>
    <style:style style:name="T149_10" style:family="text">
      <style:text-properties fo:font-size="10pt" style:font-size-asian="10pt" style:font-size-complex="10pt"/>
    </style:style>
    <style:style style:name="T149_11" style:family="text">
      <style:text-properties fo:font-size="10pt" style:font-size-asian="10pt" style:font-size-complex="10pt"/>
    </style:style>
    <style:style style:name="T149_12" style:family="text">
      <style:text-properties fo:font-size="10pt" style:font-size-asian="10pt" style:font-size-complex="10pt"/>
    </style:style>
    <style:style style:name="T149_13" style:family="text">
      <style:text-properties fo:font-size="10pt" style:font-size-asian="10pt" style:font-size-complex="10pt"/>
    </style:style>
    <style:style style:name="T149_14" style:family="text">
      <style:text-properties fo:font-size="10pt" style:font-size-asian="10pt" style:font-size-complex="10pt"/>
    </style:style>
    <style:style style:name="T149_15" style:family="text">
      <style:text-properties fo:font-size="10pt" style:font-size-asian="10pt" style:font-size-complex="10pt"/>
    </style:style>
    <style:style style:name="T149_16" style:family="text">
      <style:text-properties fo:font-size="10pt" style:font-size-asian="10pt" style:font-size-complex="10pt"/>
    </style:style>
    <style:style style:name="T149_17" style:family="text">
      <style:text-properties fo:font-size="10pt" style:font-size-asian="10pt" style:font-size-complex="10pt"/>
    </style:style>
    <style:style style:name="T149_18" style:family="text">
      <style:text-properties fo:font-size="10pt" style:font-size-asian="10pt" style:font-size-complex="10pt"/>
    </style:style>
    <style:style style:name="T149_19" style:family="text">
      <style:text-properties fo:font-size="10pt" style:font-size-asian="10pt" style:font-size-complex="10pt"/>
    </style:style>
    <style:style style:name="T149_20" style:family="text">
      <style:text-properties fo:font-size="10pt" style:font-size-asian="10pt" style:font-size-complex="10pt"/>
    </style:style>
    <style:style style:name="T149_21" style:family="text">
      <style:text-properties fo:font-size="10pt" style:font-size-asian="10pt" style:font-size-complex="10pt"/>
    </style:style>
    <style:style style:name="T149_22" style:family="text">
      <style:text-properties fo:font-size="10pt" style:font-size-asian="10pt" style:font-size-complex="10pt"/>
    </style:style>
    <style:style style:name="T149_23" style:family="text">
      <style:text-properties fo:font-size="10pt" style:font-size-asian="10pt" style:font-size-complex="10pt"/>
    </style:style>
    <style:style style:name="T149_24" style:family="text">
      <style:text-properties fo:font-size="10pt" style:font-size-asian="10pt" style:font-size-complex="10pt"/>
    </style:style>
    <style:style style:name="T149_25" style:family="text">
      <style:text-properties fo:font-size="10pt" style:font-size-asian="10pt" style:font-size-complex="10pt"/>
    </style:style>
    <style:style style:name="T149_26" style:family="text">
      <style:text-properties fo:font-size="10pt" style:font-size-asian="10pt" style:font-size-complex="10pt"/>
    </style:style>
    <style:style style:name="T149_27" style:family="text">
      <style:text-properties fo:font-size="10pt" style:font-size-asian="10pt" style:font-size-complex="10pt"/>
    </style:style>
    <style:style style:name="T149_28" style:family="text">
      <style:text-properties fo:font-size="10pt" style:font-size-asian="10pt" style:font-size-complex="10pt"/>
    </style:style>
    <style:style style:name="T149_29" style:family="text">
      <style:text-properties fo:font-size="10pt" style:font-size-asian="10pt" style:font-size-complex="10pt"/>
    </style:style>
    <style:style style:name="T149_30" style:family="text">
      <style:text-properties fo:font-size="10pt" style:font-size-asian="10pt" style:font-size-complex="10pt"/>
    </style:style>
    <style:style style:name="T149_31" style:family="text">
      <style:text-properties fo:font-size="10pt" style:font-size-asian="10pt" style:font-size-complex="10pt"/>
    </style:style>
    <style:style style:name="T149_32" style:family="text">
      <style:text-properties fo:font-size="10pt" style:font-size-asian="10pt" style:font-size-complex="10pt"/>
    </style:style>
    <style:style style:name="T149_33" style:family="text">
      <style:text-properties fo:font-size="10pt" style:font-size-asian="10pt" style:font-size-complex="10pt"/>
    </style:style>
    <style:style style:name="T149_34" style:family="text">
      <style:text-properties fo:font-size="10pt" style:font-size-asian="10pt" style:font-size-complex="10pt"/>
    </style:style>
    <style:style style:name="T149_35" style:family="text">
      <style:text-properties fo:font-size="10pt" style:font-size-asian="10pt" style:font-size-complex="10pt"/>
    </style:style>
    <style:style style:name="T149_36" style:family="text">
      <style:text-properties fo:font-size="10pt" style:font-size-asian="10pt" style:font-size-complex="10pt"/>
    </style:style>
    <style:style style:name="T149_37" style:family="text">
      <style:text-properties fo:font-size="10pt" style:font-size-asian="10pt" style:font-size-complex="10pt"/>
    </style:style>
    <style:style style:name="T149_38" style:family="text">
      <style:text-properties fo:font-size="10pt" style:font-size-asian="10pt" style:font-size-complex="10pt"/>
    </style:style>
    <style:style style:name="T149_39" style:family="text">
      <style:text-properties fo:font-size="10pt" style:font-size-asian="10pt" style:font-size-complex="10pt"/>
    </style:style>
    <style:style style:name="T149_40" style:family="text">
      <style:text-properties fo:font-size="10pt" style:font-size-asian="10pt" style:font-size-complex="10pt"/>
    </style:style>
    <style:style style:name="T149_41" style:family="text">
      <style:text-properties fo:font-size="10pt" style:font-size-asian="10pt" style:font-size-complex="10pt"/>
    </style:style>
    <style:style style:name="T149_42" style:family="text">
      <style:text-properties fo:font-size="10pt" style:font-size-asian="10pt" style:font-size-complex="10pt"/>
    </style:style>
    <style:style style:name="T149_43" style:family="text">
      <style:text-properties fo:font-size="10pt" style:font-size-asian="10pt" style:font-size-complex="10pt"/>
    </style:style>
    <style:style style:name="T149_44" style:family="text">
      <style:text-properties fo:font-size="10pt" style:font-size-asian="10pt" style:font-size-complex="10pt"/>
    </style:style>
    <style:style style:name="T149_45" style:family="text">
      <style:text-properties fo:font-size="10pt" style:font-size-asian="10pt" style:font-size-complex="10pt"/>
    </style:style>
    <style:style style:name="T149_46" style:family="text">
      <style:text-properties fo:font-size="10pt" style:font-size-asian="10pt" style:font-size-complex="10pt"/>
    </style:style>
    <style:style style:name="T149_47" style:family="text">
      <style:text-properties fo:font-size="10pt" style:font-size-asian="10pt" style:font-size-complex="10pt"/>
    </style:style>
    <style:style style:name="T149_48" style:family="text">
      <style:text-properties fo:font-size="10pt" style:font-size-asian="10pt" style:font-size-complex="10pt"/>
    </style:style>
    <style:style style:name="T149_49" style:family="text">
      <style:text-properties fo:font-size="10pt" style:font-size-asian="10pt" style:font-size-complex="10pt"/>
    </style:style>
    <style:style style:name="T149_50" style:family="text">
      <style:text-properties fo:font-size="10pt" style:font-size-asian="10pt" style:font-size-complex="10pt"/>
    </style:style>
    <style:style style:name="T149_51" style:family="text">
      <style:text-properties fo:font-size="10pt" style:font-size-asian="10pt" style:font-size-complex="10pt"/>
    </style:style>
    <style:style style:name="T149_52" style:family="text">
      <style:text-properties fo:font-size="10pt" style:font-size-asian="10pt" style:font-size-complex="10pt"/>
    </style:style>
    <style:style style:name="T149_53" style:family="text">
      <style:text-properties fo:font-size="10pt" style:font-size-asian="10pt" style:font-size-complex="10pt"/>
    </style:style>
    <style:style style:name="T149_54" style:family="text">
      <style:text-properties fo:font-size="10pt" style:font-size-asian="10pt" style:font-size-complex="10pt"/>
    </style:style>
    <style:style style:name="T149_55" style:family="text">
      <style:text-properties fo:font-size="10pt" style:font-size-asian="10pt" style:font-size-complex="10pt"/>
    </style:style>
    <style:style style:name="T149_56" style:family="text">
      <style:text-properties fo:font-size="10pt" style:font-size-asian="10pt" style:font-size-complex="10pt"/>
    </style:style>
    <style:style style:name="P15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50_1" style:family="text">
      <style:text-properties fo:font-size="10pt" style:font-size-asian="10pt" style:font-size-complex="10pt"/>
    </style:style>
    <style:style style:name="T150_2" style:family="text">
      <style:text-properties fo:font-size="10pt" style:font-size-asian="10pt" style:font-size-complex="10pt"/>
    </style:style>
    <style:style style:name="T150_3" style:family="text">
      <style:text-properties fo:font-size="10pt" style:font-size-asian="10pt" style:font-size-complex="10pt"/>
    </style:style>
    <style:style style:name="T150_4" style:family="text">
      <style:text-properties fo:font-size="10pt" style:font-size-asian="10pt" style:font-size-complex="10pt"/>
    </style:style>
    <style:style style:name="T150_5" style:family="text">
      <style:text-properties fo:font-size="10pt" style:font-size-asian="10pt" style:font-size-complex="10pt"/>
    </style:style>
    <style:style style:name="T150_6" style:family="text">
      <style:text-properties fo:font-size="10pt" style:font-size-asian="10pt" style:font-size-complex="10pt"/>
    </style:style>
    <style:style style:name="T150_7" style:family="text">
      <style:text-properties fo:font-size="10pt" style:font-size-asian="10pt" style:font-size-complex="10pt"/>
    </style:style>
    <style:style style:name="T150_8" style:family="text">
      <style:text-properties fo:font-size="10pt" style:font-size-asian="10pt" style:font-size-complex="10pt"/>
    </style:style>
    <style:style style:name="T150_9" style:family="text">
      <style:text-properties fo:font-size="10pt" style:font-size-asian="10pt" style:font-size-complex="10pt"/>
    </style:style>
    <style:style style:name="T150_10" style:family="text">
      <style:text-properties fo:font-size="10pt" style:font-size-asian="10pt" style:font-size-complex="10pt"/>
    </style:style>
    <style:style style:name="T150_11" style:family="text">
      <style:text-properties fo:font-size="10pt" style:font-size-asian="10pt" style:font-size-complex="10pt"/>
    </style:style>
    <style:style style:name="T150_12" style:family="text">
      <style:text-properties fo:font-size="10pt" style:font-size-asian="10pt" style:font-size-complex="10pt"/>
    </style:style>
    <style:style style:name="T150_13" style:family="text">
      <style:text-properties fo:font-size="10pt" style:font-size-asian="10pt" style:font-size-complex="10pt"/>
    </style:style>
    <style:style style:name="T150_14" style:family="text">
      <style:text-properties fo:font-size="10pt" style:font-size-asian="10pt" style:font-size-complex="10pt"/>
    </style:style>
    <style:style style:name="T150_15" style:family="text">
      <style:text-properties fo:font-size="10pt" style:font-size-asian="10pt" style:font-size-complex="10pt"/>
    </style:style>
    <style:style style:name="P15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51_1" style:family="text">
      <style:text-properties fo:font-size="10pt" style:font-size-asian="10pt" style:font-size-complex="10pt"/>
    </style:style>
    <style:style style:name="T151_2" style:family="text">
      <style:text-properties fo:font-size="10pt" style:font-size-asian="10pt" style:font-size-complex="10pt"/>
    </style:style>
    <style:style style:name="T151_3" style:family="text">
      <style:text-properties fo:font-size="10pt" style:font-size-asian="10pt" style:font-size-complex="10pt"/>
    </style:style>
    <style:style style:name="T151_4" style:family="text">
      <style:text-properties fo:font-size="10pt" style:font-size-asian="10pt" style:font-size-complex="10pt"/>
    </style:style>
    <style:style style:name="T151_5" style:family="text">
      <style:text-properties fo:font-size="10pt" style:font-size-asian="10pt" style:font-size-complex="10pt"/>
    </style:style>
    <style:style style:name="T151_6" style:family="text">
      <style:text-properties fo:font-size="10pt" style:font-size-asian="10pt" style:font-size-complex="10pt"/>
    </style:style>
    <style:style style:name="T151_7" style:family="text">
      <style:text-properties fo:font-size="10pt" style:font-size-asian="10pt" style:font-size-complex="10pt"/>
    </style:style>
    <style:style style:name="T151_8" style:family="text">
      <style:text-properties fo:font-size="10pt" style:font-size-asian="10pt" style:font-size-complex="10pt"/>
    </style:style>
    <style:style style:name="T151_9" style:family="text">
      <style:text-properties fo:font-size="10pt" style:font-size-asian="10pt" style:font-size-complex="10pt"/>
    </style:style>
    <style:style style:name="T151_10" style:family="text">
      <style:text-properties fo:font-size="10pt" style:font-size-asian="10pt" style:font-size-complex="10pt"/>
    </style:style>
    <style:style style:name="T151_11" style:family="text">
      <style:text-properties fo:font-size="10pt" style:font-size-asian="10pt" style:font-size-complex="10pt"/>
    </style:style>
    <style:style style:name="T151_12" style:family="text">
      <style:text-properties fo:font-size="10pt" style:font-size-asian="10pt" style:font-size-complex="10pt"/>
    </style:style>
    <style:style style:name="T151_13" style:family="text">
      <style:text-properties fo:font-size="10pt" style:font-size-asian="10pt" style:font-size-complex="10pt"/>
    </style:style>
    <style:style style:name="T151_14" style:family="text">
      <style:text-properties fo:font-size="10pt" style:font-size-asian="10pt" style:font-size-complex="10pt"/>
    </style:style>
    <style:style style:name="T151_15" style:family="text">
      <style:text-properties fo:font-size="10pt" style:font-size-asian="10pt" style:font-size-complex="10pt"/>
    </style:style>
    <style:style style:name="T151_16" style:family="text">
      <style:text-properties fo:font-size="10pt" style:font-size-asian="10pt" style:font-size-complex="10pt"/>
    </style:style>
    <style:style style:name="T151_17" style:family="text">
      <style:text-properties fo:font-size="10pt" style:font-size-asian="10pt" style:font-size-complex="10pt"/>
    </style:style>
    <style:style style:name="T151_18" style:family="text">
      <style:text-properties fo:font-size="10pt" style:font-size-asian="10pt" style:font-size-complex="10pt"/>
    </style:style>
    <style:style style:name="T151_19" style:family="text">
      <style:text-properties fo:font-size="10pt" style:font-size-asian="10pt" style:font-size-complex="10pt"/>
    </style:style>
    <style:style style:name="T151_20" style:family="text">
      <style:text-properties fo:font-size="10pt" style:font-size-asian="10pt" style:font-size-complex="10pt"/>
    </style:style>
    <style:style style:name="T151_21" style:family="text">
      <style:text-properties fo:font-size="10pt" style:font-size-asian="10pt" style:font-size-complex="10pt"/>
    </style:style>
    <style:style style:name="T151_22" style:family="text">
      <style:text-properties fo:font-size="10pt" style:font-size-asian="10pt" style:font-size-complex="10pt"/>
    </style:style>
    <style:style style:name="T151_23" style:family="text">
      <style:text-properties fo:font-size="10pt" style:font-size-asian="10pt" style:font-size-complex="10pt"/>
    </style:style>
    <style:style style:name="T151_24" style:family="text">
      <style:text-properties fo:font-size="10pt" style:font-size-asian="10pt" style:font-size-complex="10pt"/>
    </style:style>
    <style:style style:name="T151_25" style:family="text">
      <style:text-properties fo:font-size="10pt" style:font-size-asian="10pt" style:font-size-complex="10pt"/>
    </style:style>
    <style:style style:name="T151_26" style:family="text">
      <style:text-properties fo:font-size="10pt" style:font-size-asian="10pt" style:font-size-complex="10pt"/>
    </style:style>
    <style:style style:name="T151_27" style:family="text">
      <style:text-properties fo:font-size="10pt" style:font-size-asian="10pt" style:font-size-complex="10pt"/>
    </style:style>
    <style:style style:name="T151_28" style:family="text">
      <style:text-properties fo:font-size="10pt" style:font-size-asian="10pt" style:font-size-complex="10pt"/>
    </style:style>
    <style:style style:name="T151_29" style:family="text">
      <style:text-properties fo:font-size="10pt" style:font-size-asian="10pt" style:font-size-complex="10pt"/>
    </style:style>
    <style:style style:name="T151_30" style:family="text">
      <style:text-properties fo:font-size="10pt" style:font-size-asian="10pt" style:font-size-complex="10pt"/>
    </style:style>
    <style:style style:name="T151_31" style:family="text">
      <style:text-properties fo:font-size="10pt" style:font-size-asian="10pt" style:font-size-complex="10pt"/>
    </style:style>
    <style:style style:name="T151_32" style:family="text">
      <style:text-properties fo:font-size="10pt" style:font-size-asian="10pt" style:font-size-complex="10pt"/>
    </style:style>
    <style:style style:name="T151_33" style:family="text">
      <style:text-properties fo:font-size="10pt" style:font-size-asian="10pt" style:font-size-complex="10pt"/>
    </style:style>
    <style:style style:name="T151_34" style:family="text">
      <style:text-properties fo:font-size="10pt" style:font-size-asian="10pt" style:font-size-complex="10pt"/>
    </style:style>
    <style:style style:name="T151_35" style:family="text">
      <style:text-properties fo:font-size="10pt" style:font-size-asian="10pt" style:font-size-complex="10pt"/>
    </style:style>
    <style:style style:name="T151_36" style:family="text">
      <style:text-properties fo:font-size="10pt" style:font-size-asian="10pt" style:font-size-complex="10pt"/>
    </style:style>
    <style:style style:name="T151_37" style:family="text">
      <style:text-properties fo:font-size="10pt" style:font-size-asian="10pt" style:font-size-complex="10pt"/>
    </style:style>
    <style:style style:name="T151_38" style:family="text">
      <style:text-properties fo:font-size="10pt" style:font-size-asian="10pt" style:font-size-complex="10pt"/>
    </style:style>
    <style:style style:name="T151_39" style:family="text">
      <style:text-properties fo:font-size="10pt" style:font-size-asian="10pt" style:font-size-complex="10pt"/>
    </style:style>
    <style:style style:name="T151_40" style:family="text">
      <style:text-properties fo:font-size="10pt" style:font-size-asian="10pt" style:font-size-complex="10pt"/>
    </style:style>
    <style:style style:name="P15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52_1" style:family="text">
      <style:text-properties fo:font-size="10pt" style:font-size-asian="10pt" style:font-size-complex="10pt"/>
    </style:style>
    <style:style style:name="T152_2" style:family="text">
      <style:text-properties fo:font-size="10pt" style:font-size-asian="10pt" style:font-size-complex="10pt"/>
    </style:style>
    <style:style style:name="T152_3" style:family="text">
      <style:text-properties fo:font-size="10pt" style:font-size-asian="10pt" style:font-size-complex="10pt"/>
    </style:style>
    <style:style style:name="T152_4" style:family="text">
      <style:text-properties fo:font-size="10pt" style:font-size-asian="10pt" style:font-size-complex="10pt"/>
    </style:style>
    <style:style style:name="T152_5" style:family="text">
      <style:text-properties fo:font-size="10pt" style:font-size-asian="10pt" style:font-size-complex="10pt"/>
    </style:style>
    <style:style style:name="T152_6" style:family="text">
      <style:text-properties fo:font-size="10pt" style:font-size-asian="10pt" style:font-size-complex="10pt"/>
    </style:style>
    <style:style style:name="T152_7" style:family="text">
      <style:text-properties fo:font-size="10pt" style:font-size-asian="10pt" style:font-size-complex="10pt"/>
    </style:style>
    <style:style style:name="T152_8" style:family="text">
      <style:text-properties fo:font-size="10pt" style:font-size-asian="10pt" style:font-size-complex="10pt"/>
    </style:style>
    <style:style style:name="P15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53_1" style:family="text">
      <style:text-properties fo:font-size="10pt" style:font-size-asian="10pt" style:font-size-complex="10pt"/>
    </style:style>
    <style:style style:name="T153_2" style:family="text">
      <style:text-properties fo:font-size="10pt" style:font-size-asian="10pt" style:font-size-complex="10pt"/>
    </style:style>
    <style:style style:name="T153_3" style:family="text">
      <style:text-properties fo:font-size="10pt" style:font-size-asian="10pt" style:font-size-complex="10pt"/>
    </style:style>
    <style:style style:name="T153_4" style:family="text">
      <style:text-properties fo:font-size="10pt" style:font-size-asian="10pt" style:font-size-complex="10pt"/>
    </style:style>
    <style:style style:name="T153_5" style:family="text">
      <style:text-properties fo:font-size="10pt" style:font-size-asian="10pt" style:font-size-complex="10pt"/>
    </style:style>
    <style:style style:name="T153_6" style:family="text">
      <style:text-properties fo:font-size="10pt" style:font-size-asian="10pt" style:font-size-complex="10pt"/>
    </style:style>
    <style:style style:name="T153_7" style:family="text">
      <style:text-properties fo:font-size="10pt" style:font-size-asian="10pt" style:font-size-complex="10pt"/>
    </style:style>
    <style:style style:name="T153_8" style:family="text">
      <style:text-properties fo:font-size="10pt" style:font-size-asian="10pt" style:font-size-complex="10pt"/>
    </style:style>
    <style:style style:name="T153_9" style:family="text">
      <style:text-properties fo:font-size="10pt" style:font-size-asian="10pt" style:font-size-complex="10pt"/>
    </style:style>
    <style:style style:name="T153_10" style:family="text">
      <style:text-properties fo:font-size="10pt" style:font-size-asian="10pt" style:font-size-complex="10pt"/>
    </style:style>
    <style:style style:name="T153_11" style:family="text">
      <style:text-properties fo:font-size="10pt" style:font-size-asian="10pt" style:font-size-complex="10pt"/>
    </style:style>
    <style:style style:name="T153_12" style:family="text">
      <style:text-properties fo:font-size="10pt" style:font-size-asian="10pt" style:font-size-complex="10pt"/>
    </style:style>
    <style:style style:name="T153_13" style:family="text">
      <style:text-properties fo:font-size="10pt" style:font-size-asian="10pt" style:font-size-complex="10pt"/>
    </style:style>
    <style:style style:name="T153_14" style:family="text">
      <style:text-properties fo:font-size="10pt" style:font-size-asian="10pt" style:font-size-complex="10pt"/>
    </style:style>
    <style:style style:name="T153_15" style:family="text">
      <style:text-properties fo:font-size="10pt" style:font-size-asian="10pt" style:font-size-complex="10pt"/>
    </style:style>
    <style:style style:name="T153_16" style:family="text">
      <style:text-properties fo:font-size="10pt" style:font-size-asian="10pt" style:font-size-complex="10pt"/>
    </style:style>
    <style:style style:name="T153_17" style:family="text">
      <style:text-properties fo:font-size="10pt" style:font-size-asian="10pt" style:font-size-complex="10pt"/>
    </style:style>
    <style:style style:name="T153_18" style:family="text">
      <style:text-properties fo:font-size="10pt" style:font-size-asian="10pt" style:font-size-complex="10pt"/>
    </style:style>
    <style:style style:name="T153_19" style:family="text">
      <style:text-properties fo:font-size="10pt" style:font-size-asian="10pt" style:font-size-complex="10pt"/>
    </style:style>
    <style:style style:name="T153_20" style:family="text">
      <style:text-properties fo:font-size="10pt" style:font-size-asian="10pt" style:font-size-complex="10pt"/>
    </style:style>
    <style:style style:name="T153_21" style:family="text">
      <style:text-properties fo:font-size="10pt" style:font-size-asian="10pt" style:font-size-complex="10pt"/>
    </style:style>
    <style:style style:name="T153_22" style:family="text">
      <style:text-properties fo:font-size="10pt" style:font-size-asian="10pt" style:font-size-complex="10pt"/>
    </style:style>
    <style:style style:name="T153_23" style:family="text">
      <style:text-properties fo:font-size="10pt" style:font-size-asian="10pt" style:font-size-complex="10pt"/>
    </style:style>
    <style:style style:name="T153_24" style:family="text">
      <style:text-properties fo:font-size="10pt" style:font-size-asian="10pt" style:font-size-complex="10pt"/>
    </style:style>
    <style:style style:name="T153_25" style:family="text">
      <style:text-properties fo:font-size="10pt" style:font-size-asian="10pt" style:font-size-complex="10pt"/>
    </style:style>
    <style:style style:name="T153_26" style:family="text">
      <style:text-properties fo:font-size="10pt" style:font-size-asian="10pt" style:font-size-complex="10pt"/>
    </style:style>
    <style:style style:name="T153_27" style:family="text">
      <style:text-properties fo:font-size="10pt" style:font-size-asian="10pt" style:font-size-complex="10pt"/>
    </style:style>
    <style:style style:name="T153_28" style:family="text">
      <style:text-properties fo:font-size="10pt" style:font-size-asian="10pt" style:font-size-complex="10pt"/>
    </style:style>
    <style:style style:name="T153_29" style:family="text">
      <style:text-properties fo:font-size="10pt" style:font-size-asian="10pt" style:font-size-complex="10pt"/>
    </style:style>
    <style:style style:name="T153_30" style:family="text">
      <style:text-properties fo:font-size="10pt" style:font-size-asian="10pt" style:font-size-complex="10pt"/>
    </style:style>
    <style:style style:name="T153_31" style:family="text">
      <style:text-properties fo:font-size="10pt" style:font-size-asian="10pt" style:font-size-complex="10pt"/>
    </style:style>
    <style:style style:name="T153_32" style:family="text">
      <style:text-properties fo:font-size="10pt" style:font-size-asian="10pt" style:font-size-complex="10pt"/>
    </style:style>
    <style:style style:name="T153_33" style:family="text">
      <style:text-properties fo:font-size="10pt" style:font-size-asian="10pt" style:font-size-complex="10pt"/>
    </style:style>
    <style:style style:name="T153_34" style:family="text">
      <style:text-properties fo:font-size="10pt" style:font-size-asian="10pt" style:font-size-complex="10pt"/>
    </style:style>
    <style:style style:name="T153_35" style:family="text">
      <style:text-properties fo:font-size="10pt" style:font-size-asian="10pt" style:font-size-complex="10pt"/>
    </style:style>
    <style:style style:name="T153_36" style:family="text">
      <style:text-properties fo:font-size="10pt" style:font-size-asian="10pt" style:font-size-complex="10pt"/>
    </style:style>
    <style:style style:name="T153_37" style:family="text">
      <style:text-properties fo:font-size="10pt" style:font-size-asian="10pt" style:font-size-complex="10pt"/>
    </style:style>
    <style:style style:name="T153_38" style:family="text">
      <style:text-properties fo:font-size="10pt" style:font-size-asian="10pt" style:font-size-complex="10pt"/>
    </style:style>
    <style:style style:name="T153_39" style:family="text">
      <style:text-properties fo:font-size="10pt" style:font-size-asian="10pt" style:font-size-complex="10pt"/>
    </style:style>
    <style:style style:name="T153_40" style:family="text">
      <style:text-properties fo:font-size="10pt" style:font-size-asian="10pt" style:font-size-complex="10pt"/>
    </style:style>
    <style:style style:name="T153_41" style:family="text">
      <style:text-properties fo:font-size="10pt" style:font-size-asian="10pt" style:font-size-complex="10pt"/>
    </style:style>
    <style:style style:name="T153_42" style:family="text">
      <style:text-properties fo:font-size="10pt" style:font-size-asian="10pt" style:font-size-complex="10pt"/>
    </style:style>
    <style:style style:name="T153_43" style:family="text">
      <style:text-properties fo:font-size="10pt" style:font-size-asian="10pt" style:font-size-complex="10pt"/>
    </style:style>
    <style:style style:name="T153_44" style:family="text">
      <style:text-properties fo:font-size="10pt" style:font-size-asian="10pt" style:font-size-complex="10pt"/>
    </style:style>
    <style:style style:name="T153_45" style:family="text">
      <style:text-properties fo:font-size="10pt" style:font-size-asian="10pt" style:font-size-complex="10pt"/>
    </style:style>
    <style:style style:name="T153_46" style:family="text">
      <style:text-properties fo:font-size="10pt" style:font-size-asian="10pt" style:font-size-complex="10pt"/>
    </style:style>
    <style:style style:name="T153_47" style:family="text">
      <style:text-properties fo:font-size="10pt" style:font-size-asian="10pt" style:font-size-complex="10pt"/>
    </style:style>
    <style:style style:name="T153_48" style:family="text">
      <style:text-properties fo:font-size="10pt" style:font-size-asian="10pt" style:font-size-complex="10pt"/>
    </style:style>
    <style:style style:name="T153_49" style:family="text">
      <style:text-properties fo:font-size="10pt" style:font-size-asian="10pt" style:font-size-complex="10pt"/>
    </style:style>
    <style:style style:name="T153_50" style:family="text">
      <style:text-properties fo:font-size="10pt" style:font-size-asian="10pt" style:font-size-complex="10pt"/>
    </style:style>
    <style:style style:name="T153_51" style:family="text">
      <style:text-properties fo:font-size="10pt" style:font-size-asian="10pt" style:font-size-complex="10pt"/>
    </style:style>
    <style:style style:name="T153_52" style:family="text">
      <style:text-properties fo:font-size="10pt" style:font-size-asian="10pt" style:font-size-complex="10pt"/>
    </style:style>
    <style:style style:name="T153_53" style:family="text">
      <style:text-properties fo:font-size="10pt" style:font-size-asian="10pt" style:font-size-complex="10pt"/>
    </style:style>
    <style:style style:name="T153_54" style:family="text">
      <style:text-properties fo:font-size="10pt" style:font-size-asian="10pt" style:font-size-complex="10pt"/>
    </style:style>
    <style:style style:name="T153_55" style:family="text">
      <style:text-properties fo:font-size="10pt" style:font-size-asian="10pt" style:font-size-complex="10pt"/>
    </style:style>
    <style:style style:name="P15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54_1" style:family="text">
      <style:text-properties fo:font-size="10pt" style:font-size-asian="10pt" style:font-size-complex="10pt" fo:font-weight="bold" style:font-weight-asian="bold" style:font-weight-complex="bold"/>
    </style:style>
    <style:style style:name="T154_2" style:family="text">
      <style:text-properties fo:font-size="10pt" style:font-size-asian="10pt" style:font-size-complex="10pt" fo:font-weight="bold" style:font-weight-asian="bold" style:font-weight-complex="bold"/>
    </style:style>
    <style:style style:name="T154_3" style:family="text">
      <style:text-properties fo:font-size="10pt" style:font-size-asian="10pt" style:font-size-complex="10pt" fo:font-weight="bold" style:font-weight-asian="bold" style:font-weight-complex="bold"/>
    </style:style>
    <style:style style:name="P15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55_1" style:family="text">
      <style:text-properties fo:font-size="10pt" style:font-size-asian="10pt" style:font-size-complex="10pt"/>
    </style:style>
    <style:style style:name="T155_2" style:family="text">
      <style:text-properties fo:font-size="10pt" style:font-size-asian="10pt" style:font-size-complex="10pt"/>
    </style:style>
    <style:style style:name="T155_3" style:family="text">
      <style:text-properties fo:font-size="10pt" style:font-size-asian="10pt" style:font-size-complex="10pt"/>
    </style:style>
    <style:style style:name="T155_4" style:family="text">
      <style:text-properties fo:font-size="10pt" style:font-size-asian="10pt" style:font-size-complex="10pt"/>
    </style:style>
    <style:style style:name="T155_5" style:family="text">
      <style:text-properties fo:font-size="10pt" style:font-size-asian="10pt" style:font-size-complex="10pt"/>
    </style:style>
    <style:style style:name="T155_6" style:family="text">
      <style:text-properties fo:font-size="10pt" style:font-size-asian="10pt" style:font-size-complex="10pt"/>
    </style:style>
    <style:style style:name="T155_7" style:family="text">
      <style:text-properties fo:font-size="10pt" style:font-size-asian="10pt" style:font-size-complex="10pt"/>
    </style:style>
    <style:style style:name="T155_8" style:family="text">
      <style:text-properties fo:font-size="10pt" style:font-size-asian="10pt" style:font-size-complex="10pt"/>
    </style:style>
    <style:style style:name="T155_9" style:family="text">
      <style:text-properties fo:font-size="10pt" style:font-size-asian="10pt" style:font-size-complex="10pt"/>
    </style:style>
    <style:style style:name="T155_10" style:family="text">
      <style:text-properties fo:font-size="10pt" style:font-size-asian="10pt" style:font-size-complex="10pt"/>
    </style:style>
    <style:style style:name="T155_11" style:family="text">
      <style:text-properties fo:font-size="10pt" style:font-size-asian="10pt" style:font-size-complex="10pt"/>
    </style:style>
    <style:style style:name="T155_12" style:family="text">
      <style:text-properties fo:font-size="10pt" style:font-size-asian="10pt" style:font-size-complex="10pt"/>
    </style:style>
    <style:style style:name="T155_13" style:family="text">
      <style:text-properties fo:font-size="10pt" style:font-size-asian="10pt" style:font-size-complex="10pt"/>
    </style:style>
    <style:style style:name="T155_14" style:family="text">
      <style:text-properties fo:font-size="10pt" style:font-size-asian="10pt" style:font-size-complex="10pt"/>
    </style:style>
    <style:style style:name="T155_15" style:family="text">
      <style:text-properties fo:font-size="10pt" style:font-size-asian="10pt" style:font-size-complex="10pt"/>
    </style:style>
    <style:style style:name="T155_16" style:family="text">
      <style:text-properties fo:font-size="10pt" style:font-size-asian="10pt" style:font-size-complex="10pt"/>
    </style:style>
    <style:style style:name="T155_17" style:family="text">
      <style:text-properties fo:font-size="10pt" style:font-size-asian="10pt" style:font-size-complex="10pt"/>
    </style:style>
    <style:style style:name="T155_18" style:family="text">
      <style:text-properties fo:font-size="10pt" style:font-size-asian="10pt" style:font-size-complex="10pt"/>
    </style:style>
    <style:style style:name="T155_19" style:family="text">
      <style:text-properties fo:font-size="10pt" style:font-size-asian="10pt" style:font-size-complex="10pt"/>
    </style:style>
    <style:style style:name="T155_20" style:family="text">
      <style:text-properties fo:font-size="10pt" style:font-size-asian="10pt" style:font-size-complex="10pt"/>
    </style:style>
    <style:style style:name="P15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56_1" style:family="text">
      <style:text-properties fo:font-size="10pt" style:font-size-asian="10pt" style:font-size-complex="10pt"/>
    </style:style>
    <style:style style:name="T156_2" style:family="text">
      <style:text-properties fo:font-size="10pt" style:font-size-asian="10pt" style:font-size-complex="10pt"/>
    </style:style>
    <style:style style:name="T156_3" style:family="text">
      <style:text-properties fo:font-size="10pt" style:font-size-asian="10pt" style:font-size-complex="10pt"/>
    </style:style>
    <style:style style:name="T156_4" style:family="text">
      <style:text-properties fo:font-size="10pt" style:font-size-asian="10pt" style:font-size-complex="10pt"/>
    </style:style>
    <style:style style:name="T156_5" style:family="text">
      <style:text-properties fo:font-size="10pt" style:font-size-asian="10pt" style:font-size-complex="10pt"/>
    </style:style>
    <style:style style:name="T156_6" style:family="text">
      <style:text-properties fo:font-size="10pt" style:font-size-asian="10pt" style:font-size-complex="10pt"/>
    </style:style>
    <style:style style:name="T156_7" style:family="text">
      <style:text-properties fo:font-size="10pt" style:font-size-asian="10pt" style:font-size-complex="10pt"/>
    </style:style>
    <style:style style:name="T156_8" style:family="text">
      <style:text-properties fo:font-size="10pt" style:font-size-asian="10pt" style:font-size-complex="10pt"/>
    </style:style>
    <style:style style:name="T156_9" style:family="text">
      <style:text-properties fo:font-size="10pt" style:font-size-asian="10pt" style:font-size-complex="10pt"/>
    </style:style>
    <style:style style:name="T156_10" style:family="text">
      <style:text-properties fo:font-size="10pt" style:font-size-asian="10pt" style:font-size-complex="10pt"/>
    </style:style>
    <style:style style:name="T156_11" style:family="text">
      <style:text-properties fo:font-size="10pt" style:font-size-asian="10pt" style:font-size-complex="10pt"/>
    </style:style>
    <style:style style:name="T156_12" style:family="text">
      <style:text-properties fo:font-size="10pt" style:font-size-asian="10pt" style:font-size-complex="10pt"/>
    </style:style>
    <style:style style:name="T156_13" style:family="text">
      <style:text-properties fo:font-size="10pt" style:font-size-asian="10pt" style:font-size-complex="10pt"/>
    </style:style>
    <style:style style:name="T156_14" style:family="text">
      <style:text-properties fo:font-size="10pt" style:font-size-asian="10pt" style:font-size-complex="10pt"/>
    </style:style>
    <style:style style:name="T156_15" style:family="text">
      <style:text-properties fo:font-size="10pt" style:font-size-asian="10pt" style:font-size-complex="10pt"/>
    </style:style>
    <style:style style:name="T156_16" style:family="text">
      <style:text-properties fo:font-size="10pt" style:font-size-asian="10pt" style:font-size-complex="10pt"/>
    </style:style>
    <style:style style:name="T156_17" style:family="text">
      <style:text-properties fo:font-size="10pt" style:font-size-asian="10pt" style:font-size-complex="10pt"/>
    </style:style>
    <style:style style:name="T156_18" style:family="text">
      <style:text-properties fo:font-size="10pt" style:font-size-asian="10pt" style:font-size-complex="10pt"/>
    </style:style>
    <style:style style:name="T156_19" style:family="text">
      <style:text-properties fo:font-size="10pt" style:font-size-asian="10pt" style:font-size-complex="10pt"/>
    </style:style>
    <style:style style:name="T156_20" style:family="text">
      <style:text-properties fo:font-size="10pt" style:font-size-asian="10pt" style:font-size-complex="10pt"/>
    </style:style>
    <style:style style:name="T156_21" style:family="text">
      <style:text-properties fo:font-size="10pt" style:font-size-asian="10pt" style:font-size-complex="10pt"/>
    </style:style>
    <style:style style:name="P157" style:family="paragraph" style:parent-style-name="Standard">
      <style:paragraph-properties fo:text-align="left" fo:break-before="auto" fo:line-height="115%" fo:margin-top="0cm" fo:margin-right="0cm" style:writing-mode="lr-tb"/>
      <style:text-properties fo:font-size="10pt" style:font-size-asian="10pt" style:font-size-complex="10pt"/>
    </style:style>
    <style:style style:name="P15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58_1" style:family="text">
      <style:text-properties fo:font-weight="bold" style:font-weight-asian="bold" style:font-weight-complex="bold"/>
    </style:style>
    <style:style style:name="T158_2" style:family="text">
      <style:text-properties fo:font-weight="bold" style:font-weight-asian="bold" style:font-weight-complex="bold"/>
    </style:style>
    <style:style style:name="T158_3" style:family="text">
      <style:text-properties fo:font-weight="bold" style:font-weight-asian="bold" style:font-weight-complex="bold"/>
    </style:style>
    <style:style style:name="P15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59_1" style:family="text">
      <style:text-properties fo:font-size="10pt" style:font-size-asian="10pt" style:font-size-complex="10pt"/>
    </style:style>
    <style:style style:name="T159_2" style:family="text">
      <style:text-properties fo:font-size="10pt" style:font-size-asian="10pt" style:font-size-complex="10pt"/>
    </style:style>
    <style:style style:name="T159_3" style:family="text">
      <style:text-properties fo:font-size="10pt" style:font-size-asian="10pt" style:font-size-complex="10pt"/>
    </style:style>
    <style:style style:name="T159_4" style:family="text">
      <style:text-properties fo:font-size="10pt" style:font-size-asian="10pt" style:font-size-complex="10pt"/>
    </style:style>
    <style:style style:name="T159_5" style:family="text">
      <style:text-properties fo:font-size="10pt" style:font-size-asian="10pt" style:font-size-complex="10pt"/>
    </style:style>
    <style:style style:name="T159_6" style:family="text">
      <style:text-properties fo:font-size="10pt" style:font-size-asian="10pt" style:font-size-complex="10pt"/>
    </style:style>
    <style:style style:name="T159_7" style:family="text">
      <style:text-properties fo:font-size="10pt" style:font-size-asian="10pt" style:font-size-complex="10pt"/>
    </style:style>
    <style:style style:name="T159_8" style:family="text">
      <style:text-properties fo:font-size="10pt" style:font-size-asian="10pt" style:font-size-complex="10pt"/>
    </style:style>
    <style:style style:name="T159_9" style:family="text">
      <style:text-properties fo:font-size="10pt" style:font-size-asian="10pt" style:font-size-complex="10pt"/>
    </style:style>
    <style:style style:name="T159_10" style:family="text">
      <style:text-properties fo:font-size="10pt" style:font-size-asian="10pt" style:font-size-complex="10pt"/>
    </style:style>
    <style:style style:name="T159_11" style:family="text">
      <style:text-properties fo:font-size="10pt" style:font-size-asian="10pt" style:font-size-complex="10pt"/>
    </style:style>
    <style:style style:name="T159_12" style:family="text">
      <style:text-properties fo:font-size="10pt" style:font-size-asian="10pt" style:font-size-complex="10pt"/>
    </style:style>
    <style:style style:name="T159_13" style:family="text">
      <style:text-properties fo:font-size="10pt" style:font-size-asian="10pt" style:font-size-complex="10pt"/>
    </style:style>
    <style:style style:name="T159_14" style:family="text">
      <style:text-properties fo:font-size="10pt" style:font-size-asian="10pt" style:font-size-complex="10pt"/>
    </style:style>
    <style:style style:name="T159_15" style:family="text">
      <style:text-properties fo:font-size="10pt" style:font-size-asian="10pt" style:font-size-complex="10pt"/>
    </style:style>
    <style:style style:name="T159_16" style:family="text">
      <style:text-properties fo:font-size="10pt" style:font-size-asian="10pt" style:font-size-complex="10pt"/>
    </style:style>
    <style:style style:name="T159_17" style:family="text">
      <style:text-properties fo:font-size="10pt" style:font-size-asian="10pt" style:font-size-complex="10pt"/>
    </style:style>
    <style:style style:name="T159_18" style:family="text">
      <style:text-properties fo:font-size="10pt" style:font-size-asian="10pt" style:font-size-complex="10pt"/>
    </style:style>
    <style:style style:name="T159_19" style:family="text">
      <style:text-properties fo:font-size="10pt" style:font-size-asian="10pt" style:font-size-complex="10pt"/>
    </style:style>
    <style:style style:name="T159_20" style:family="text">
      <style:text-properties fo:font-size="10pt" style:font-size-asian="10pt" style:font-size-complex="10pt"/>
    </style:style>
    <style:style style:name="T159_21" style:family="text">
      <style:text-properties fo:font-size="10pt" style:font-size-asian="10pt" style:font-size-complex="10pt"/>
    </style:style>
    <style:style style:name="T159_22" style:family="text">
      <style:text-properties fo:font-size="10pt" style:font-size-asian="10pt" style:font-size-complex="10pt"/>
    </style:style>
    <style:style style:name="T159_23" style:family="text">
      <style:text-properties fo:font-size="10pt" style:font-size-asian="10pt" style:font-size-complex="10pt"/>
    </style:style>
    <style:style style:name="P16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60_1" style:family="text">
      <style:text-properties fo:font-size="10pt" style:font-size-asian="10pt" style:font-size-complex="10pt"/>
    </style:style>
    <style:style style:name="T160_2" style:family="text">
      <style:text-properties fo:font-size="10pt" style:font-size-asian="10pt" style:font-size-complex="10pt"/>
    </style:style>
    <style:style style:name="T160_3" style:family="text">
      <style:text-properties fo:font-size="10pt" style:font-size-asian="10pt" style:font-size-complex="10pt"/>
    </style:style>
    <style:style style:name="T160_4" style:family="text">
      <style:text-properties fo:font-size="10pt" style:font-size-asian="10pt" style:font-size-complex="10pt"/>
    </style:style>
    <style:style style:name="T160_5" style:family="text">
      <style:text-properties fo:font-size="10pt" style:font-size-asian="10pt" style:font-size-complex="10pt"/>
    </style:style>
    <style:style style:name="T160_6" style:family="text">
      <style:text-properties fo:font-size="10pt" style:font-size-asian="10pt" style:font-size-complex="10pt"/>
    </style:style>
    <style:style style:name="T160_7" style:family="text">
      <style:text-properties fo:font-size="10pt" style:font-size-asian="10pt" style:font-size-complex="10pt"/>
    </style:style>
    <style:style style:name="T160_8" style:family="text">
      <style:text-properties fo:font-size="10pt" style:font-size-asian="10pt" style:font-size-complex="10pt"/>
    </style:style>
    <style:style style:name="T160_9" style:family="text">
      <style:text-properties fo:font-size="10pt" style:font-size-asian="10pt" style:font-size-complex="10pt"/>
    </style:style>
    <style:style style:name="P16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61_1" style:family="text">
      <style:text-properties fo:font-size="10pt" style:font-size-asian="10pt" style:font-size-complex="10pt"/>
    </style:style>
    <style:style style:name="T161_2" style:family="text">
      <style:text-properties fo:font-size="10pt" style:font-size-asian="10pt" style:font-size-complex="10pt"/>
    </style:style>
    <style:style style:name="T161_3" style:family="text">
      <style:text-properties fo:font-size="10pt" style:font-size-asian="10pt" style:font-size-complex="10pt"/>
    </style:style>
    <style:style style:name="T161_4" style:family="text">
      <style:text-properties fo:font-size="10pt" style:font-size-asian="10pt" style:font-size-complex="10pt"/>
    </style:style>
    <style:style style:name="T161_5" style:family="text">
      <style:text-properties fo:font-size="10pt" style:font-size-asian="10pt" style:font-size-complex="10pt"/>
    </style:style>
    <style:style style:name="T161_6" style:family="text">
      <style:text-properties fo:font-size="10pt" style:font-size-asian="10pt" style:font-size-complex="10pt"/>
    </style:style>
    <style:style style:name="T161_7" style:family="text">
      <style:text-properties fo:font-size="10pt" style:font-size-asian="10pt" style:font-size-complex="10pt"/>
    </style:style>
    <style:style style:name="T161_8" style:family="text">
      <style:text-properties fo:font-size="10pt" style:font-size-asian="10pt" style:font-size-complex="10pt"/>
    </style:style>
    <style:style style:name="T161_9" style:family="text">
      <style:text-properties fo:font-size="10pt" style:font-size-asian="10pt" style:font-size-complex="10pt"/>
    </style:style>
    <style:style style:name="T161_10" style:family="text">
      <style:text-properties fo:font-size="10pt" style:font-size-asian="10pt" style:font-size-complex="10pt"/>
    </style:style>
    <style:style style:name="T161_11" style:family="text">
      <style:text-properties fo:font-size="10pt" style:font-size-asian="10pt" style:font-size-complex="10pt"/>
    </style:style>
    <style:style style:name="P16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62_1" style:family="text">
      <style:text-properties fo:font-size="10pt" style:font-size-asian="10pt" style:font-size-complex="10pt"/>
    </style:style>
    <style:style style:name="T162_2" style:family="text">
      <style:text-properties fo:font-size="10pt" style:font-size-asian="10pt" style:font-size-complex="10pt"/>
    </style:style>
    <style:style style:name="T162_3" style:family="text">
      <style:text-properties fo:font-size="10pt" style:font-size-asian="10pt" style:font-size-complex="10pt"/>
    </style:style>
    <style:style style:name="T162_4" style:family="text">
      <style:text-properties fo:font-size="10pt" style:font-size-asian="10pt" style:font-size-complex="10pt"/>
    </style:style>
    <style:style style:name="T162_5" style:family="text">
      <style:text-properties fo:font-size="10pt" style:font-size-asian="10pt" style:font-size-complex="10pt"/>
    </style:style>
    <style:style style:name="T162_6" style:family="text">
      <style:text-properties fo:font-size="10pt" style:font-size-asian="10pt" style:font-size-complex="10pt"/>
    </style:style>
    <style:style style:name="T162_7" style:family="text">
      <style:text-properties fo:font-size="10pt" style:font-size-asian="10pt" style:font-size-complex="10pt"/>
    </style:style>
    <style:style style:name="T162_8" style:family="text">
      <style:text-properties fo:font-size="10pt" style:font-size-asian="10pt" style:font-size-complex="10pt"/>
    </style:style>
    <style:style style:name="T162_9" style:family="text">
      <style:text-properties fo:font-size="10pt" style:font-size-asian="10pt" style:font-size-complex="10pt"/>
    </style:style>
    <style:style style:name="T162_10" style:family="text">
      <style:text-properties fo:font-size="10pt" style:font-size-asian="10pt" style:font-size-complex="10pt"/>
    </style:style>
    <style:style style:name="T162_11" style:family="text">
      <style:text-properties fo:font-size="10pt" style:font-size-asian="10pt" style:font-size-complex="10pt"/>
    </style:style>
    <style:style style:name="T162_12" style:family="text">
      <style:text-properties fo:font-size="10pt" style:font-size-asian="10pt" style:font-size-complex="10pt"/>
    </style:style>
    <style:style style:name="T162_13" style:family="text">
      <style:text-properties fo:font-size="10pt" style:font-size-asian="10pt" style:font-size-complex="10pt"/>
    </style:style>
    <style:style style:name="T162_14" style:family="text">
      <style:text-properties fo:font-size="10pt" style:font-size-asian="10pt" style:font-size-complex="10pt"/>
    </style:style>
    <style:style style:name="T162_15" style:family="text">
      <style:text-properties fo:font-size="10pt" style:font-size-asian="10pt" style:font-size-complex="10pt"/>
    </style:style>
    <style:style style:name="T162_16" style:family="text">
      <style:text-properties fo:font-size="10pt" style:font-size-asian="10pt" style:font-size-complex="10pt"/>
    </style:style>
    <style:style style:name="T162_17" style:family="text">
      <style:text-properties fo:font-size="10pt" style:font-size-asian="10pt" style:font-size-complex="10pt"/>
    </style:style>
    <style:style style:name="T162_18" style:family="text">
      <style:text-properties fo:font-size="10pt" style:font-size-asian="10pt" style:font-size-complex="10pt"/>
    </style:style>
    <style:style style:name="T162_19" style:family="text">
      <style:text-properties fo:font-size="10pt" style:font-size-asian="10pt" style:font-size-complex="10pt"/>
    </style:style>
    <style:style style:name="T162_20" style:family="text">
      <style:text-properties fo:font-size="10pt" style:font-size-asian="10pt" style:font-size-complex="10pt"/>
    </style:style>
    <style:style style:name="T162_21" style:family="text">
      <style:text-properties fo:font-size="10pt" style:font-size-asian="10pt" style:font-size-complex="10pt"/>
    </style:style>
    <style:style style:name="P163" style:family="paragraph" style:parent-style-name="Standard">
      <style:paragraph-properties fo:text-align="left" fo:break-before="auto" fo:line-height="115%" fo:margin-top="0cm" fo:margin-right="0cm" style:writing-mode="lr-tb"/>
      <style:text-properties fo:font-size="10pt" style:font-size-asian="10pt" style:font-size-complex="10pt"/>
    </style:style>
    <style:style style:name="P16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64_1" style:family="text">
      <style:text-properties fo:font-size="14pt" style:font-size-asian="14pt" style:font-size-complex="14pt"/>
    </style:style>
    <style:style style:name="T164_2" style:family="text">
      <style:text-properties fo:font-size="14pt" style:font-size-asian="14pt" style:font-size-complex="14pt"/>
    </style:style>
    <style:style style:name="T164_3" style:family="text">
      <style:text-properties fo:font-size="14pt" style:font-size-asian="14pt" style:font-size-complex="14pt"/>
    </style:style>
    <style:style style:name="T164_4" style:family="text">
      <style:text-properties fo:font-size="14pt" style:font-size-asian="14pt" style:font-size-complex="14pt"/>
    </style:style>
    <style:style style:name="T164_5" style:family="text">
      <style:text-properties fo:font-size="14pt" style:font-size-asian="14pt" style:font-size-complex="14pt"/>
    </style:style>
    <style:style style:name="P16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65_1" style:family="text">
      <style:text-properties fo:font-size="12pt" style:font-size-asian="12pt" style:font-size-complex="12pt" style:text-underline-style="solid" style:text-underline-color="font-color"/>
    </style:style>
    <style:style style:name="T165_2" style:family="text">
      <style:text-properties fo:font-size="12pt" style:font-size-asian="12pt" style:font-size-complex="12pt" style:text-underline-style="solid" style:text-underline-color="font-color"/>
    </style:style>
    <style:style style:name="T165_3" style:family="text">
      <style:text-properties fo:font-size="12pt" style:font-size-asian="12pt" style:font-size-complex="12pt" style:text-underline-style="solid" style:text-underline-color="font-color"/>
    </style:style>
    <style:style style:name="T165_4" style:family="text">
      <style:text-properties fo:font-size="12pt" style:font-size-asian="12pt" style:font-size-complex="12pt" style:text-underline-style="solid" style:text-underline-color="font-color"/>
    </style:style>
    <style:style style:name="T165_5" style:family="text">
      <style:text-properties fo:font-size="12pt" style:font-size-asian="12pt" style:font-size-complex="12pt" style:text-underline-style="solid" style:text-underline-color="font-color"/>
    </style:style>
    <style:style style:name="P166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166_1" style:family="text">
      <style:text-properties fo:font-size="12pt" style:font-size-asian="12pt" style:font-size-complex="12pt" style:text-underline-style="solid" style:text-underline-color="font-color"/>
    </style:style>
    <style:style style:name="T166_2" style:family="text">
      <style:text-properties fo:font-size="12pt" style:font-size-asian="12pt" style:font-size-complex="12pt"/>
    </style:style>
    <style:style style:name="T166_3" style:family="text">
      <style:text-properties fo:font-size="12pt" style:font-size-asian="12pt" style:font-size-complex="12pt"/>
    </style:style>
    <style:style style:name="T166_4" style:family="text">
      <style:text-properties fo:font-size="12pt" style:font-size-asian="12pt" style:font-size-complex="12pt"/>
    </style:style>
    <style:style style:name="T166_5" style:family="text">
      <style:text-properties fo:font-size="12pt" style:font-size-asian="12pt" style:font-size-complex="12pt"/>
    </style:style>
    <style:style style:name="T166_6" style:family="text">
      <style:text-properties fo:font-size="12pt" style:font-size-asian="12pt" style:font-size-complex="12pt"/>
    </style:style>
    <style:style style:name="T166_7" style:family="text">
      <style:text-properties fo:font-size="12pt" style:font-size-asian="12pt" style:font-size-complex="12pt"/>
    </style:style>
    <style:style style:name="T166_8" style:family="text">
      <style:text-properties fo:font-size="12pt" style:font-size-asian="12pt" style:font-size-complex="12pt"/>
    </style:style>
    <style:style style:name="T166_9" style:family="text">
      <style:text-properties fo:font-size="12pt" style:font-size-asian="12pt" style:font-size-complex="12pt"/>
    </style:style>
    <style:style style:name="T166_10" style:family="text">
      <style:text-properties fo:font-size="12pt" style:font-size-asian="12pt" style:font-size-complex="12pt"/>
    </style:style>
    <style:style style:name="T166_11" style:family="text">
      <style:text-properties fo:font-size="12pt" style:font-size-asian="12pt" style:font-size-complex="12pt"/>
    </style:style>
    <style:style style:name="T166_12" style:family="text">
      <style:text-properties fo:font-size="12pt" style:font-size-asian="12pt" style:font-size-complex="12pt"/>
    </style:style>
    <style:style style:name="T166_13" style:family="text">
      <style:text-properties fo:font-size="12pt" style:font-size-asian="12pt" style:font-size-complex="12pt"/>
    </style:style>
    <style:style style:name="T166_14" style:family="text">
      <style:text-properties fo:font-size="12pt" style:font-size-asian="12pt" style:font-size-complex="12pt"/>
    </style:style>
    <style:style style:name="T166_15" style:family="text">
      <style:text-properties fo:font-size="12pt" style:font-size-asian="12pt" style:font-size-complex="12pt"/>
    </style:style>
    <style:style style:name="T166_16" style:family="text">
      <style:text-properties fo:font-size="12pt" style:font-size-asian="12pt" style:font-size-complex="12pt"/>
    </style:style>
    <style:style style:name="T166_17" style:family="text">
      <style:text-properties fo:font-size="12pt" style:font-size-asian="12pt" style:font-size-complex="12pt"/>
    </style:style>
    <style:style style:name="T166_18" style:family="text">
      <style:text-properties fo:font-size="12pt" style:font-size-asian="12pt" style:font-size-complex="12pt"/>
    </style:style>
    <style:style style:name="T166_19" style:family="text">
      <style:text-properties fo:font-size="12pt" style:font-size-asian="12pt" style:font-size-complex="12pt"/>
    </style:style>
    <style:style style:name="T166_20" style:family="text">
      <style:text-properties fo:font-size="12pt" style:font-size-asian="12pt" style:font-size-complex="12pt"/>
    </style:style>
    <style:style style:name="T166_21" style:family="text">
      <style:text-properties fo:font-size="12pt" style:font-size-asian="12pt" style:font-size-complex="12pt"/>
    </style:style>
    <style:style style:name="T166_22" style:family="text">
      <style:text-properties fo:font-size="12pt" style:font-size-asian="12pt" style:font-size-complex="12pt"/>
    </style:style>
    <style:style style:name="T166_23" style:family="text">
      <style:text-properties fo:font-size="12pt" style:font-size-asian="12pt" style:font-size-complex="12pt"/>
    </style:style>
    <style:style style:name="T166_24" style:family="text">
      <style:text-properties fo:font-size="12pt" style:font-size-asian="12pt" style:font-size-complex="12pt"/>
    </style:style>
    <style:style style:name="T166_25" style:family="text">
      <style:text-properties fo:font-size="12pt" style:font-size-asian="12pt" style:font-size-complex="12pt"/>
    </style:style>
    <style:style style:name="T166_26" style:family="text">
      <style:text-properties fo:font-size="12pt" style:font-size-asian="12pt" style:font-size-complex="12pt"/>
    </style:style>
    <style:style style:name="T166_27" style:family="text">
      <style:text-properties fo:font-size="12pt" style:font-size-asian="12pt" style:font-size-complex="12pt"/>
    </style:style>
    <style:style style:name="T166_28" style:family="text">
      <style:text-properties fo:font-size="12pt" style:font-size-asian="12pt" style:font-size-complex="12pt"/>
    </style:style>
    <style:style style:name="T166_29" style:family="text">
      <style:text-properties fo:font-size="12pt" style:font-size-asian="12pt" style:font-size-complex="12pt"/>
    </style:style>
    <style:style style:name="T166_30" style:family="text">
      <style:text-properties fo:font-size="12pt" style:font-size-asian="12pt" style:font-size-complex="12pt"/>
    </style:style>
    <style:style style:name="T166_31" style:family="text">
      <style:text-properties fo:font-size="12pt" style:font-size-asian="12pt" style:font-size-complex="12pt"/>
    </style:style>
    <style:style style:name="T166_32" style:family="text">
      <style:text-properties fo:font-size="12pt" style:font-size-asian="12pt" style:font-size-complex="12pt"/>
    </style:style>
    <style:style style:name="T166_33" style:family="text">
      <style:text-properties fo:font-size="12pt" style:font-size-asian="12pt" style:font-size-complex="12pt"/>
    </style:style>
    <style:style style:name="T166_34" style:family="text">
      <style:text-properties fo:font-size="12pt" style:font-size-asian="12pt" style:font-size-complex="12pt"/>
    </style:style>
    <style:style style:name="T166_35" style:family="text">
      <style:text-properties fo:font-size="12pt" style:font-size-asian="12pt" style:font-size-complex="12pt"/>
    </style:style>
    <style:style style:name="T166_36" style:family="text">
      <style:text-properties fo:font-size="12pt" style:font-size-asian="12pt" style:font-size-complex="12pt"/>
    </style:style>
    <style:style style:name="T166_37" style:family="text">
      <style:text-properties fo:font-size="12pt" style:font-size-asian="12pt" style:font-size-complex="12pt"/>
    </style:style>
    <style:style style:name="T166_38" style:family="text">
      <style:text-properties fo:font-size="12pt" style:font-size-asian="12pt" style:font-size-complex="12pt"/>
    </style:style>
    <style:style style:name="T166_39" style:family="text">
      <style:text-properties fo:font-size="12pt" style:font-size-asian="12pt" style:font-size-complex="12pt"/>
    </style:style>
    <style:style style:name="T166_40" style:family="text">
      <style:text-properties fo:font-size="12pt" style:font-size-asian="12pt" style:font-size-complex="12pt"/>
    </style:style>
    <style:style style:name="T166_41" style:family="text">
      <style:text-properties fo:font-size="12pt" style:font-size-asian="12pt" style:font-size-complex="12pt"/>
    </style:style>
    <style:style style:name="T166_42" style:family="text">
      <style:text-properties fo:font-size="12pt" style:font-size-asian="12pt" style:font-size-complex="12pt"/>
    </style:style>
    <style:style style:name="T166_43" style:family="text">
      <style:text-properties fo:font-size="12pt" style:font-size-asian="12pt" style:font-size-complex="12pt"/>
    </style:style>
    <style:style style:name="T166_44" style:family="text">
      <style:text-properties fo:font-size="12pt" style:font-size-asian="12pt" style:font-size-complex="12pt"/>
    </style:style>
    <style:style style:name="T166_45" style:family="text">
      <style:text-properties fo:font-size="12pt" style:font-size-asian="12pt" style:font-size-complex="12pt"/>
    </style:style>
    <style:style style:name="T166_46" style:family="text">
      <style:text-properties fo:font-size="12pt" style:font-size-asian="12pt" style:font-size-complex="12pt"/>
    </style:style>
    <style:style style:name="T166_47" style:family="text">
      <style:text-properties fo:font-size="12pt" style:font-size-asian="12pt" style:font-size-complex="12pt"/>
    </style:style>
    <style:style style:name="T166_48" style:family="text">
      <style:text-properties fo:font-size="12pt" style:font-size-asian="12pt" style:font-size-complex="12pt"/>
    </style:style>
    <style:style style:name="T166_49" style:family="text">
      <style:text-properties fo:font-size="12pt" style:font-size-asian="12pt" style:font-size-complex="12pt"/>
    </style:style>
    <style:style style:name="T166_50" style:family="text">
      <style:text-properties fo:font-size="12pt" style:font-size-asian="12pt" style:font-size-complex="12pt"/>
    </style:style>
    <style:style style:name="T166_51" style:family="text">
      <style:text-properties fo:font-size="12pt" style:font-size-asian="12pt" style:font-size-complex="12pt"/>
    </style:style>
    <style:style style:name="T166_52" style:family="text">
      <style:text-properties fo:font-size="12pt" style:font-size-asian="12pt" style:font-size-complex="12pt"/>
    </style:style>
    <style:style style:name="T166_53" style:family="text">
      <style:text-properties fo:font-size="12pt" style:font-size-asian="12pt" style:font-size-complex="12pt"/>
    </style:style>
    <style:style style:name="T166_54" style:family="text">
      <style:text-properties fo:font-size="12pt" style:font-size-asian="12pt" style:font-size-complex="12pt"/>
    </style:style>
    <style:style style:name="T166_55" style:family="text">
      <style:text-properties fo:font-size="12pt" style:font-size-asian="12pt" style:font-size-complex="12pt"/>
    </style:style>
    <style:style style:name="T166_56" style:family="text">
      <style:text-properties fo:font-size="12pt" style:font-size-asian="12pt" style:font-size-complex="12pt"/>
    </style:style>
    <style:style style:name="T166_57" style:family="text">
      <style:text-properties fo:font-size="12pt" style:font-size-asian="12pt" style:font-size-complex="12pt"/>
    </style:style>
    <style:style style:name="T166_58" style:family="text">
      <style:text-properties fo:font-size="12pt" style:font-size-asian="12pt" style:font-size-complex="12pt"/>
    </style:style>
    <style:style style:name="T166_59" style:family="text">
      <style:text-properties fo:font-size="12pt" style:font-size-asian="12pt" style:font-size-complex="12pt"/>
    </style:style>
    <style:style style:name="T166_60" style:family="text">
      <style:text-properties fo:font-size="12pt" style:font-size-asian="12pt" style:font-size-complex="12pt"/>
    </style:style>
    <style:style style:name="T166_61" style:family="text">
      <style:text-properties fo:font-size="12pt" style:font-size-asian="12pt" style:font-size-complex="12pt"/>
    </style:style>
    <style:style style:name="T166_62" style:family="text">
      <style:text-properties fo:font-size="12pt" style:font-size-asian="12pt" style:font-size-complex="12pt"/>
    </style:style>
    <style:style style:name="T166_63" style:family="text">
      <style:text-properties fo:font-size="12pt" style:font-size-asian="12pt" style:font-size-complex="12pt"/>
    </style:style>
    <style:style style:name="T166_64" style:family="text">
      <style:text-properties fo:font-size="12pt" style:font-size-asian="12pt" style:font-size-complex="12pt"/>
    </style:style>
    <style:style style:name="T166_65" style:family="text">
      <style:text-properties fo:font-size="12pt" style:font-size-asian="12pt" style:font-size-complex="12pt"/>
    </style:style>
    <style:style style:name="T166_66" style:family="text">
      <style:text-properties fo:font-size="12pt" style:font-size-asian="12pt" style:font-size-complex="12pt"/>
    </style:style>
    <style:style style:name="T166_67" style:family="text">
      <style:text-properties fo:font-size="12pt" style:font-size-asian="12pt" style:font-size-complex="12pt"/>
    </style:style>
    <style:style style:name="T166_68" style:family="text">
      <style:text-properties fo:font-size="12pt" style:font-size-asian="12pt" style:font-size-complex="12pt"/>
    </style:style>
    <style:style style:name="T166_69" style:family="text">
      <style:text-properties fo:font-size="12pt" style:font-size-asian="12pt" style:font-size-complex="12pt"/>
    </style:style>
    <style:style style:name="T166_70" style:family="text">
      <style:text-properties fo:font-size="12pt" style:font-size-asian="12pt" style:font-size-complex="12pt"/>
    </style:style>
    <style:style style:name="T166_71" style:family="text">
      <style:text-properties fo:font-size="12pt" style:font-size-asian="12pt" style:font-size-complex="12pt"/>
    </style:style>
    <style:style style:name="T166_72" style:family="text">
      <style:text-properties fo:font-size="12pt" style:font-size-asian="12pt" style:font-size-complex="12pt"/>
    </style:style>
    <style:style style:name="T166_73" style:family="text">
      <style:text-properties fo:font-size="12pt" style:font-size-asian="12pt" style:font-size-complex="12pt"/>
    </style:style>
    <style:style style:name="T166_74" style:family="text">
      <style:text-properties fo:font-size="12pt" style:font-size-asian="12pt" style:font-size-complex="12pt"/>
    </style:style>
    <style:style style:name="T166_75" style:family="text">
      <style:text-properties fo:font-size="12pt" style:font-size-asian="12pt" style:font-size-complex="12pt"/>
    </style:style>
    <style:style style:name="T166_76" style:family="text">
      <style:text-properties fo:font-size="12pt" style:font-size-asian="12pt" style:font-size-complex="12pt"/>
    </style:style>
    <style:style style:name="T166_77" style:family="text">
      <style:text-properties fo:font-size="12pt" style:font-size-asian="12pt" style:font-size-complex="12pt"/>
    </style:style>
    <style:style style:name="T166_78" style:family="text">
      <style:text-properties fo:font-size="12pt" style:font-size-asian="12pt" style:font-size-complex="12pt"/>
    </style:style>
    <style:style style:name="T166_79" style:family="text">
      <style:text-properties fo:font-size="12pt" style:font-size-asian="12pt" style:font-size-complex="12pt"/>
    </style:style>
    <style:style style:name="T166_80" style:family="text">
      <style:text-properties fo:font-size="12pt" style:font-size-asian="12pt" style:font-size-complex="12pt"/>
    </style:style>
    <style:style style:name="T166_81" style:family="text">
      <style:text-properties fo:font-size="12pt" style:font-size-asian="12pt" style:font-size-complex="12pt"/>
    </style:style>
    <style:style style:name="T166_82" style:family="text">
      <style:text-properties fo:font-size="12pt" style:font-size-asian="12pt" style:font-size-complex="12pt"/>
    </style:style>
    <style:style style:name="T166_83" style:family="text">
      <style:text-properties fo:font-size="12pt" style:font-size-asian="12pt" style:font-size-complex="12pt"/>
    </style:style>
    <style:style style:name="T166_84" style:family="text">
      <style:text-properties fo:font-size="12pt" style:font-size-asian="12pt" style:font-size-complex="12pt"/>
    </style:style>
    <style:style style:name="T166_85" style:family="text">
      <style:text-properties fo:font-size="12pt" style:font-size-asian="12pt" style:font-size-complex="12pt"/>
    </style:style>
    <style:style style:name="T166_86" style:family="text">
      <style:text-properties fo:font-size="12pt" style:font-size-asian="12pt" style:font-size-complex="12pt"/>
    </style:style>
    <style:style style:name="T166_87" style:family="text">
      <style:text-properties fo:font-size="12pt" style:font-size-asian="12pt" style:font-size-complex="12pt"/>
    </style:style>
    <style:style style:name="T166_88" style:family="text">
      <style:text-properties fo:font-size="12pt" style:font-size-asian="12pt" style:font-size-complex="12pt"/>
    </style:style>
    <style:style style:name="T166_89" style:family="text">
      <style:text-properties fo:font-size="12pt" style:font-size-asian="12pt" style:font-size-complex="12pt"/>
    </style:style>
    <style:style style:name="T166_90" style:family="text">
      <style:text-properties fo:font-size="12pt" style:font-size-asian="12pt" style:font-size-complex="12pt"/>
    </style:style>
    <style:style style:name="T166_91" style:family="text">
      <style:text-properties fo:font-size="12pt" style:font-size-asian="12pt" style:font-size-complex="12pt"/>
    </style:style>
    <style:style style:name="T166_92" style:family="text">
      <style:text-properties fo:font-size="12pt" style:font-size-asian="12pt" style:font-size-complex="12pt"/>
    </style:style>
    <style:style style:name="T166_93" style:family="text">
      <style:text-properties fo:font-size="12pt" style:font-size-asian="12pt" style:font-size-complex="12pt"/>
    </style:style>
  </office:automatic-styles>
  <office:body>
    <office:text>
      <text:h text:style-name="P1" text:outline-level="10"><text:bookmark-start text:name="h.xhk0scydnv5v"/><text:bookmark-end text:name="h.xhk0scydnv5v"/><text:span text:style-name="T1_1">Cloud</text:span><text:span text:style-name="T1_2"><text:s/></text:span><text:span text:style-name="T1_3">architektura</text:span><text:span text:style-name="T1_4">,<text:s/></text:span><text:span text:style-name="T1_5">virtualizace</text:span><text:span text:style-name="T1_6">,<text:s/></text:span><text:span text:style-name="T1_7">pojetí</text:span><text:span text:style-name="T1_8"><text:s/></text:span><text:span text:style-name="T1_9">cloudu</text:span><text:span text:style-name="T1_10"><text:s/></text:span><text:span text:style-name="T1_11">různými</text:span><text:span text:style-name="T1_12"><text:s/></text:span><text:span text:style-name="T1_13">dodavateli</text:span><text:span text:style-name="T1_14">,<text:s/></text:span><text:span text:style-name="T1_15">omezení</text:span><text:span text:style-name="T1_16"><text:s/></text:span><text:span text:style-name="T1_17">cloudových</text:span><text:span text:style-name="T1_18"><text:s/></text:span><text:span text:style-name="T1_19">aplikací</text:span><text:span text:style-name="T1_20">,<text:s/></text:span><text:span text:style-name="T1_21">náklady</text:span><text:span text:style-name="T1_22"><text:s/></text:span><text:span text:style-name="T1_23">na</text:span><text:span text:style-name="T1_24"><text:s/></text:span><text:span text:style-name="T1_25">provoz</text:span><text:span text:style-name="T1_26">,<text:s/></text:span><text:span text:style-name="T1_27">třída</text:span><text:span text:style-name="T1_28"><text:s/></text:span><text:span text:style-name="T1_29">aplikací</text:span><text:span text:style-name="T1_30"><text:s/></text:span><text:span text:style-name="T1_31">vhodných</text:span><text:span text:style-name="T1_32"><text:s/></text:span><text:span text:style-name="T1_33">pro</text:span><text:span text:style-name="T1_34"><text:s/></text:span><text:span text:style-name="T1_35">nasazení</text:span><text:span text:style-name="T1_36"><text:s/></text:span><text:span text:style-name="T1_37">v</text:span><text:span text:style-name="T1_38"><text:s/></text:span><text:span text:style-name="T1_39">jednotlivých</text:span><text:span text:style-name="T1_40"><text:s/></text:span><text:span text:style-name="T1_41">cloudových</text:span><text:span text:style-name="T1_42"><text:s/></text:span><text:span text:style-name="T1_43">technologiích</text:span></text:h>
      <text:p text:style-name="P2"/>
      <text:p text:style-name="P3"><text:span text:style-name="T3_1">Nema</text:span><text:span text:style-name="T3_2"><text:s/></text:span><text:span text:style-name="T3_3">smysl</text:span><text:span text:style-name="T3_4"><text:s/></text:span><text:span text:style-name="T3_5">kopirovat</text:span><text:span text:style-name="T3_6"><text:s/></text:span><text:span text:style-name="T3_7">jednotlive</text:span><text:span text:style-name="T3_8"><text:s/></text:span><text:span text:style-name="T3_9">stranky</text:span><text:span text:style-name="T3_10"><text:s/></text:span><text:span text:style-name="T3_11">wikipedie</text:span><text:span text:style-name="T3_12"><text:s/></text:span><text:span text:style-name="T3_13">a</text:span><text:span text:style-name="T3_14"><text:s/></text:span><text:span text:style-name="T3_15">nepsal</text:span><text:span text:style-name="T3_16"><text:s/></text:span><text:span text:style-name="T3_17">jsem</text:span><text:span text:style-name="T3_18"><text:s/></text:span><text:span text:style-name="T3_19">t</text:span><text:span text:style-name="T3_20">e</text:span><text:span text:style-name="T3_21">nto</text:span><text:span text:style-name="T3_22"><text:s/></text:span><text:span text:style-name="T3_23">dokument</text:span><text:span text:style-name="T3_24"><text:s/></text:span><text:span text:style-name="T3_25">jako</text:span><text:span text:style-name="T3_26"><text:s/></text:span><text:span text:style-name="T3_27">rigidni</text:span><text:span text:style-name="T3_28"><text:s/></text:span><text:span text:style-name="T3_29">ucebni</text:span><text:span text:style-name="T3_30"><text:s/></text:span><text:span text:style-name="T3_31">material</text:span><text:span text:style-name="T3_32">.<text:s/></text:span><text:span text:style-name="T3_33">Detaily</text:span><text:span text:style-name="T3_34"><text:s/></text:span><text:span text:style-name="T3_35">k</text:span><text:span text:style-name="T3_36"><text:s/></text:span><text:span text:style-name="T3_37">jednotlivym</text:span><text:span text:style-name="T3_38"><text:s/></text:span><text:span text:style-name="T3_39">sluzbam</text:span><text:span text:style-name="T3_40">,<text:s/></text:span><text:span text:style-name="T3_41">protokolum</text:span><text:span text:style-name="T3_42">,<text:s/></text:span><text:span text:style-name="T3_43">architekturam</text:span><text:span text:style-name="T3_44"><text:s/></text:span><text:span text:style-name="T3_45">najdes</text:span><text:span text:style-name="T3_46"><text:s/></text:span><text:span text:style-name="T3_47">pod</text:span><text:span text:style-name="T3_48"><text:s/></text:span><text:span text:style-name="T3_49">uvedenymi</text:span><text:span text:style-name="T3_50"><text:s/></text:span><text:span text:style-name="T3_51">odkazy</text:span><text:span text:style-name="T3_52">.<text:s/></text:span><text:span text:style-name="T3_53">Toto</text:span><text:span text:style-name="T3_54"><text:s/></text:span><text:span text:style-name="T3_55">je</text:span><text:span text:style-name="T3_56"><text:s/></text:span><text:span text:style-name="T3_57">shrnuti</text:span><text:span text:style-name="T3_58"><text:s/></text:span><text:span text:style-name="T3_59">soucasneho</text:span><text:span text:style-name="T3_60"><text:s/></text:span><text:span text:style-name="T3_61">pojeti</text:span><text:span text:style-name="T3_62"><text:s/></text:span><text:span text:style-name="T3_63">cloud</text:span><text:span text:style-name="T3_64">,<text:s/></text:span><text:span text:style-name="T3_65">zakladni</text:span><text:span text:style-name="T3_66"><text:s/></text:span><text:span text:style-name="T3_67">porovnani</text:span><text:span text:style-name="T3_68"><text:s/></text:span><text:span text:style-name="T3_69">nejvetsich</text:span><text:span text:style-name="T3_70"><text:s/></text:span><text:span text:style-name="T3_71">poskytovatelu</text:span><text:span text:style-name="T3_72">,<text:s/></text:span><text:span text:style-name="T3_73">diskuze</text:span><text:span text:style-name="T3_74"><text:s/></text:span><text:span text:style-name="T3_75">nad</text:span><text:span text:style-name="T3_76"><text:s/></text:span><text:span text:style-name="T3_77">moznostmi</text:span><text:span text:style-name="T3_78"><text:s/></text:span><text:span text:style-name="T3_79">a</text:span><text:span text:style-name="T3_80"><text:s/></text:span><text:span text:style-name="T3_81">nebezpecim</text:span><text:span text:style-name="T3_82"><text:s/></text:span><text:span text:style-name="T3_83">aplikace</text:span><text:span text:style-name="T3_84"><text:s/></text:span><text:span text:style-name="T3_85">v</text:span><text:span text:style-name="T3_86"><text:s/></text:span><text:span text:style-name="T3_87">prehlede</text:span><text:span text:style-name="T3_88"><text:s/></text:span><text:span text:style-name="T3_89">a</text:span><text:span text:style-name="T3_90"><text:s/></text:span><text:span text:style-name="T3_91">strucne</text:span><text:span text:style-name="T3_92"><text:s/></text:span><text:span text:style-name="T3_93">forme</text:span><text:span text:style-name="T3_94">.</text:span></text:p>
      <text:p text:style-name="P4"/>
      <text:p text:style-name="P5"><text:span text:style-name="T5_1">Dokument</text:span><text:span text:style-name="T5_2"><text:s/></text:span><text:span text:style-name="T5_3">je</text:span><text:span text:style-name="T5_4"><text:s/></text:span><text:span text:style-name="T5_5">otevren</text:span><text:span text:style-name="T5_6"><text:s/></text:span><text:span text:style-name="T5_7">pro</text:span><text:span text:style-name="T5_8"><text:s/></text:span><text:span text:style-name="T5_9">zapis</text:span><text:span text:style-name="T5_10">,<text:s/></text:span><text:span text:style-name="T5_11">pokud</text:span><text:span text:style-name="T5_12"><text:s/></text:span><text:span text:style-name="T5_13">si</text:span><text:span text:style-name="T5_14"><text:s/></text:span><text:span text:style-name="T5_15">prejete</text:span><text:span text:style-name="T5_16"><text:s/></text:span><text:span text:style-name="T5_17">cokoliv</text:span><text:span text:style-name="T5_18"><text:s/></text:span><text:span text:style-name="T5_19">rozsirit</text:span><text:span text:style-name="T5_20">,<text:s/></text:span><text:span text:style-name="T5_21">zmenit</text:span><text:span text:style-name="T5_22"><text:s/></text:span><text:span text:style-name="T5_23">nebo</text:span><text:span text:style-name="T5_24"><text:s/></text:span><text:span text:style-name="T5_25">opravit</text:span><text:span text:style-name="T5_26">,<text:s/></text:span><text:span text:style-name="T5_27">je</text:span><text:span text:style-name="T5_28"><text:s/></text:span><text:span text:style-name="T5_29">to</text:span><text:span text:style-name="T5_30"><text:s/></text:span><text:span text:style-name="T5_31">vitano</text:span><text:span text:style-name="T5_32">.</text:span></text:p>
      <text:p text:style-name="P6"/>
      <text:p text:style-name="P7"/>
      <text:p text:style-name="P8"><text:span text:style-name="T8_1">Cloud</text:span><text:span text:style-name="T8_2">-</text:span><text:span text:style-name="T8_3">Computing</text:span><text:span text:style-name="T8_4"><text:s/></text:span><text:span text:style-name="T8_5">architektury</text:span><text:span text:style-name="T8_6"><text:s/></text:span><text:span text:style-name="T8_7">muzeme</text:span><text:span text:style-name="T8_8"><text:s/></text:span><text:span text:style-name="T8_9">rozdelit</text:span><text:span text:style-name="T8_10"><text:s/></text:span><text:span text:style-name="T8_11">do</text:span><text:span text:style-name="T8_12"><text:s/>3<text:s/></text:span><text:span text:style-name="T8_13">hlavnich</text:span><text:span text:style-name="T8_14"><text:s/></text:span><text:span text:style-name="T8_15">vrstev</text:span><text:span text:style-name="T8_16">:</text:span></text:p>
      <text:p text:style-name="P9"/>
      <text:list text:style-name="LS1" xml:id="list0">
        <text:list-item>
          <text:p text:style-name="P10"><text:span text:style-name="T10_1">Infrastructure</text:span><text:span text:style-name="T10_2"><text:s/></text:span><text:span text:style-name="T10_3">as</text:span><text:span text:style-name="T10_4"><text:s/></text:span><text:span text:style-name="T10_5">a</text:span><text:span text:style-name="T10_6"><text:s/></text:span><text:span text:style-name="T10_7">Service</text:span></text:p>
          <text:list>
            <text:list-item>
              <text:p text:style-name="P11"><text:span text:style-name="T11_1">Outsourcingu</text:span><text:span text:style-name="T11_2"><text:s/></text:span><text:span text:style-name="T11_3">vypocetniho</text:span><text:span text:style-name="T11_4"><text:s/></text:span><text:span text:style-name="T11_5">vybaveni</text:span><text:span text:style-name="T11_6">:</text:span></text:p>
              <text:list>
                <text:list-item>
                  <text:p text:style-name="P12"><text:span text:style-name="T12_1">Storage</text:span></text:p>
                </text:list-item>
                <text:list-item>
                  <text:p text:style-name="P13"><text:span text:style-name="T13_1">Servers</text:span></text:p>
                </text:list-item>
                <text:list-item>
                  <text:p text:style-name="P14"><text:span text:style-name="T14_1">Hardware</text:span></text:p>
                </text:list-item>
                <text:list-item>
                  <text:p text:style-name="P15"><text:span text:style-name="T15_1">Networking</text:span><text:span text:style-name="T15_2"><text:s/></text:span><text:span text:style-name="T15_3">Components</text:span></text:p>
                </text:list-item>
              </text:list>
            </text:list-item>
            <text:list-item>
              <text:p text:style-name="P16"><text:span text:style-name="T16_1">Poskytovatel</text:span><text:span text:style-name="T16_2"><text:s/></text:span><text:span text:style-name="T16_3">sluzby</text:span><text:span text:style-name="T16_4"><text:s/></text:span><text:span text:style-name="T16_5">je</text:span><text:span text:style-name="T16_6"><text:s/></text:span><text:span text:style-name="T16_7">odpovedny</text:span><text:span text:style-name="T16_8"><text:s/></text:span><text:span text:style-name="T16_9">za</text:span><text:span text:style-name="T16_10"><text:s/></text:span><text:span text:style-name="T16_11">housing</text:span><text:span text:style-name="T16_12">,<text:s/></text:span><text:span text:style-name="T16_13">beh</text:span><text:span text:style-name="T16_14"><text:s/></text:span><text:span text:style-name="T16_15">a</text:span><text:span text:style-name="T16_16"><text:s/></text:span><text:span text:style-name="T16_17">spravu</text:span><text:span text:style-name="T16_18"><text:s/></text:span><text:span text:style-name="T16_19">techto</text:span><text:span text:style-name="T16_20"><text:s/></text:span><text:span text:style-name="T16_21">komponent</text:span><text:span text:style-name="T16_22">.</text:span></text:p>
            </text:list-item>
            <text:list-item>
              <text:p text:style-name="P17"><text:span text:style-name="T17_1">Klient</text:span><text:span text:style-name="T17_2"><text:s/></text:span><text:span text:style-name="T17_3">obvykle</text:span><text:span text:style-name="T17_4"><text:s/></text:span><text:span text:style-name="T17_5">plati</text:span><text:span text:style-name="T17_6"><text:s/></text:span><text:span text:style-name="T17_7">v</text:span><text:span text:style-name="T17_8"><text:s/></text:span><text:span text:style-name="T17_9">modelu</text:span><text:span text:style-name="T17_10"><text:s/></text:span><text:span text:style-name="T17_11">pay</text:span><text:span text:style-name="T17_12">-</text:span><text:span text:style-name="T17_13">as</text:span><text:span text:style-name="T17_14">-</text:span><text:span text:style-name="T17_15">you</text:span><text:span text:style-name="T17_16">-</text:span><text:span text:style-name="T17_17">go</text:span><text:span text:style-name="T17_18"><text:s/></text:span><text:span text:style-name="T17_19">ci</text:span><text:span text:style-name="T17_20"><text:s/></text:span><text:span text:style-name="T17_21">smluvnim</text:span><text:span text:style-name="T17_22"><text:s/></text:span><text:span text:style-name="T17_23">pausalem</text:span><text:span text:style-name="T17_24"><text:s/>(</text:span><text:span text:style-name="T17_25">predplatnym</text:span><text:span text:style-name="T17_26">),<text:s/></text:span><text:span text:style-name="T17_27">popripade</text:span><text:span text:style-name="T17_28"><text:s/></text:span><text:span text:style-name="T17_29">kombinaci</text:span><text:span text:style-name="T17_30"><text:s/></text:span><text:span text:style-name="T17_31">obojiho</text:span><text:span text:style-name="T17_32">.</text:span></text:p>
            </text:list-item>
            <text:list-item>
              <text:p text:style-name="P18"><text:span text:style-name="T18_1">Omezeni</text:span></text:p>
              <text:list>
                <text:list-item>
                  <text:p text:style-name="P19"><text:span text:style-name="T19_1">Pametove</text:span><text:span text:style-name="T19_2"><text:s/></text:span><text:span text:style-name="T19_3">limity</text:span></text:p>
                </text:list-item>
                <text:list-item>
                  <text:p text:style-name="P20"><text:span text:style-name="T20_1">Parametry</text:span><text:span text:style-name="T20_2"><text:s/></text:span><text:span text:style-name="T20_3">XEN</text:span><text:span text:style-name="T20_4"><text:s/></text:span><text:span text:style-name="T20_5">Images</text:span><text:span text:style-name="T20_6"><text:s/>(</text:span><text:span text:style-name="T20_7">kolik</text:span><text:span text:style-name="T20_8"><text:s/></text:span><text:span text:style-name="T20_9">muzete</text:span><text:span text:style-name="T20_10"><text:s/></text:span><text:span text:style-name="T20_11">pouzit</text:span><text:span text:style-name="T20_12"><text:s/></text:span><text:span text:style-name="T20_13">partitions</text:span><text:span text:style-name="T20_14">,<text:s/></text:span><text:span text:style-name="T20_15">jak</text:span><text:span text:style-name="T20_16"><text:s/></text:span><text:span text:style-name="T20_17">velkych</text:span><text:span text:style-name="T20_18">...)</text:span></text:p>
                </text:list-item>
              </text:list>
            </text:list-item>
            <text:list-item>
              <text:p text:style-name="P21"><text:span text:style-name="T21_1">Priklady</text:span><text:span text:style-name="T21_2"><text:s/></text:span><text:span text:style-name="T21_3">sluzeb</text:span><text:span text:style-name="T21_4"><text:s/></text:span><text:span text:style-name="T21_5">IaaS</text:span></text:p>
              <text:list>
                <text:list-item>
                  <text:p text:style-name="P22"><text:span text:style-name="T22_1">Amazon</text:span><text:span text:style-name="T22_2"><text:s/></text:span><text:span text:style-name="T22_3">EC</text:span><text:span text:style-name="T22_4">2</text:span><text:span text:style-name="T22_5"><text:note text:note-class="footnote"><text:note-citation/><text:note-body><text:p text:style-name="P23"><text:span text:style-name="T23_1"><text:a xlink:type="simple" xlink:href="http://aws.amazon.com/ec2/"><text:span text:style-name="T23_2">http</text:span></text:a></text:span><text:span text:style-name="T23_3"><text:a xlink:type="simple" xlink:href="http://aws.amazon.com/ec2/"><text:span text:style-name="T23_4">://</text:span></text:a></text:span><text:span text:style-name="T23_5"><text:a xlink:type="simple" xlink:href="http://aws.amazon.com/ec2/"><text:span text:style-name="T23_6">aws</text:span></text:a></text:span><text:span text:style-name="T23_7"><text:a xlink:type="simple" xlink:href="http://aws.amazon.com/ec2/"><text:span text:style-name="T23_8">.</text:span></text:a></text:span><text:span text:style-name="T23_9"><text:a xlink:type="simple" xlink:href="http://aws.amazon.com/ec2/"><text:span text:style-name="T23_10">amazon</text:span></text:a></text:span><text:span text:style-name="T23_11"><text:a xlink:type="simple" xlink:href="http://aws.amazon.com/ec2/"><text:span text:style-name="T23_12">.</text:span></text:a></text:span><text:span text:style-name="T23_13"><text:a xlink:type="simple" xlink:href="http://aws.amazon.com/ec2/"><text:span text:style-name="T23_14">com</text:span></text:a></text:span><text:span text:style-name="T23_15"><text:a xlink:type="simple" xlink:href="http://aws.amazon.com/ec2/"><text:span text:style-name="T23_16">/</text:span></text:a></text:span><text:span text:style-name="T23_17"><text:a xlink:type="simple" xlink:href="http://aws.amazon.com/ec2/"><text:span text:style-name="T23_18">ec</text:span></text:a></text:span><text:span text:style-name="T23_19"><text:a xlink:type="simple" xlink:href="http://aws.amazon.com/ec2/"><text:span text:style-name="T23_20">2/</text:span></text:a></text:span></text:p></text:note-body></text:note></text:span><text:span text:style-name="T23_21">,<text:s text:c="2"/></text:span><text:span text:style-name="T23_22">Amazon</text:span><text:span text:style-name="T23_23"><text:s/></text:span><text:span text:style-name="T23_24">S</text:span><text:span text:style-name="T23_25">3</text:span><text:span text:style-name="T23_26"><text:note text:note-class="footnote"><text:note-citation/><text:note-body><text:p text:style-name="P24"><text:span text:style-name="T24_1"><text:a xlink:type="simple" xlink:href="http://aws.amazon.com/s3/"><text:span text:style-name="T24_2">http</text:span></text:a></text:span><text:span text:style-name="T24_3"><text:a xlink:type="simple" xlink:href="http://aws.amazon.com/s3/"><text:span text:style-name="T24_4">://</text:span></text:a></text:span><text:span text:style-name="T24_5"><text:a xlink:type="simple" xlink:href="http://aws.amazon.com/s3/"><text:span text:style-name="T24_6">aws</text:span></text:a></text:span><text:span text:style-name="T24_7"><text:a xlink:type="simple" xlink:href="http://aws.amazon.com/s3/"><text:span text:style-name="T24_8">.</text:span></text:a></text:span><text:span text:style-name="T24_9"><text:a xlink:type="simple" xlink:href="http://aws.amazon.com/s3/"><text:span text:style-name="T24_10">amazon</text:span></text:a></text:span><text:span text:style-name="T24_11"><text:a xlink:type="simple" xlink:href="http://aws.amazon.com/s3/"><text:span text:style-name="T24_12">.</text:span></text:a></text:span><text:span text:style-name="T24_13"><text:a xlink:type="simple" xlink:href="http://aws.amazon.com/s3/"><text:span text:style-name="T24_14">com</text:span></text:a></text:span><text:span text:style-name="T24_15"><text:a xlink:type="simple" xlink:href="http://aws.amazon.com/s3/"><text:span text:style-name="T24_16">/</text:span></text:a></text:span><text:span text:style-name="T24_17"><text:a xlink:type="simple" xlink:href="http://aws.amazon.com/s3/"><text:span text:style-name="T24_18">s</text:span></text:a></text:span><text:span text:style-name="T24_19"><text:a xlink:type="simple" xlink:href="http://aws.amazon.com/s3/"><text:span text:style-name="T24_20">3/</text:span></text:a></text:span></text:p></text:note-body></text:note></text:span></text:p>
                </text:list-item>
                <text:list-item>
                  <text:p text:style-name="P25"><text:span text:style-name="T25_1">GTS</text:span><text:span text:style-name="T25_2"><text:s/></text:span><text:span text:style-name="T25_3">Managed</text:span><text:span text:style-name="T25_4"><text:s/></text:span><text:span text:style-name="T25_5">Server</text:span><text:span text:style-name="T25_6"><text:s/>-<text:s/></text:span><text:span text:style-name="T25_7">Virtual</text:span><text:span text:style-name="T25_8"><text:s/></text:span><text:span text:style-name="T25_9">Server</text:span><text:span text:style-name="T25_10"><text:s/>(</text:span><text:span text:style-name="T25_11">stredoevropsky</text:span><text:span text:style-name="T25_12"><text:s/></text:span><text:span text:style-name="T25_13">telco</text:span><text:span text:style-name="T25_14"><text:s/></text:span><text:span text:style-name="T25_15">vendor</text:span><text:span text:style-name="T25_16">)</text:span><text:span text:style-name="T25_17"><text:note text:note-class="footnote"><text:note-citation/><text:note-body><text:p text:style-name="P26"><text:span text:style-name="T26_1"><text:a xlink:type="simple" xlink:href="http://www.gts.cz/cs/produkty/ict/ict-data-a-internet/gts-managed-server.shtml"><text:span text:style-name="T26_2">http</text:span></text:a></text:span><text:span text:style-name="T26_3"><text:a xlink:type="simple" xlink:href="http://www.gts.cz/cs/produkty/ict/ict-data-a-internet/gts-managed-server.shtml"><text:span text:style-name="T26_4">://</text:span></text:a></text:span><text:span text:style-name="T26_5"><text:a xlink:type="simple" xlink:href="http://www.gts.cz/cs/produkty/ict/ict-data-a-internet/gts-managed-server.shtml"><text:span text:style-name="T26_6">www</text:span></text:a></text:span><text:span text:style-name="T26_7"><text:a xlink:type="simple" xlink:href="http://www.gts.cz/cs/produkty/ict/ict-data-a-internet/gts-managed-server.shtml"><text:span text:style-name="T26_8">.</text:span></text:a></text:span><text:span text:style-name="T26_9"><text:a xlink:type="simple" xlink:href="http://www.gts.cz/cs/produkty/ict/ict-data-a-internet/gts-managed-server.shtml"><text:span text:style-name="T26_10">gts</text:span></text:a></text:span><text:span text:style-name="T26_11"><text:a xlink:type="simple" xlink:href="http://www.gts.cz/cs/produkty/ict/ict-data-a-internet/gts-managed-server.shtml"><text:span text:style-name="T26_12">.</text:span></text:a></text:span><text:span text:style-name="T26_13"><text:a xlink:type="simple" xlink:href="http://www.gts.cz/cs/produkty/ict/ict-data-a-internet/gts-managed-server.shtml"><text:span text:style-name="T26_14">cz</text:span></text:a></text:span><text:span text:style-name="T26_15"><text:a xlink:type="simple" xlink:href="http://www.gts.cz/cs/produkty/ict/ict-data-a-internet/gts-managed-server.shtml"><text:span text:style-name="T26_16">/</text:span></text:a></text:span><text:span text:style-name="T26_17"><text:a xlink:type="simple" xlink:href="http://www.gts.cz/cs/produkty/ict/ict-data-a-internet/gts-managed-server.shtml"><text:span text:style-name="T26_18">cs</text:span></text:a></text:span><text:span text:style-name="T26_19"><text:a xlink:type="simple" xlink:href="http://www.gts.cz/cs/produkty/ict/ict-data-a-internet/gts-managed-server.shtml"><text:span text:style-name="T26_20">/</text:span></text:a></text:span><text:span text:style-name="T26_21"><text:a xlink:type="simple" xlink:href="http://www.gts.cz/cs/produkty/ict/ict-data-a-internet/gts-managed-server.shtml"><text:span text:style-name="T26_22">produkty</text:span></text:a></text:span><text:span text:style-name="T26_23"><text:a xlink:type="simple" xlink:href="http://www.gts.cz/cs/produkty/ict/ict-data-a-internet/gts-managed-server.shtml"><text:span text:style-name="T26_24">/</text:span></text:a></text:span><text:span text:style-name="T26_25"><text:a xlink:type="simple" xlink:href="http://www.gts.cz/cs/produkty/ict/ict-data-a-internet/gts-managed-server.shtml"><text:span text:style-name="T26_26">ict</text:span></text:a></text:span><text:span text:style-name="T26_27"><text:a xlink:type="simple" xlink:href="http://www.gts.cz/cs/produkty/ict/ict-data-a-internet/gts-managed-server.shtml"><text:span text:style-name="T26_28">/</text:span></text:a></text:span><text:span text:style-name="T26_29"><text:a xlink:type="simple" xlink:href="http://www.gts.cz/cs/produkty/ict/ict-data-a-internet/gts-managed-server.shtml"><text:span text:style-name="T26_30">ict</text:span></text:a></text:span><text:span text:style-name="T26_31"><text:a xlink:type="simple" xlink:href="http://www.gts.cz/cs/produkty/ict/ict-data-a-internet/gts-managed-server.shtml"><text:span text:style-name="T26_32">-</text:span></text:a></text:span><text:span text:style-name="T26_33"><text:a xlink:type="simple" xlink:href="http://www.gts.cz/cs/produkty/ict/ict-data-a-internet/gts-managed-server.shtml"><text:span text:style-name="T26_34">data</text:span></text:a></text:span><text:span text:style-name="T26_35"><text:a xlink:type="simple" xlink:href="http://www.gts.cz/cs/produkty/ict/ict-data-a-internet/gts-managed-server.shtml"><text:span text:style-name="T26_36">-</text:span></text:a></text:span><text:span text:style-name="T26_37"><text:a xlink:type="simple" xlink:href="http://www.gts.cz/cs/produkty/ict/ict-data-a-internet/gts-managed-server.shtml"><text:span text:style-name="T26_38">a</text:span></text:a></text:span><text:span text:style-name="T26_39"><text:a xlink:type="simple" xlink:href="http://www.gts.cz/cs/produkty/ict/ict-data-a-internet/gts-managed-server.shtml"><text:span text:style-name="T26_40">-</text:span></text:a></text:span><text:span text:style-name="T26_41"><text:a xlink:type="simple" xlink:href="http://www.gts.cz/cs/produkty/ict/ict-data-a-internet/gts-managed-server.shtml"><text:span text:style-name="T26_42">internet</text:span></text:a></text:span><text:span text:style-name="T26_43"><text:a xlink:type="simple" xlink:href="http://www.gts.cz/cs/produkty/ict/ict-data-a-internet/gts-managed-server.shtml"><text:span text:style-name="T26_44">/</text:span></text:a></text:span><text:span text:style-name="T26_45"><text:a xlink:type="simple" xlink:href="http://www.gts.cz/cs/produkty/ict/ict-data-a-internet/gts-managed-server.shtml"><text:span text:style-name="T26_46">gts</text:span></text:a></text:span><text:span text:style-name="T26_47"><text:a xlink:type="simple" xlink:href="http://www.gts.cz/cs/produkty/ict/ict-data-a-internet/gts-managed-server.shtml"><text:span text:style-name="T26_48">-</text:span></text:a></text:span><text:span text:style-name="T26_49"><text:a xlink:type="simple" xlink:href="http://www.gts.cz/cs/produkty/ict/ict-data-a-internet/gts-managed-server.shtml"><text:span text:style-name="T26_50">managed</text:span></text:a></text:span><text:span text:style-name="T26_51"><text:a xlink:type="simple" xlink:href="http://www.gts.cz/cs/produkty/ict/ict-data-a-internet/gts-managed-server.shtml"><text:span text:style-name="T26_52">-</text:span></text:a></text:span><text:span text:style-name="T26_53"><text:a xlink:type="simple" xlink:href="http://www.gts.cz/cs/produkty/ict/ict-data-a-internet/gts-managed-server.shtml"><text:span text:style-name="T26_54">server</text:span></text:a></text:span><text:span text:style-name="T26_55"><text:a xlink:type="simple" xlink:href="http://www.gts.cz/cs/produkty/ict/ict-data-a-internet/gts-managed-server.shtml"><text:span text:style-name="T26_56">.</text:span></text:a></text:span><text:span text:style-name="T26_57"><text:a xlink:type="simple" xlink:href="http://www.gts.cz/cs/produkty/ict/ict-data-a-internet/gts-managed-server.shtml"><text:span text:style-name="T26_58">shtml</text:span></text:a></text:span></text:p></text:note-body></text:note></text:span></text:p>
                </text:list-item>
              </text:list>
            </text:list-item>
          </text:list>
        </text:list-item>
      </text:list>
      <text:p text:style-name="P27"/>
      <text:p text:style-name="P28"><text:span text:style-name="T28_1"><text:tab/></text:span><text:span text:style-name="T28_2">Vzhledem</text:span><text:span text:style-name="T28_3"><text:s/></text:span><text:span text:style-name="T28_4">k</text:span><text:span text:style-name="T28_5"><text:s/></text:span><text:span text:style-name="T28_6">poklesu</text:span><text:span text:style-name="T28_7"><text:s/></text:span><text:span text:style-name="T28_8">profit</text:span><text:span text:style-name="T28_9"><text:s/></text:span><text:span text:style-name="T28_10">margin</text:span><text:span text:style-name="T28_11"><text:s/></text:span><text:span text:style-name="T28_12">v</text:span><text:span text:style-name="T28_13"><text:s/></text:span><text:span text:style-name="T28_14">telco</text:span><text:span text:style-name="T28_15"><text:s/></text:span><text:span text:style-name="T28_16">sektoru</text:span><text:span text:style-name="T28_17"><text:s/></text:span><text:span text:style-name="T28_18">rada</text:span><text:span text:style-name="T28_19"><text:s/></text:span><text:span text:style-name="T28_20">vendoru</text:span><text:span text:style-name="T28_21"><text:s/>(</text:span><text:span text:style-name="T28_22">u</text:span><text:span text:style-name="T28_23"><text:s/></text:span><text:span text:style-name="T28_24">nas</text:span><text:span text:style-name="T28_25"><text:s/></text:span><text:span text:style-name="T28_26">GTS</text:span><text:span text:style-name="T28_27"><text:s/></text:span><text:span text:style-name="T28_28">Novera</text:span><text:span text:style-name="T28_29">,<text:s/></text:span><text:span text:style-name="T28_30">Telefonica</text:span><text:span text:style-name="T28_31"><text:s/></text:span><text:span text:style-name="T28_32">O</text:span><text:span text:style-name="T28_33">2)<text:s/></text:span><text:span text:style-name="T28_34">prechazi</text:span><text:span text:style-name="T28_35"><text:s/></text:span><text:span text:style-name="T28_36">od</text:span><text:span text:style-name="T28_37"><text:s/></text:span><text:span text:style-name="T28_38">prosteho</text:span><text:span text:style-name="T28_39"><text:s/></text:span><text:span text:style-name="T28_40">poskytovani</text:span><text:span text:style-name="T28_41"><text:s/></text:span><text:span text:style-name="T28_42">infrastruktury</text:span><text:span text:style-name="T28_43"><text:s/>(</text:span><text:span text:style-name="T28_44">klasicky</text:span><text:span text:style-name="T28_45"><text:s/></text:span><text:span text:style-name="T28_46">housing</text:span><text:span text:style-name="T28_47">,<text:s/></text:span><text:span text:style-name="T28_48">server</text:span><text:span text:style-name="T28_49"><text:s/></text:span><text:span text:style-name="T28_50">hosting</text:span><text:span text:style-name="T28_51">...)<text:s/></text:span><text:span text:style-name="T28_52">k</text:span><text:span text:style-name="T28_53"><text:s/></text:span><text:span text:style-name="T28_54">poskytovani</text:span><text:span text:style-name="T28_55"><text:s/></text:span><text:span text:style-name="T28_56">infrastruktury</text:span><text:span text:style-name="T28_57"><text:s/></text:span><text:span text:style-name="T28_58">v</text:span><text:span text:style-name="T28_59"><text:s/></text:span><text:span text:style-name="T28_60">ramci</text:span><text:span text:style-name="T28_61"><text:s/></text:span><text:span text:style-name="T28_62">Cloudu</text:span><text:span text:style-name="T28_63">.<text:s/></text:span><text:span text:style-name="T28_64">Nepredstavujte</text:span><text:span text:style-name="T28_65"><text:s/></text:span><text:span text:style-name="T28_66">si</text:span><text:span text:style-name="T28_67"><text:s/></text:span><text:span text:style-name="T28_68">IaaS</text:span><text:span text:style-name="T28_69"><text:s/></text:span><text:span text:style-name="T28_70">jenom</text:span><text:span text:style-name="T28_71"><text:s/></text:span><text:span text:style-name="T28_72">jako</text:span><text:span text:style-name="T28_73"><text:s/></text:span><text:span text:style-name="T28_74">Amazon</text:span><text:span text:style-name="T28_75"><text:s/></text:span><text:span text:style-name="T28_76">EC</text:span><text:span text:style-name="T28_77">2<text:s/></text:span><text:span text:style-name="T28_78">a</text:span><text:span text:style-name="T28_79"><text:s/></text:span><text:span text:style-name="T28_80">Amazon</text:span><text:span text:style-name="T28_81"><text:s/></text:span><text:span text:style-name="T28_82">S</text:span><text:span text:style-name="T28_83">3,<text:s/></text:span><text:span text:style-name="T28_84">mnoho</text:span><text:span text:style-name="T28_85"><text:s/></text:span><text:span text:style-name="T28_86">poskytovatelu</text:span><text:span text:style-name="T28_87"><text:s/></text:span><text:span text:style-name="T28_88">zacina</text:span><text:span text:style-name="T28_89"><text:s/></text:span><text:span text:style-name="T28_90">nabizet</text:span><text:span text:style-name="T28_91"><text:s/></text:span><text:span text:style-name="T28_92">sluzby</text:span><text:span text:style-name="T28_93"><text:s/></text:span><text:span text:style-name="T28_94">s</text:span><text:span text:style-name="T28_95"><text:s/></text:span><text:span text:style-name="T28_96">pridanou</text:span><text:span text:style-name="T28_97"><text:s/></text:span><text:span text:style-name="T28_98">hodnoutou</text:span><text:span text:style-name="T28_99"><text:s/></text:span><text:span text:style-name="T28_100">pro</text:span><text:span text:style-name="T28_101"><text:s/></text:span><text:span text:style-name="T28_102">klienta</text:span><text:span text:style-name="T28_103"><text:s/>-<text:s/></text:span><text:span text:style-name="T28_104">nyni</text:span><text:span text:style-name="T28_105"><text:s/></text:span><text:span text:style-name="T28_106">nazyvane</text:span><text:span text:style-name="T28_107"><text:s/></text:span><text:span text:style-name="T28_108">jako</text:span><text:span text:style-name="T28_109"><text:s/></text:span><text:span text:style-name="T28_110">Cloud</text:span><text:span text:style-name="T28_111"><text:s/>-<text:s/></text:span><text:span text:style-name="T28_112">konzole</text:span><text:span text:style-name="T28_113"><text:s/></text:span><text:span text:style-name="T28_114">pro</text:span><text:span text:style-name="T28_115"><text:s/></text:span><text:span text:style-name="T28_116">spravu</text:span><text:span text:style-name="T28_117"><text:s/></text:span><text:span text:style-name="T28_118">XEN</text:span><text:span text:style-name="T28_119"><text:s/></text:span><text:span text:style-name="T28_120">images</text:span><text:span text:style-name="T28_121">,<text:s/></text:span><text:span text:style-name="T28_122">virtualnich</text:span><text:span text:style-name="T28_123"><text:s/></text:span><text:span text:style-name="T28_124">hostu</text:span><text:span text:style-name="T28_125"><text:s/></text:span><text:span text:style-name="T28_126">nebo</text:span><text:span text:style-name="T28_127"><text:s/></text:span><text:span text:style-name="T28_128">persistentni</text:span><text:span text:style-name="T28_129"><text:s/></text:span><text:span text:style-name="T28_130">datova</text:span><text:span text:style-name="T28_131"><text:s/></text:span><text:span text:style-name="T28_132">ulozist</text:span><text:span text:style-name="T28_133"><text:s/></text:span><text:span text:style-name="T28_134">atd</text:span><text:span text:style-name="T28_135">...<text:s/></text:span><text:span text:style-name="T28_136">a</text:span><text:span text:style-name="T28_137"><text:s/></text:span><text:span text:style-name="T28_138">prebiraji</text:span><text:span text:style-name="T28_139"><text:s/></text:span><text:span text:style-name="T28_140">na</text:span><text:span text:style-name="T28_141"><text:s/></text:span><text:span text:style-name="T28_142">sebe</text:span><text:span text:style-name="T28_143"><text:s/></text:span><text:span text:style-name="T28_144">kompletni</text:span><text:span text:style-name="T28_145"><text:s/></text:span><text:span text:style-name="T28_146">spravu</text:span><text:span text:style-name="T28_147"><text:s/></text:span><text:span text:style-name="T28_148">hardware</text:span><text:span text:style-name="T28_149">.</text:span></text:p>
      <text:p text:style-name="P29"/>
      <text:list text:style-name="LS1" xml:id="list14">
        <text:list-item>
          <text:p text:style-name="P30"><text:span text:style-name="T30_1">Platform</text:span><text:span text:style-name="T30_2"><text:s/></text:span><text:span text:style-name="T30_3">as</text:span><text:span text:style-name="T30_4"><text:s/></text:span><text:span text:style-name="T30_5">a</text:span><text:span text:style-name="T30_6"><text:s/></text:span><text:span text:style-name="T30_7">Service</text:span></text:p>
          <text:list>
            <text:list-item>
              <text:p text:style-name="P31"><text:span text:style-name="T31_1">Provider</text:span><text:span text:style-name="T31_2"><text:s/></text:span><text:span text:style-name="T31_3">poskytuje</text:span><text:span text:style-name="T31_4"><text:s/></text:span><text:span text:style-name="T31_5">pristup</text:span><text:span text:style-name="T31_6"><text:s/></text:span><text:span text:style-name="T31_7">ke</text:span><text:span text:style-name="T31_8"><text:s/></text:span><text:span text:style-name="T31_9">computing</text:span><text:span text:style-name="T31_10"><text:s/></text:span><text:span text:style-name="T31_11">platform</text:span><text:span text:style-name="T31_12"><text:s/></text:span><text:span text:style-name="T31_13">ci</text:span><text:span text:style-name="T31_14"><text:s/></text:span><text:span text:style-name="T31_15">computing</text:span><text:span text:style-name="T31_16"><text:s/></text:span><text:span text:style-name="T31_17">stack</text:span><text:span text:style-name="T31_18"><text:s/>(</text:span><text:span text:style-name="T31_19">mnozina</text:span><text:span text:style-name="T31_20"><text:s/></text:span><text:span text:style-name="T31_21">softwarovych</text:span><text:span text:style-name="T31_22"><text:s/></text:span><text:span text:style-name="T31_23">subsystemu</text:span><text:span text:style-name="T31_24">,<text:s/></text:span><text:span text:style-name="T31_25">ktere</text:span><text:span text:style-name="T31_26"><text:s/></text:span><text:span text:style-name="T31_27">psokladate</text:span><text:span text:style-name="T31_28"><text:s/></text:span><text:span text:style-name="T31_29">do</text:span><text:span text:style-name="T31_30"><text:s/></text:span><text:span text:style-name="T31_31">vysledne</text:span><text:span text:style-name="T31_32"><text:s/></text:span><text:span text:style-name="T31_33">sluzby</text:span><text:span text:style-name="T31_34">).</text:span></text:p>
              <text:list>
                <text:list-item>
                  <text:p text:style-name="P32"><text:span text:style-name="T32_1">Jako</text:span><text:span text:style-name="T32_2"><text:s/></text:span><text:span text:style-name="T32_3">v</text:span><text:span text:style-name="T32_4"><text:s/></text:span><text:span text:style-name="T32_5">pripade</text:span><text:span text:style-name="T32_6"><text:s/></text:span><text:span text:style-name="T32_7">IaaS</text:span><text:span text:style-name="T32_8"><text:s/></text:span><text:span text:style-name="T32_9">mate</text:span><text:span text:style-name="T32_10"><text:s/></text:span><text:span text:style-name="T32_11">k</text:span><text:span text:style-name="T32_12"><text:s/></text:span><text:span text:style-name="T32_13">dispozici</text:span><text:span text:style-name="T32_14"><text:s/></text:span><text:span text:style-name="T32_15">servery</text:span><text:span text:style-name="T32_16">,<text:s/></text:span><text:span text:style-name="T32_17">storage</text:span><text:span text:style-name="T32_18">,<text:s/></text:span><text:span text:style-name="T32_19">ale</text:span><text:span text:style-name="T32_20"><text:s/></text:span><text:span text:style-name="T32_21">omezene</text:span><text:span text:style-name="T32_22"><text:s/></text:span><text:span text:style-name="T32_23">vybranou</text:span><text:span text:style-name="T32_24"><text:s/></text:span><text:span text:style-name="T32_25">platformou</text:span><text:span text:style-name="T32_26">.</text:span></text:p>
                </text:list-item>
              </text:list>
            </text:list-item>
            <text:list-item>
              <text:p text:style-name="P33"><text:span text:style-name="T33_1">Zatimco</text:span><text:span text:style-name="T33_2"><text:s/></text:span><text:span text:style-name="T33_3">na</text:span><text:span text:style-name="T33_4"><text:s/></text:span><text:span text:style-name="T33_5">IaaS</text:span><text:span text:style-name="T33_6"><text:s/></text:span><text:span text:style-name="T33_7">muzete</text:span><text:span text:style-name="T33_8"><text:s/></text:span><text:span text:style-name="T33_9">v</text:span><text:span text:style-name="T33_10"><text:s/></text:span><text:span text:style-name="T33_11">ramci</text:span><text:span text:style-name="T33_12"><text:s/></text:span><text:span text:style-name="T33_13">virtualniho</text:span><text:span text:style-name="T33_14"><text:s/></text:span><text:span text:style-name="T33_15">prostredi</text:span><text:span text:style-name="T33_16"><text:s/></text:span><text:span text:style-name="T33_17">provozovat</text:span><text:span text:style-name="T33_18"><text:s/></text:span><text:span text:style-name="T33_19">temer</text:span><text:span text:style-name="T33_20"><text:s/></text:span><text:span text:style-name="T33_21">jakoukoliv</text:span><text:span text:style-name="T33_22"><text:s/></text:span><text:span text:style-name="T33_23">aplikaci</text:span><text:span text:style-name="T33_24"><text:s/>(</text:span><text:span text:style-name="T33_25">omezenou</text:span><text:span text:style-name="T33_26"><text:s/></text:span><text:span text:style-name="T33_27">parametry</text:span><text:span text:style-name="T33_28"><text:s/></text:span><text:span text:style-name="T33_29">XEN</text:span><text:span text:style-name="T33_30">,<text:s/></text:span><text:span text:style-name="T33_31">pametovymi</text:span><text:span text:style-name="T33_32"><text:s/></text:span><text:span text:style-name="T33_33">limity</text:span><text:span text:style-name="T33_34">)<text:s/></text:span><text:span text:style-name="T33_35">ale</text:span><text:span text:style-name="T33_36"><text:s/></text:span><text:span text:style-name="T33_37">zaroven</text:span><text:span text:style-name="T33_38"><text:s/></text:span><text:span text:style-name="T33_39">je</text:span><text:span text:style-name="T33_40"><text:s/></text:span><text:span text:style-name="T33_41">volba</text:span><text:span text:style-name="T33_42"><text:s/></text:span><text:span text:style-name="T33_43">platformy</text:span><text:span text:style-name="T33_44"><text:s/>(</text:span><text:span text:style-name="T33_45">operacniho</text:span><text:span text:style-name="T33_46"><text:s/></text:span><text:span text:style-name="T33_47">systemu</text:span><text:span text:style-name="T33_48"><text:s/></text:span><text:span text:style-name="T33_49">ci</text:span><text:span text:style-name="T33_50"><text:s/></text:span><text:span text:style-name="T33_51">programovaciho</text:span><text:span text:style-name="T33_52"><text:s/></text:span><text:span text:style-name="T33_53">jazyka</text:span><text:span text:style-name="T33_54">)<text:s/></text:span><text:span text:style-name="T33_55">je</text:span><text:span text:style-name="T33_56"><text:s/></text:span><text:span text:style-name="T33_57">plne</text:span><text:span text:style-name="T33_58"><text:s/></text:span><text:span text:style-name="T33_59">v</text:span><text:span text:style-name="T33_60"><text:s/></text:span><text:span text:style-name="T33_61">kompetenci</text:span><text:span text:style-name="T33_62"><text:s/></text:span><text:span text:style-name="T33_63">klienta</text:span><text:span text:style-name="T33_64">,<text:s/></text:span><text:span text:style-name="T33_65">u</text:span><text:span text:style-name="T33_66"><text:s/></text:span><text:span text:style-name="T33_67">PaaS</text:span><text:span text:style-name="T33_68"><text:s/></text:span><text:span text:style-name="T33_69">jste</text:span><text:span text:style-name="T33_70"><text:s/></text:span><text:span text:style-name="T33_71">jiz</text:span><text:span text:style-name="T33_72"><text:s/></text:span><text:span text:style-name="T33_73">vazani</text:span><text:span text:style-name="T33_74"><text:s/></text:span><text:span text:style-name="T33_75">kompletni</text:span><text:span text:style-name="T33_76"><text:s/></text:span><text:span text:style-name="T33_77">platformou</text:span><text:span text:style-name="T33_78">.</text:span></text:p>
            </text:list-item>
            <text:list-item>
              <text:p text:style-name="P34"><text:span text:style-name="T34_1">Nebezpeci</text:span><text:span text:style-name="T34_2"><text:s/></text:span><text:span text:style-name="T34_3">Vendor</text:span><text:span text:style-name="T34_4"><text:s/></text:span><text:span text:style-name="T34_5">Lock</text:span><text:span text:style-name="T34_6">-</text:span><text:span text:style-name="T34_7">In</text:span><text:span text:style-name="T34_8"><text:s/></text:span></text:p>
              <text:list>
                <text:list-item>
                  <text:p text:style-name="P35"><text:span text:style-name="T35_1">Jste</text:span><text:span text:style-name="T35_2"><text:s/></text:span><text:span text:style-name="T35_3">omezeni</text:span><text:span text:style-name="T35_4"><text:s/></text:span><text:span text:style-name="T35_5">platformou</text:span><text:span text:style-name="T35_6"><text:s/></text:span><text:span text:style-name="T35_7">poskytovate</text:span><text:span text:style-name="T35_8"><text:s/>(.</text:span><text:span text:style-name="T35_9">NET</text:span><text:span text:style-name="T35_10"><text:s/></text:span><text:span text:style-name="T35_11">na</text:span><text:span text:style-name="T35_12"><text:s/></text:span><text:span text:style-name="T35_13">MS</text:span><text:span text:style-name="T35_14"><text:s/></text:span><text:span text:style-name="T35_15">Azzure</text:span><text:span text:style-name="T35_16">),<text:s/></text:span><text:span text:style-name="T35_17">proprietarni</text:span><text:span text:style-name="T35_18"><text:s/></text:span><text:span text:style-name="T35_19">sluzbou</text:span><text:span text:style-name="T35_20"><text:s/></text:span><text:span text:style-name="T35_21">ci</text:span><text:span text:style-name="T35_22"><text:s/></text:span><text:span text:style-name="T35_23">mnozinou</text:span><text:span text:style-name="T35_24"><text:s/></text:span><text:span text:style-name="T35_25">podporovanych</text:span><text:span text:style-name="T35_26"><text:s/></text:span><text:span text:style-name="T35_27">programovacich</text:span><text:span text:style-name="T35_28"><text:s/></text:span><text:span text:style-name="T35_29">jazyku</text:span><text:span text:style-name="T35_30">.</text:span></text:p>
                </text:list-item>
                <text:list-item>
                  <text:p text:style-name="P36"><text:span text:style-name="T36_1">Flexibilita</text:span><text:span text:style-name="T36_2"><text:s/></text:span><text:span text:style-name="T36_3">sluzby</text:span><text:span text:style-name="T36_4"><text:s/></text:span><text:span text:style-name="T36_5">nemusi</text:span><text:span text:style-name="T36_6"><text:s/></text:span><text:span text:style-name="T36_7">stacit</text:span><text:span text:style-name="T36_8"><text:s/></text:span><text:span text:style-name="T36_9">rapidne</text:span><text:span text:style-name="T36_10"><text:s/></text:span><text:span text:style-name="T36_11">se</text:span><text:span text:style-name="T36_12"><text:s/></text:span><text:span text:style-name="T36_13">vyvyjejicim</text:span><text:span text:style-name="T36_14"><text:s/></text:span><text:span text:style-name="T36_15">projektum</text:span><text:span text:style-name="T36_16"><text:s/>(</text:span><text:span text:style-name="T36_17">pametove</text:span><text:span text:style-name="T36_18"><text:s/></text:span><text:span text:style-name="T36_19">limity</text:span><text:span text:style-name="T36_20">,<text:s/></text:span><text:span text:style-name="T36_21">model</text:span><text:span text:style-name="T36_22"><text:s/></text:span><text:span text:style-name="T36_23">automatickeho</text:span><text:span text:style-name="T36_24"><text:s/></text:span><text:span text:style-name="T36_25">deployment</text:span><text:span text:style-name="T36_26">).</text:span></text:p>
                </text:list-item>
              </text:list>
            </text:list-item>
            <text:list-item>
              <text:p text:style-name="P37"><text:span text:style-name="T37_1">Priklady</text:span><text:span text:style-name="T37_2"><text:s/></text:span><text:span text:style-name="T37_3">Sluzeb</text:span><text:span text:style-name="T37_4"><text:s/></text:span><text:span text:style-name="T37_5">PaaS</text:span></text:p>
              <text:list>
                <text:list-item>
                  <text:p text:style-name="P38"><text:span text:style-name="T38_1">Google</text:span><text:span text:style-name="T38_2"><text:s/></text:span><text:span text:style-name="T38_3">App</text:span><text:span text:style-name="T38_4"><text:s/></text:span><text:span text:style-name="T38_5">Engine</text:span><text:span text:style-name="T38_6"><text:note text:note-class="footnote"><text:note-citation/><text:note-body><text:p text:style-name="P39"><text:span text:style-name="T39_1"><text:a xlink:type="simple" xlink:href="http://code.google.com/appengine/"><text:span text:style-name="T39_2">http</text:span></text:a></text:span><text:span text:style-name="T39_3"><text:a xlink:type="simple" xlink:href="http://code.google.com/appengine/"><text:span text:style-name="T39_4">://</text:span></text:a></text:span><text:span text:style-name="T39_5"><text:a xlink:type="simple" xlink:href="http://code.google.com/appengine/"><text:span text:style-name="T39_6">code</text:span></text:a></text:span><text:span text:style-name="T39_7"><text:a xlink:type="simple" xlink:href="http://code.google.com/appengine/"><text:span text:style-name="T39_8">.</text:span></text:a></text:span><text:span text:style-name="T39_9"><text:a xlink:type="simple" xlink:href="http://code.google.com/appengine/"><text:span text:style-name="T39_10">google</text:span></text:a></text:span><text:span text:style-name="T39_11"><text:a xlink:type="simple" xlink:href="http://code.google.com/appengine/"><text:span text:style-name="T39_12">.</text:span></text:a></text:span><text:span text:style-name="T39_13"><text:a xlink:type="simple" xlink:href="http://code.google.com/appengine/"><text:span text:style-name="T39_14">com</text:span></text:a></text:span><text:span text:style-name="T39_15"><text:a xlink:type="simple" xlink:href="http://code.google.com/appengine/"><text:span text:style-name="T39_16">/</text:span></text:a></text:span><text:span text:style-name="T39_17"><text:a xlink:type="simple" xlink:href="http://code.google.com/appengine/"><text:span text:style-name="T39_18">appengine</text:span></text:a></text:span><text:span text:style-name="T39_19"><text:a xlink:type="simple" xlink:href="http://code.google.com/appengine/"><text:span text:style-name="T39_20">/</text:span></text:a></text:span></text:p></text:note-body></text:note></text:span><text:span text:style-name="T39_21"><text:s/></text:span></text:p>
                  <text:list>
                    <text:list-item>
                      <text:p text:style-name="P40"><text:span text:style-name="T40_1">Google</text:span><text:span text:style-name="T40_2"><text:s/></text:span><text:span text:style-name="T40_3">App</text:span><text:span text:style-name="T40_4"><text:s/></text:span><text:span text:style-name="T40_5">Engine</text:span><text:span text:style-name="T40_6"><text:s/></text:span><text:span text:style-name="T40_7">je</text:span><text:span text:style-name="T40_8"><text:s/></text:span><text:span text:style-name="T40_9">uplne</text:span><text:span text:style-name="T40_10"><text:s/></text:span><text:span text:style-name="T40_11">jina</text:span><text:span text:style-name="T40_12"><text:s/></text:span><text:span text:style-name="T40_13">sluzba</text:span><text:span text:style-name="T40_14"><text:s/></text:span><text:span text:style-name="T40_15">nez</text:span><text:span text:style-name="T40_16"><text:s/></text:span><text:span text:style-name="T40_17">Google</text:span><text:span text:style-name="T40_18"><text:s/></text:span><text:span text:style-name="T40_19">Apps</text:span><text:span text:style-name="T40_20">!</text:span></text:p>
                    </text:list-item>
                    <text:list-item>
                      <text:p text:style-name="P41"><text:span text:style-name="T41_1">Platforma</text:span></text:p>
                      <text:list>
                        <text:list-item>
                          <text:p text:style-name="P42"><text:span text:style-name="T42_1">Java</text:span><text:span text:style-name="T42_2">,<text:s/></text:span><text:span text:style-name="T42_3">Python</text:span><text:span text:style-name="T42_4">,<text:s/></text:span><text:span text:style-name="T42_5">Go</text:span></text:p>
                        </text:list-item>
                      </text:list>
                    </text:list-item>
                    <text:list-item>
                      <text:p text:style-name="P43"><text:span text:style-name="T43_1">Limity</text:span></text:p>
                      <text:list>
                        <text:list-item>
                          <text:p text:style-name="P44"><text:span text:style-name="T44_1">Aplikace</text:span><text:span text:style-name="T44_2"><text:s/></text:span><text:span text:style-name="T44_3">bezi</text:span><text:span text:style-name="T44_4"><text:s/></text:span><text:span text:style-name="T44_5">v</text:span><text:span text:style-name="T44_6"><text:s/></text:span><text:span text:style-name="T44_7">takzvanem</text:span><text:span text:style-name="T44_8"><text:s/></text:span><text:span text:style-name="T44_9">SandBox</text:span><text:span text:style-name="T44_10"><text:note text:note-class="footnote"><text:note-citation/><text:note-body><text:p text:style-name="P45"><text:span text:style-name="T45_1"><text:a xlink:type="simple" xlink:href="http://code.google.com/appengine/docs/whatisgoogleappengine.html"><text:span text:style-name="T45_2">http</text:span></text:a></text:span><text:span text:style-name="T45_3"><text:a xlink:type="simple" xlink:href="http://code.google.com/appengine/docs/whatisgoogleappengine.html"><text:span text:style-name="T45_4">://</text:span></text:a></text:span><text:span text:style-name="T45_5"><text:a xlink:type="simple" xlink:href="http://code.google.com/appengine/docs/whatisgoogleappengine.html"><text:span text:style-name="T45_6">code</text:span></text:a></text:span><text:span text:style-name="T45_7"><text:a xlink:type="simple" xlink:href="http://code.google.com/appengine/docs/whatisgoogleappengine.html"><text:span text:style-name="T45_8">.</text:span></text:a></text:span><text:span text:style-name="T45_9"><text:a xlink:type="simple" xlink:href="http://code.google.com/appengine/docs/whatisgoogleappengine.html"><text:span text:style-name="T45_10">google</text:span></text:a></text:span><text:span text:style-name="T45_11"><text:a xlink:type="simple" xlink:href="http://code.google.com/appengine/docs/whatisgoogleappengine.html"><text:span text:style-name="T45_12">.</text:span></text:a></text:span><text:span text:style-name="T45_13"><text:a xlink:type="simple" xlink:href="http://code.google.com/appengine/docs/whatisgoogleappengine.html"><text:span text:style-name="T45_14">com</text:span></text:a></text:span><text:span text:style-name="T45_15"><text:a xlink:type="simple" xlink:href="http://code.google.com/appengine/docs/whatisgoogleappengine.html"><text:span text:style-name="T45_16">/</text:span></text:a></text:span><text:span text:style-name="T45_17"><text:a xlink:type="simple" xlink:href="http://code.google.com/appengine/docs/whatisgoogleappengine.html"><text:span text:style-name="T45_18">appengine</text:span></text:a></text:span><text:span text:style-name="T45_19"><text:a xlink:type="simple" xlink:href="http://code.google.com/appengine/docs/whatisgoogleappengine.html"><text:span text:style-name="T45_20">/</text:span></text:a></text:span><text:span text:style-name="T45_21"><text:a xlink:type="simple" xlink:href="http://code.google.com/appengine/docs/whatisgoogleappengine.html"><text:span text:style-name="T45_22">docs</text:span></text:a></text:span><text:span text:style-name="T45_23"><text:a xlink:type="simple" xlink:href="http://code.google.com/appengine/docs/whatisgoogleappengine.html"><text:span text:style-name="T45_24">/</text:span></text:a></text:span><text:span text:style-name="T45_25"><text:a xlink:type="simple" xlink:href="http://code.google.com/appengine/docs/whatisgoogleappengine.html"><text:span text:style-name="T45_26">whatisgoogleappengine</text:span></text:a></text:span><text:span text:style-name="T45_27"><text:a xlink:type="simple" xlink:href="http://code.google.com/appengine/docs/whatisgoogleappengine.html"><text:span text:style-name="T45_28">.</text:span></text:a></text:span><text:span text:style-name="T45_29"><text:a xlink:type="simple" xlink:href="http://code.google.com/appengine/docs/whatisgoogleappengine.html"><text:span text:style-name="T45_30">html</text:span></text:a></text:span></text:p></text:note-body></text:note></text:span></text:p>
                          <text:list>
                            <text:list-item>
                              <text:p text:style-name="P46"><text:span text:style-name="T46_1">Je</text:span><text:span text:style-name="T46_2"><text:s/></text:span><text:span text:style-name="T46_3">oddelena</text:span><text:span text:style-name="T46_4"><text:s/></text:span><text:span text:style-name="T46_5">od</text:span><text:span text:style-name="T46_6"><text:s/></text:span><text:span text:style-name="T46_7">ostatnich</text:span><text:span text:style-name="T46_8"><text:s/></text:span><text:span text:style-name="T46_9">aplikaci</text:span><text:span text:style-name="T46_10"><text:s/></text:span><text:span text:style-name="T46_11">na</text:span><text:span text:style-name="T46_12"><text:s/></text:span><text:span text:style-name="T46_13">fyzickem</text:span><text:span text:style-name="T46_14"><text:s/></text:span><text:span text:style-name="T46_15">stroji</text:span><text:span text:style-name="T46_16">.</text:span></text:p>
                            </text:list-item>
                            <text:list-item>
                              <text:p text:style-name="P47"><text:span text:style-name="T47_1">Beh</text:span><text:span text:style-name="T47_2"><text:s/></text:span><text:span text:style-name="T47_3">aplikace</text:span><text:span text:style-name="T47_4"><text:s/></text:span><text:span text:style-name="T47_5">musi</text:span><text:span text:style-name="T47_6"><text:s/></text:span><text:span text:style-name="T47_7">skoncit</text:span><text:span text:style-name="T47_8"><text:s/></text:span><text:span text:style-name="T47_9">do</text:span><text:span text:style-name="T47_10"><text:s/>30</text:span><text:span text:style-name="T47_11">s</text:span><text:span text:style-name="T47_12">.</text:span></text:p>
                            </text:list-item>
                            <text:list-item>
                              <text:p text:style-name="P48"><text:span text:style-name="T48_1">Aplikace</text:span><text:span text:style-name="T48_2"><text:s/></text:span><text:span text:style-name="T48_3">nesmi</text:span><text:span text:style-name="T48_4"><text:s/></text:span><text:span text:style-name="T48_5">zapisovat</text:span><text:span text:style-name="T48_6"><text:s/></text:span><text:span text:style-name="T48_7">na</text:span><text:span text:style-name="T48_8"><text:s/></text:span><text:span text:style-name="T48_9">filesystem</text:span><text:span text:style-name="T48_10">.</text:span></text:p>
                              <text:list>
                                <text:list-item>
                                  <text:p text:style-name="P49"><text:span text:style-name="T49_1">Pro</text:span><text:span text:style-name="T49_2"><text:s/></text:span><text:span text:style-name="T49_3">storage</text:span><text:span text:style-name="T49_4"><text:s/></text:span><text:span text:style-name="T49_5">pouzivate</text:span><text:span text:style-name="T49_6"><text:s/></text:span><text:span text:style-name="T49_7">Memchache</text:span><text:span text:style-name="T49_8"><text:s/></text:span><text:span text:style-name="T49_9">nebo</text:span><text:span text:style-name="T49_10"><text:s/></text:span><text:span text:style-name="T49_11">DataStor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0"><text:span text:style-name="T50_1">MS</text:span><text:span text:style-name="T50_2"><text:s/></text:span><text:span text:style-name="T50_3">Azure</text:span><text:span text:style-name="T50_4"><text:note text:note-class="footnote"><text:note-citation/><text:note-body><text:p text:style-name="P51"><text:span text:style-name="T51_1"><text:a xlink:type="simple" xlink:href="http://www.microsoft.com/windowsazure/"><text:span text:style-name="T51_2">http</text:span></text:a></text:span><text:span text:style-name="T51_3"><text:a xlink:type="simple" xlink:href="http://www.microsoft.com/windowsazure/"><text:span text:style-name="T51_4">://</text:span></text:a></text:span><text:span text:style-name="T51_5"><text:a xlink:type="simple" xlink:href="http://www.microsoft.com/windowsazure/"><text:span text:style-name="T51_6">www</text:span></text:a></text:span><text:span text:style-name="T51_7"><text:a xlink:type="simple" xlink:href="http://www.microsoft.com/windowsazure/"><text:span text:style-name="T51_8">.</text:span></text:a></text:span><text:span text:style-name="T51_9"><text:a xlink:type="simple" xlink:href="http://www.microsoft.com/windowsazure/"><text:span text:style-name="T51_10">microsoft</text:span></text:a></text:span><text:span text:style-name="T51_11"><text:a xlink:type="simple" xlink:href="http://www.microsoft.com/windowsazure/"><text:span text:style-name="T51_12">.</text:span></text:a></text:span><text:span text:style-name="T51_13"><text:a xlink:type="simple" xlink:href="http://www.microsoft.com/windowsazure/"><text:span text:style-name="T51_14">com</text:span></text:a></text:span><text:span text:style-name="T51_15"><text:a xlink:type="simple" xlink:href="http://www.microsoft.com/windowsazure/"><text:span text:style-name="T51_16">/</text:span></text:a></text:span><text:span text:style-name="T51_17"><text:a xlink:type="simple" xlink:href="http://www.microsoft.com/windowsazure/"><text:span text:style-name="T51_18">windowsazure</text:span></text:a></text:span><text:span text:style-name="T51_19"><text:a xlink:type="simple" xlink:href="http://www.microsoft.com/windowsazure/"><text:span text:style-name="T51_20">/</text:span></text:a></text:span></text:p></text:note-body></text:note></text:span></text:p>
                  <text:list>
                    <text:list-item>
                      <text:p text:style-name="P52"><text:span text:style-name="T52_1">Platforma</text:span></text:p>
                      <text:list>
                        <text:list-item>
                          <text:p text:style-name="P53"><text:span text:style-name="T53_1">Microsoft</text:span><text:span text:style-name="T53_2"><text:s/></text:span><text:span text:style-name="T53_3">nabizi</text:span><text:span text:style-name="T53_4"><text:s/></text:span><text:span text:style-name="T53_5">sirsi</text:span><text:span text:style-name="T53_6"><text:s/></text:span><text:span text:style-name="T53_7">podporu</text:span><text:span text:style-name="T53_8"><text:s/></text:span><text:span text:style-name="T53_9">nez</text:span><text:span text:style-name="T53_10"><text:s/></text:span><text:span text:style-name="T53_11">jen</text:span><text:span text:style-name="T53_12"><text:s/></text:span><text:span text:style-name="T53_13">pro</text:span><text:span text:style-name="T53_14"><text:s/></text:span><text:span text:style-name="T53_15">sve</text:span><text:span text:style-name="T53_16"><text:s/>.</text:span><text:span text:style-name="T53_17">Net</text:span><text:span text:style-name="T53_18"><text:s/></text:span><text:span text:style-name="T53_19">Aplikace</text:span></text:p>
                        </text:list-item>
                        <text:list-item>
                          <text:p text:style-name="P54"><text:span text:style-name="T54_1">.</text:span><text:span text:style-name="T54_2">NET</text:span><text:span text:style-name="T54_3">,<text:s/></text:span><text:span text:style-name="T54_4">Ruby</text:span><text:span text:style-name="T54_5">,<text:s/></text:span><text:span text:style-name="T54_6">Java</text:span><text:span text:style-name="T54_7">,<text:s/></text:span><text:span text:style-name="T54_8">PHP</text:span></text:p>
                        </text:list-item>
                      </text:list>
                    </text:list-item>
                    <text:list-item>
                      <text:p text:style-name="P55"><text:span text:style-name="T55_1">Limity</text:span></text:p>
                      <text:list>
                        <text:list-item>
                          <text:p text:style-name="P56"/>
                        </text:list-item>
                      </text:list>
                    </text:list-item>
                    <text:list-item>
                      <text:p text:style-name="P57"><text:span text:style-name="T57_1">Microsoft</text:span><text:span text:style-name="T57_2"><text:s/></text:span><text:span text:style-name="T57_3">je</text:span><text:span text:style-name="T57_4"><text:s/></text:span><text:span text:style-name="T57_5">jeden</text:span><text:span text:style-name="T57_6"><text:s/></text:span><text:span text:style-name="T57_7">z</text:span><text:span text:style-name="T57_8"><text:s/></text:span><text:span text:style-name="T57_9">mala</text:span><text:span text:style-name="T57_10"><text:s/></text:span><text:span text:style-name="T57_11">poskytovatelu</text:span><text:span text:style-name="T57_12"><text:s/></text:span><text:span text:style-name="T57_13">Cloud</text:span><text:span text:style-name="T57_14"><text:s/></text:span><text:span text:style-name="T57_15">Sluzeb</text:span><text:span text:style-name="T57_16"><text:s/></text:span><text:span text:style-name="T57_17">PaaS</text:span><text:span text:style-name="T57_18">,<text:s/></text:span><text:span text:style-name="T57_19">ktery</text:span><text:span text:style-name="T57_20"><text:s/></text:span><text:span text:style-name="T57_21">nabizi</text:span><text:span text:style-name="T57_22"><text:s/></text:span><text:span text:style-name="T57_23">plnohodnoutnou</text:span><text:span text:style-name="T57_24"><text:s/></text:span><text:span text:style-name="T57_25">relacni</text:span><text:span text:style-name="T57_26"><text:s/></text:span><text:span text:style-name="T57_27">databazi</text:span><text:span text:style-name="T57_28"><text:s/>(</text:span><text:span text:style-name="T57_29">muzete</text:span><text:span text:style-name="T57_30"><text:s/></text:span><text:span text:style-name="T57_31">delat</text:span><text:span text:style-name="T57_32"><text:s/></text:span><text:span text:style-name="T57_33">join</text:span><text:span text:style-name="T57_34">,<text:s/></text:span><text:span text:style-name="T57_35">psat</text:span><text:span text:style-name="T57_36"><text:s/></text:span><text:span text:style-name="T57_37">triggery</text:span><text:span text:style-name="T57_38">...<text:s/></text:span><text:span text:style-name="T57_39">na</text:span><text:span text:style-name="T57_40"><text:s/></text:span><text:span text:style-name="T57_41">rozdil</text:span><text:span text:style-name="T57_42"><text:s/></text:span><text:span text:style-name="T57_43">od</text:span><text:span text:style-name="T57_44"><text:s/></text:span><text:span text:style-name="T57_45">Amazon</text:span><text:span text:style-name="T57_46"><text:s/></text:span><text:span text:style-name="T57_47">SimpleDB</text:span><text:span text:style-name="T57_48">,<text:s/></text:span><text:span text:style-name="T57_49">kde</text:span><text:span text:style-name="T57_50"><text:s/></text:span><text:span text:style-name="T57_51">mate</text:span><text:span text:style-name="T57_52"><text:s/></text:span><text:span text:style-name="T57_53">k</text:span><text:span text:style-name="T57_54"><text:s/></text:span><text:span text:style-name="T57_55">dispozici</text:span><text:span text:style-name="T57_56"><text:s/></text:span><text:span text:style-name="T57_57">jen</text:span><text:span text:style-name="T57_58"><text:s/>2</text:span><text:span text:style-name="T57_59">D</text:span><text:span text:style-name="T57_60"><text:s/></text:span><text:span text:style-name="T57_61">tabulku</text:span><text:span text:style-name="T57_62"><text:s/></text:span><text:span text:style-name="T57_63">slouzici</text:span><text:span text:style-name="T57_64"><text:s/></text:span><text:span text:style-name="T57_65">hlavne</text:span><text:span text:style-name="T57_66"><text:s/></text:span><text:span text:style-name="T57_67">jako</text:span><text:span text:style-name="T57_68"><text:s/></text:span><text:span text:style-name="T57_69">Storage</text:span><text:span text:style-name="T57_70">)<text:s/>-<text:s/></text:span><text:span text:style-name="T57_71">v</text:span><text:span text:style-name="T57_72"><text:s/></text:span><text:span text:style-name="T57_73">tomto</text:span><text:span text:style-name="T57_74"><text:s/></text:span><text:span text:style-name="T57_75">pripade</text:span><text:span text:style-name="T57_76"><text:s/></text:span><text:span text:style-name="T57_77">modifikovany</text:span><text:span text:style-name="T57_78"><text:s/></text:span><text:span text:style-name="T57_79">Microsoft</text:span><text:span text:style-name="T57_80"><text:s/></text:span><text:span text:style-name="T57_81">SQL</text:span><text:span text:style-name="T57_82"><text:s/></text:span><text:span text:style-name="T57_83">Server</text:span><text:span text:style-name="T57_84">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8"><text:span text:style-name="T58_1">Software</text:span><text:span text:style-name="T58_2"><text:s/></text:span><text:span text:style-name="T58_3">as</text:span><text:span text:style-name="T58_4"><text:s/></text:span><text:span text:style-name="T58_5">a</text:span><text:span text:style-name="T58_6"><text:s/></text:span><text:span text:style-name="T58_7">Service</text:span></text:p>
          <text:list>
            <text:list-item>
              <text:p text:style-name="P59"><text:span text:style-name="T59_1">Model</text:span><text:span text:style-name="T59_2"><text:s/></text:span><text:span text:style-name="T59_3">pronajmu</text:span><text:span text:style-name="T59_4"><text:s/></text:span><text:span text:style-name="T59_5">hotovych</text:span><text:span text:style-name="T59_6"><text:s/></text:span><text:span text:style-name="T59_7">aplikace</text:span><text:span text:style-name="T59_8">,<text:s/></text:span><text:span text:style-name="T59_9">ktere</text:span><text:span text:style-name="T59_10"><text:s/></text:span><text:span text:style-name="T59_11">jsou</text:span><text:span text:style-name="T59_12"><text:s/></text:span><text:span text:style-name="T59_13">k</text:span><text:span text:style-name="T59_14"><text:s/></text:span><text:span text:style-name="T59_15">dispozici</text:span><text:span text:style-name="T59_16"><text:s/></text:span><text:span text:style-name="T59_17">klientovi</text:span><text:span text:style-name="T59_18"><text:s/></text:span><text:span text:style-name="T59_19">skrze</text:span><text:span text:style-name="T59_20"><text:s/></text:span><text:span text:style-name="T59_21">interface</text:span><text:span text:style-name="T59_22"><text:s/>(</text:span><text:span text:style-name="T59_23">dneska</text:span><text:span text:style-name="T59_24"><text:s/></text:span><text:span text:style-name="T59_25">nejcasteji</text:span><text:span text:style-name="T59_26"><text:s/></text:span><text:span text:style-name="T59_27">kombinace</text:span><text:span text:style-name="T59_28"><text:s/></text:span><text:span text:style-name="T59_29">REST</text:span><text:span text:style-name="T59_30">+</text:span><text:span text:style-name="T59_31">JSON</text:span><text:span text:style-name="T59_32"><text:note text:note-class="footnote"><text:note-citation/><text:note-body><text:p text:style-name="P60"><text:span text:style-name="T60_1"><text:a xlink:type="simple" xlink:href="http://en.wikipedia.org/wiki/Representational_State_Transfer"><text:span text:style-name="T60_2">http</text:span></text:a></text:span><text:span text:style-name="T60_3"><text:a xlink:type="simple" xlink:href="http://en.wikipedia.org/wiki/Representational_State_Transfer"><text:span text:style-name="T60_4">://</text:span></text:a></text:span><text:span text:style-name="T60_5"><text:a xlink:type="simple" xlink:href="http://en.wikipedia.org/wiki/Representational_State_Transfer"><text:span text:style-name="T60_6">en</text:span></text:a></text:span><text:span text:style-name="T60_7"><text:a xlink:type="simple" xlink:href="http://en.wikipedia.org/wiki/Representational_State_Transfer"><text:span text:style-name="T60_8">.</text:span></text:a></text:span><text:span text:style-name="T60_9"><text:a xlink:type="simple" xlink:href="http://en.wikipedia.org/wiki/Representational_State_Transfer"><text:span text:style-name="T60_10">wikipedia</text:span></text:a></text:span><text:span text:style-name="T60_11"><text:a xlink:type="simple" xlink:href="http://en.wikipedia.org/wiki/Representational_State_Transfer"><text:span text:style-name="T60_12">.</text:span></text:a></text:span><text:span text:style-name="T60_13"><text:a xlink:type="simple" xlink:href="http://en.wikipedia.org/wiki/Representational_State_Transfer"><text:span text:style-name="T60_14">org</text:span></text:a></text:span><text:span text:style-name="T60_15"><text:a xlink:type="simple" xlink:href="http://en.wikipedia.org/wiki/Representational_State_Transfer"><text:span text:style-name="T60_16">/</text:span></text:a></text:span><text:span text:style-name="T60_17"><text:a xlink:type="simple" xlink:href="http://en.wikipedia.org/wiki/Representational_State_Transfer"><text:span text:style-name="T60_18">wiki</text:span></text:a></text:span><text:span text:style-name="T60_19"><text:a xlink:type="simple" xlink:href="http://en.wikipedia.org/wiki/Representational_State_Transfer"><text:span text:style-name="T60_20">/</text:span></text:a></text:span><text:span text:style-name="T60_21"><text:a xlink:type="simple" xlink:href="http://en.wikipedia.org/wiki/Representational_State_Transfer"><text:span text:style-name="T60_22">Representational</text:span></text:a></text:span><text:span text:style-name="T60_23"><text:a xlink:type="simple" xlink:href="http://en.wikipedia.org/wiki/Representational_State_Transfer"><text:span text:style-name="T60_24">_</text:span></text:a></text:span><text:span text:style-name="T60_25"><text:a xlink:type="simple" xlink:href="http://en.wikipedia.org/wiki/Representational_State_Transfer"><text:span text:style-name="T60_26">State</text:span></text:a></text:span><text:span text:style-name="T60_27"><text:a xlink:type="simple" xlink:href="http://en.wikipedia.org/wiki/Representational_State_Transfer"><text:span text:style-name="T60_28">_</text:span></text:a></text:span><text:span text:style-name="T60_29"><text:a xlink:type="simple" xlink:href="http://en.wikipedia.org/wiki/Representational_State_Transfer"><text:span text:style-name="T60_30">Transfer</text:span></text:a></text:span></text:p></text:note-body></text:note></text:span><text:span text:style-name="T60_31">,<text:s/></text:span><text:span text:style-name="T60_32">drive</text:span><text:span text:style-name="T60_33"><text:s/>(</text:span><text:span text:style-name="T60_34">dnes</text:span><text:span text:style-name="T60_35"><text:s/></text:span><text:span text:style-name="T60_36">spise</text:span><text:span text:style-name="T60_37"><text:s/></text:span><text:span text:style-name="T60_38">umirajici</text:span><text:span text:style-name="T60_39">)<text:s/></text:span><text:span text:style-name="T60_40">WebServices</text:span><text:span text:style-name="T60_41"><text:note text:note-class="footnote"><text:note-citation/><text:note-body><text:p text:style-name="P61"><text:span text:style-name="T61_1"><text:a xlink:type="simple" xlink:href="http://en.wikipedia.org/wiki/Web_services"><text:span text:style-name="T61_2">http</text:span></text:a></text:span><text:span text:style-name="T61_3"><text:a xlink:type="simple" xlink:href="http://en.wikipedia.org/wiki/Web_services"><text:span text:style-name="T61_4">://</text:span></text:a></text:span><text:span text:style-name="T61_5"><text:a xlink:type="simple" xlink:href="http://en.wikipedia.org/wiki/Web_services"><text:span text:style-name="T61_6">en</text:span></text:a></text:span><text:span text:style-name="T61_7"><text:a xlink:type="simple" xlink:href="http://en.wikipedia.org/wiki/Web_services"><text:span text:style-name="T61_8">.</text:span></text:a></text:span><text:span text:style-name="T61_9"><text:a xlink:type="simple" xlink:href="http://en.wikipedia.org/wiki/Web_services"><text:span text:style-name="T61_10">wikipedia</text:span></text:a></text:span><text:span text:style-name="T61_11"><text:a xlink:type="simple" xlink:href="http://en.wikipedia.org/wiki/Web_services"><text:span text:style-name="T61_12">.</text:span></text:a></text:span><text:span text:style-name="T61_13"><text:a xlink:type="simple" xlink:href="http://en.wikipedia.org/wiki/Web_services"><text:span text:style-name="T61_14">org</text:span></text:a></text:span><text:span text:style-name="T61_15"><text:a xlink:type="simple" xlink:href="http://en.wikipedia.org/wiki/Web_services"><text:span text:style-name="T61_16">/</text:span></text:a></text:span><text:span text:style-name="T61_17"><text:a xlink:type="simple" xlink:href="http://en.wikipedia.org/wiki/Web_services"><text:span text:style-name="T61_18">wiki</text:span></text:a></text:span><text:span text:style-name="T61_19"><text:a xlink:type="simple" xlink:href="http://en.wikipedia.org/wiki/Web_services"><text:span text:style-name="T61_20">/</text:span></text:a></text:span><text:span text:style-name="T61_21"><text:a xlink:type="simple" xlink:href="http://en.wikipedia.org/wiki/Web_services"><text:span text:style-name="T61_22">Web</text:span></text:a></text:span><text:span text:style-name="T61_23"><text:a xlink:type="simple" xlink:href="http://en.wikipedia.org/wiki/Web_services"><text:span text:style-name="T61_24">_</text:span></text:a></text:span><text:span text:style-name="T61_25"><text:a xlink:type="simple" xlink:href="http://en.wikipedia.org/wiki/Web_services"><text:span text:style-name="T61_26">services</text:span></text:a></text:span></text:p></text:note-body></text:note></text:span><text:span text:style-name="T61_27">)<text:s/></text:span><text:span text:style-name="T61_28">ci</text:span><text:span text:style-name="T61_29"><text:s/></text:span><text:span text:style-name="T61_30">uzivatelske</text:span><text:span text:style-name="T61_31"><text:s/></text:span><text:span text:style-name="T61_32">rozhrani</text:span><text:span text:style-name="T61_33"><text:s/>(</text:span><text:span text:style-name="T61_34">Facebook</text:span><text:span text:style-name="T61_35">,<text:s/></text:span><text:span text:style-name="T61_36">YouTube</text:span><text:span text:style-name="T61_37">,<text:s/></text:span><text:span text:style-name="T61_38">BaseCampHQ</text:span><text:span text:style-name="T61_39">,<text:s/></text:span><text:span text:style-name="T61_40">Google</text:span><text:span text:style-name="T61_41"><text:s/></text:span><text:span text:style-name="T61_42">Apps</text:span><text:span text:style-name="T61_43">..<text:s/>).</text:span></text:p>
            </text:list-item>
            <text:list-item>
              <text:p text:style-name="P62"><text:span text:style-name="T62_1">Software</text:span><text:span text:style-name="T62_2"><text:s/></text:span><text:span text:style-name="T62_3">as</text:span><text:span text:style-name="T62_4"><text:s/></text:span><text:span text:style-name="T62_5">a</text:span><text:span text:style-name="T62_6"><text:s/></text:span><text:span text:style-name="T62_7">Service</text:span><text:span text:style-name="T62_8"><text:s/></text:span><text:span text:style-name="T62_9">je</text:span><text:span text:style-name="T62_10"><text:s/></text:span><text:span text:style-name="T62_11">zvlast</text:span><text:span text:style-name="T62_12"><text:s/></text:span><text:span text:style-name="T62_13">uzitecna</text:span><text:span text:style-name="T62_14"><text:s/></text:span><text:span text:style-name="T62_15">mimo</text:span><text:span text:style-name="T62_16"><text:s/></text:span><text:span text:style-name="T62_17">jine</text:span><text:span text:style-name="T62_18"><text:s/></text:span><text:span text:style-name="T62_19">v</text:span><text:span text:style-name="T62_20"><text:s/></text:span><text:span text:style-name="T62_21">oblastni</text:span><text:span text:style-name="T62_22"><text:s/></text:span><text:span text:style-name="T62_23">semantickeho</text:span><text:span text:style-name="T62_24"><text:s/></text:span><text:span text:style-name="T62_25">webu</text:span><text:span text:style-name="T62_26">,<text:s/></text:span><text:span text:style-name="T62_27">REST</text:span><text:span text:style-name="T62_28"><text:s/></text:span><text:span text:style-name="T62_29">pristup</text:span><text:span text:style-name="T62_30"><text:s/></text:span><text:span text:style-name="T62_31">k</text:span><text:span text:style-name="T62_32"><text:s/></text:span><text:span text:style-name="T62_33">semantickym</text:span><text:span text:style-name="T62_34"><text:s/></text:span><text:span text:style-name="T62_35">informacim</text:span><text:span text:style-name="T62_36"><text:s/>(</text:span><text:span text:style-name="T62_37">ontologie</text:span><text:span text:style-name="T62_38"><text:s/></text:span><text:span text:style-name="T62_39">FOAF</text:span><text:span text:style-name="T62_40"><text:note text:note-class="footnote"><text:note-citation/><text:note-body><text:p text:style-name="P63"><text:span text:style-name="T63_1"><text:a xlink:type="simple" xlink:href="http://en.wikipedia.org/wiki/FOAF_(software)"><text:span text:style-name="T63_2">http</text:span></text:a></text:span><text:span text:style-name="T63_3"><text:a xlink:type="simple" xlink:href="http://en.wikipedia.org/wiki/FOAF_(software)"><text:span text:style-name="T63_4">://</text:span></text:a></text:span><text:span text:style-name="T63_5"><text:a xlink:type="simple" xlink:href="http://en.wikipedia.org/wiki/FOAF_(software)"><text:span text:style-name="T63_6">en</text:span></text:a></text:span><text:span text:style-name="T63_7"><text:a xlink:type="simple" xlink:href="http://en.wikipedia.org/wiki/FOAF_(software)"><text:span text:style-name="T63_8">.</text:span></text:a></text:span><text:span text:style-name="T63_9"><text:a xlink:type="simple" xlink:href="http://en.wikipedia.org/wiki/FOAF_(software)"><text:span text:style-name="T63_10">wikipedia</text:span></text:a></text:span><text:span text:style-name="T63_11"><text:a xlink:type="simple" xlink:href="http://en.wikipedia.org/wiki/FOAF_(software)"><text:span text:style-name="T63_12">.</text:span></text:a></text:span><text:span text:style-name="T63_13"><text:a xlink:type="simple" xlink:href="http://en.wikipedia.org/wiki/FOAF_(software)"><text:span text:style-name="T63_14">org</text:span></text:a></text:span><text:span text:style-name="T63_15"><text:a xlink:type="simple" xlink:href="http://en.wikipedia.org/wiki/FOAF_(software)"><text:span text:style-name="T63_16">/</text:span></text:a></text:span><text:span text:style-name="T63_17"><text:a xlink:type="simple" xlink:href="http://en.wikipedia.org/wiki/FOAF_(software)"><text:span text:style-name="T63_18">wiki</text:span></text:a></text:span><text:span text:style-name="T63_19"><text:a xlink:type="simple" xlink:href="http://en.wikipedia.org/wiki/FOAF_(software)"><text:span text:style-name="T63_20">/</text:span></text:a></text:span><text:span text:style-name="T63_21"><text:a xlink:type="simple" xlink:href="http://en.wikipedia.org/wiki/FOAF_(software)"><text:span text:style-name="T63_22">FOAF</text:span></text:a></text:span><text:span text:style-name="T63_23"><text:a xlink:type="simple" xlink:href="http://en.wikipedia.org/wiki/FOAF_(software)"><text:span text:style-name="T63_24">_(</text:span></text:a></text:span><text:span text:style-name="T63_25"><text:a xlink:type="simple" xlink:href="http://en.wikipedia.org/wiki/FOAF_(software)"><text:span text:style-name="T63_26">software</text:span></text:a></text:span><text:span text:style-name="T63_27"><text:a xlink:type="simple" xlink:href="http://en.wikipedia.org/wiki/FOAF_(software)"><text:span text:style-name="T63_28">)</text:span></text:a></text:span></text:p></text:note-body></text:note></text:span><text:span text:style-name="T63_29"><text:s/></text:span><text:span text:style-name="T63_30">u</text:span><text:span text:style-name="T63_31"><text:s/></text:span><text:span text:style-name="T63_32">socialnich</text:span><text:span text:style-name="T63_33"><text:s/></text:span><text:span text:style-name="T63_34">siti</text:span><text:span text:style-name="T63_35"><text:s/>-<text:s/></text:span><text:span text:style-name="T63_36">Facebook</text:span><text:span text:style-name="T63_37">..)<text:s/></text:span><text:span text:style-name="T63_38">a</text:span><text:span text:style-name="T63_39"><text:s/></text:span><text:span text:style-name="T63_40">rozsahle</text:span><text:span text:style-name="T63_41"><text:s/></text:span><text:span text:style-name="T63_42">vypocetni</text:span><text:span text:style-name="T63_43"><text:s/></text:span><text:span text:style-name="T63_44">moznosti</text:span><text:span text:style-name="T63_45"><text:s/></text:span><text:span text:style-name="T63_46">prinasi</text:span><text:span text:style-name="T63_47"><text:s/></text:span><text:span text:style-name="T63_48">velky</text:span><text:span text:style-name="T63_49"><text:s/></text:span><text:span text:style-name="T63_50">potencial</text:span><text:span text:style-name="T63_51"><text:s/></text:span><text:span text:style-name="T63_52">pro</text:span><text:span text:style-name="T63_53"><text:s/></text:span><text:span text:style-name="T63_54">algoritmy</text:span><text:span text:style-name="T63_55"><text:s/></text:span><text:span text:style-name="T63_56">umele</text:span><text:span text:style-name="T63_57"><text:s/></text:span><text:span text:style-name="T63_58">inteligence</text:span><text:span text:style-name="T63_59"><text:s/></text:span><text:span text:style-name="T63_60">nebo</text:span><text:span text:style-name="T63_61"><text:s/></text:span><text:span text:style-name="T63_62">automated</text:span><text:span text:style-name="T63_63"><text:s/></text:span><text:span text:style-name="T63_64">reasoning</text:span><text:span text:style-name="T63_65">.</text:span></text:p>
            </text:list-item>
            <text:list-item>
              <text:p text:style-name="P64"><text:span text:style-name="T64_1">Priklady</text:span><text:span text:style-name="T64_2"><text:s/></text:span><text:span text:style-name="T64_3">znamych</text:span><text:span text:style-name="T64_4"><text:s/></text:span><text:span text:style-name="T64_5">aplikaci</text:span></text:p>
              <text:list>
                <text:list-item>
                  <text:p text:style-name="P65"><text:span text:style-name="T65_1">Google</text:span><text:span text:style-name="T65_2"><text:s/></text:span><text:span text:style-name="T65_3">Apps</text:span><text:span text:style-name="T65_4"><text:note text:note-class="footnote"><text:note-citation/><text:note-body><text:p text:style-name="P66"><text:span text:style-name="T66_1"><text:a xlink:type="simple" xlink:href="http://www.google.com/apps/intl/en/business/index.html"><text:span text:style-name="T66_2">http</text:span></text:a></text:span><text:span text:style-name="T66_3"><text:a xlink:type="simple" xlink:href="http://www.google.com/apps/intl/en/business/index.html"><text:span text:style-name="T66_4">://</text:span></text:a></text:span><text:span text:style-name="T66_5"><text:a xlink:type="simple" xlink:href="http://www.google.com/apps/intl/en/business/index.html"><text:span text:style-name="T66_6">www</text:span></text:a></text:span><text:span text:style-name="T66_7"><text:a xlink:type="simple" xlink:href="http://www.google.com/apps/intl/en/business/index.html"><text:span text:style-name="T66_8">.</text:span></text:a></text:span><text:span text:style-name="T66_9"><text:a xlink:type="simple" xlink:href="http://www.google.com/apps/intl/en/business/index.html"><text:span text:style-name="T66_10">google</text:span></text:a></text:span><text:span text:style-name="T66_11"><text:a xlink:type="simple" xlink:href="http://www.google.com/apps/intl/en/business/index.html"><text:span text:style-name="T66_12">.</text:span></text:a></text:span><text:span text:style-name="T66_13"><text:a xlink:type="simple" xlink:href="http://www.google.com/apps/intl/en/business/index.html"><text:span text:style-name="T66_14">com</text:span></text:a></text:span><text:span text:style-name="T66_15"><text:a xlink:type="simple" xlink:href="http://www.google.com/apps/intl/en/business/index.html"><text:span text:style-name="T66_16">/</text:span></text:a></text:span><text:span text:style-name="T66_17"><text:a xlink:type="simple" xlink:href="http://www.google.com/apps/intl/en/business/index.html"><text:span text:style-name="T66_18">apps</text:span></text:a></text:span><text:span text:style-name="T66_19"><text:a xlink:type="simple" xlink:href="http://www.google.com/apps/intl/en/business/index.html"><text:span text:style-name="T66_20">/</text:span></text:a></text:span><text:span text:style-name="T66_21"><text:a xlink:type="simple" xlink:href="http://www.google.com/apps/intl/en/business/index.html"><text:span text:style-name="T66_22">intl</text:span></text:a></text:span><text:span text:style-name="T66_23"><text:a xlink:type="simple" xlink:href="http://www.google.com/apps/intl/en/business/index.html"><text:span text:style-name="T66_24">/</text:span></text:a></text:span><text:span text:style-name="T66_25"><text:a xlink:type="simple" xlink:href="http://www.google.com/apps/intl/en/business/index.html"><text:span text:style-name="T66_26">en</text:span></text:a></text:span><text:span text:style-name="T66_27"><text:a xlink:type="simple" xlink:href="http://www.google.com/apps/intl/en/business/index.html"><text:span text:style-name="T66_28">/</text:span></text:a></text:span><text:span text:style-name="T66_29"><text:a xlink:type="simple" xlink:href="http://www.google.com/apps/intl/en/business/index.html"><text:span text:style-name="T66_30">business</text:span></text:a></text:span><text:span text:style-name="T66_31"><text:a xlink:type="simple" xlink:href="http://www.google.com/apps/intl/en/business/index.html"><text:span text:style-name="T66_32">/</text:span></text:a></text:span><text:span text:style-name="T66_33"><text:a xlink:type="simple" xlink:href="http://www.google.com/apps/intl/en/business/index.html"><text:span text:style-name="T66_34">index</text:span></text:a></text:span><text:span text:style-name="T66_35"><text:a xlink:type="simple" xlink:href="http://www.google.com/apps/intl/en/business/index.html"><text:span text:style-name="T66_36">.</text:span></text:a></text:span><text:span text:style-name="T66_37"><text:a xlink:type="simple" xlink:href="http://www.google.com/apps/intl/en/business/index.html"><text:span text:style-name="T66_38">html</text:span></text:a></text:span></text:p></text:note-body></text:note></text:span></text:p>
                  <text:list>
                    <text:list-item>
                      <text:p text:style-name="P67"><text:span text:style-name="T67_1">E</text:span><text:span text:style-name="T67_2">-</text:span><text:span text:style-name="T67_3">mail</text:span><text:span text:style-name="T67_4">,<text:s/></text:span><text:span text:style-name="T67_5">kalendar</text:span><text:span text:style-name="T67_6">,<text:s/></text:span><text:span text:style-name="T67_7">Chat</text:span><text:span text:style-name="T67_8"><text:s/>(</text:span><text:span text:style-name="T67_9">Jabber</text:span><text:span text:style-name="T67_10">)<text:s/></text:span><text:span text:style-name="T67_11">a</text:span><text:span text:style-name="T67_12"><text:s/></text:span><text:span text:style-name="T67_13">dalsi</text:span><text:span text:style-name="T67_14"><text:s/></text:span><text:span text:style-name="T67_15">sluzby</text:span></text:p>
                    </text:list-item>
                  </text:list>
                </text:list-item>
                <text:list-item>
                  <text:p text:style-name="P68"><text:span text:style-name="T68_1">Microsoft</text:span><text:span text:style-name="T68_2"><text:s/></text:span><text:span text:style-name="T68_3">Live</text:span></text:p>
                  <text:list>
                    <text:list-item>
                      <text:p text:style-name="P69"><text:span text:style-name="T69_1">konkurence</text:span><text:span text:style-name="T69_2"><text:s/></text:span><text:span text:style-name="T69_3">Google</text:span><text:span text:style-name="T69_4"><text:s/></text:span><text:span text:style-name="T69_5">Apps</text:span><text:span text:style-name="T69_6">,<text:s/></text:span><text:span text:style-name="T69_7">snazi</text:span><text:span text:style-name="T69_8"><text:s/></text:span><text:span text:style-name="T69_9">se</text:span><text:span text:style-name="T69_10"><text:s/></text:span><text:span text:style-name="T69_11">o</text:span><text:span text:style-name="T69_12"><text:s/></text:span><text:span text:style-name="T69_13">MS</text:span><text:span text:style-name="T69_14"><text:s/></text:span><text:span text:style-name="T69_15">Office</text:span><text:span text:style-name="T69_16"><text:s/></text:span><text:span text:style-name="T69_17">Online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P70" text:outline-level="10"><text:bookmark-start text:name="h.cx8tj662n5p"/><text:bookmark-end text:name="h.cx8tj662n5p"/><text:span text:style-name="T70_1">Náklady</text:span><text:span text:style-name="T70_2"><text:s/></text:span><text:span text:style-name="T70_3">na</text:span><text:span text:style-name="T70_4"><text:s/></text:span><text:span text:style-name="T70_5">provoz</text:span></text:h>
      <text:p text:style-name="P71"><text:span text:style-name="T71_1">Pay</text:span><text:span text:style-name="T71_2">-</text:span><text:span text:style-name="T71_3">As</text:span><text:span text:style-name="T71_4">-</text:span><text:span text:style-name="T71_5">You</text:span><text:span text:style-name="T71_6">-</text:span><text:span text:style-name="T71_7">Go</text:span></text:p>
      <text:list text:style-name="LS2" xml:id="list47">
        <text:list-item>
          <text:p text:style-name="P72"><text:span text:style-name="T72_1">Platite</text:span><text:span text:style-name="T72_2"><text:s/></text:span><text:span text:style-name="T72_3">pouze</text:span><text:span text:style-name="T72_4"><text:s/></text:span><text:span text:style-name="T72_5">za</text:span><text:span text:style-name="T72_6"><text:s/></text:span><text:span text:style-name="T72_7">spotrebovane</text:span><text:span text:style-name="T72_8"><text:s/></text:span><text:span text:style-name="T72_9">zdroje</text:span><text:span text:style-name="T72_10"><text:s/>(</text:span><text:span text:style-name="T72_11">pouzite</text:span><text:span text:style-name="T72_12"><text:s/></text:span><text:span text:style-name="T72_13">storage</text:span><text:span text:style-name="T72_14">,<text:s/></text:span><text:span text:style-name="T72_15">vypocetni</text:span><text:span text:style-name="T72_16"><text:s/></text:span><text:span text:style-name="T72_17">cas</text:span><text:span text:style-name="T72_18">,<text:s/></text:span><text:span text:style-name="T72_19">traffic</text:span><text:span text:style-name="T72_20">)</text:span></text:p>
        </text:list-item>
        <text:list-item>
          <text:p text:style-name="P73"><text:span text:style-name="T73_1">Obvykle</text:span><text:span text:style-name="T73_2"><text:s/>0<text:s/></text:span><text:span text:style-name="T73_3">upfront</text:span><text:span text:style-name="T73_4"><text:s/></text:span><text:span text:style-name="T73_5">investment</text:span></text:p>
        </text:list-item>
        <text:list-item>
          <text:p text:style-name="P74"><text:span text:style-name="T74_1">Konsolidovana</text:span><text:span text:style-name="T74_2"><text:s/></text:span><text:span text:style-name="T74_3">fakturace</text:span><text:span text:style-name="T74_4"><text:s text:c="2"/>(</text:span><text:span text:style-name="T74_5">denni</text:span><text:span text:style-name="T74_6">,<text:s/></text:span><text:span text:style-name="T74_7">tydenni</text:span><text:span text:style-name="T74_8">,<text:s/></text:span><text:span text:style-name="T74_9">mesicni</text:span><text:span text:style-name="T74_10"><text:s/></text:span><text:span text:style-name="T74_11">vyuctovani</text:span><text:span text:style-name="T74_12"><text:s/></text:span><text:span text:style-name="T74_13">za</text:span><text:span text:style-name="T74_14"><text:s/></text:span><text:span text:style-name="T74_15">pouzite</text:span><text:span text:style-name="T74_16"><text:s/></text:span><text:span text:style-name="T74_17">sluzby</text:span><text:span text:style-name="T74_18"><text:s/></text:span><text:span text:style-name="T74_19">na</text:span><text:span text:style-name="T74_20"><text:s/></text:span><text:span text:style-name="T74_21">jednoum</text:span><text:span text:style-name="T74_22"><text:s/></text:span><text:span text:style-name="T74_23">uctu</text:span><text:span text:style-name="T74_24">)</text:span></text:p>
          <text:list>
            <text:list-item>
              <text:p text:style-name="P75"><text:span text:style-name="T75_1">Cena</text:span><text:span text:style-name="T75_2"><text:s/></text:span><text:span text:style-name="T75_3">zahrnuje</text:span><text:span text:style-name="T75_4"><text:s/></text:span><text:span text:style-name="T75_5">naklady</text:span><text:span text:style-name="T75_6"><text:s/></text:span><text:span text:style-name="T75_7">na</text:span><text:span text:style-name="T75_8">:</text:span></text:p>
              <text:list>
                <text:list-item>
                  <text:p text:style-name="P76"><text:span text:style-name="T76_1">hardware</text:span></text:p>
                </text:list-item>
                <text:list-item>
                  <text:p text:style-name="P77"><text:span text:style-name="T77_1">maintanance</text:span></text:p>
                </text:list-item>
                <text:list-item>
                  <text:p text:style-name="P78"><text:span text:style-name="T78_1">utitities</text:span></text:p>
                </text:list-item>
                <text:list-item>
                  <text:p text:style-name="P79"><text:span text:style-name="T79_1">pripadne</text:span><text:span text:style-name="T79_2"><text:s/></text:span><text:span text:style-name="T79_3">softwarove</text:span><text:span text:style-name="T79_4"><text:s/></text:span><text:span text:style-name="T79_5">licence</text:span></text:p>
                </text:list-item>
              </text:list>
            </text:list-item>
          </text:list>
        </text:list-item>
        <text:list-item>
          <text:p text:style-name="P80"><text:span text:style-name="T80_1">Vendor</text:span><text:span text:style-name="T80_2"><text:s/></text:span><text:span text:style-name="T80_3">uplatnuje</text:span><text:span text:style-name="T80_4"><text:s/></text:span><text:span text:style-name="T80_5">obvykle</text:span><text:span text:style-name="T80_6"><text:s/></text:span><text:span text:style-name="T80_7">economies</text:span><text:span text:style-name="T80_8">-</text:span><text:span text:style-name="T80_9">of</text:span><text:span text:style-name="T80_10">-</text:span><text:span text:style-name="T80_11">scale</text:span><text:span text:style-name="T80_12"><text:s/>(</text:span><text:span text:style-name="T80_13">jenotkove</text:span><text:span text:style-name="T80_14"><text:s/></text:span><text:span text:style-name="T80_15">mensi</text:span><text:span text:style-name="T80_16"><text:s/></text:span><text:span text:style-name="T80_17">naklady</text:span><text:span text:style-name="T80_18"><text:s/></text:span><text:span text:style-name="T80_19">na</text:span><text:span text:style-name="T80_20"><text:s/></text:span><text:span text:style-name="T80_21">MB</text:span><text:span text:style-name="T80_22"><text:s/></text:span><text:span text:style-name="T80_23">storage</text:span><text:span text:style-name="T80_24">,<text:s/></text:span><text:span text:style-name="T80_25">traffic</text:span><text:span text:style-name="T80_26">,<text:s/></text:span><text:span text:style-name="T80_27">hodinu</text:span><text:span text:style-name="T80_28"><text:s/></text:span><text:span text:style-name="T80_29">procesoroveho</text:span><text:span text:style-name="T80_30"><text:s/></text:span><text:span text:style-name="T80_31">casu</text:span><text:span text:style-name="T80_32">...<text:s/>)</text:span></text:p>
        </text:list-item>
      </text:list>
      <text:p text:style-name="P81"/>
      <text:p text:style-name="P82"><text:span text:style-name="T82_1">Pausal</text:span></text:p>
      <text:list text:style-name="LS3" xml:id="list56">
        <text:list-item>
          <text:p text:style-name="P83"><text:span text:style-name="T83_1">Muzete</text:span><text:span text:style-name="T83_2"><text:s/></text:span><text:span text:style-name="T83_3">si</text:span><text:span text:style-name="T83_4"><text:s/></text:span><text:span text:style-name="T83_5">predplatit</text:span><text:span text:style-name="T83_6"><text:s/></text:span><text:span text:style-name="T83_7">urcity</text:span><text:span text:style-name="T83_8"><text:s/></text:span><text:span text:style-name="T83_9">pocet</text:span><text:span text:style-name="T83_10"><text:s/></text:span><text:span text:style-name="T83_11">hodin</text:span><text:span text:style-name="T83_12"><text:s/></text:span><text:span text:style-name="T83_13">procesoroveho</text:span><text:span text:style-name="T83_14"><text:s/></text:span><text:span text:style-name="T83_15">casu</text:span><text:span text:style-name="T83_16">.</text:span></text:p>
        </text:list-item>
        <text:list-item>
          <text:p text:style-name="P84"><text:span text:style-name="T84_1">Pausal</text:span><text:span text:style-name="T84_2"><text:s/></text:span><text:span text:style-name="T84_3">za</text:span><text:span text:style-name="T84_4"><text:s/></text:span><text:span text:style-name="T84_5">mesicni</text:span><text:span text:style-name="T84_6"><text:s/></text:span><text:span text:style-name="T84_7">provoz</text:span><text:span text:style-name="T84_8"><text:s/></text:span><text:span text:style-name="T84_9">Virtual</text:span><text:span text:style-name="T84_10"><text:s/></text:span><text:span text:style-name="T84_11">Serveru</text:span><text:span text:style-name="T84_12"><text:s/></text:span><text:span text:style-name="T84_13">atd</text:span><text:span text:style-name="T84_14">...</text:span></text:p>
        </text:list-item>
      </text:list>
      <text:h text:style-name="P85" text:outline-level="10"><text:bookmark-start text:name="h.az7wt32ta399"/><text:bookmark-end text:name="h.az7wt32ta399"/><text:span text:style-name="T85_1">Hrozby</text:span></text:h>
      <text:p text:style-name="P86"><text:span text:style-name="T86_1">Bezpecnost</text:span></text:p>
      <text:p text:style-name="P87"><text:span text:style-name="T87_1">V</text:span><text:span text:style-name="T87_2"><text:s/></text:span><text:span text:style-name="T87_3">ramci</text:span><text:span text:style-name="T87_4"><text:s/></text:span><text:span text:style-name="T87_5">jednoduchosti</text:span><text:span text:style-name="T87_6"><text:s/></text:span><text:span text:style-name="T87_7">nabizi</text:span><text:span text:style-name="T87_8"><text:s/></text:span><text:span text:style-name="T87_9">vendori</text:span><text:span text:style-name="T87_10"><text:s/></text:span><text:span text:style-name="T87_11">obvykle</text:span><text:span text:style-name="T87_12"><text:s/></text:span><text:span text:style-name="T87_13">jen</text:span><text:span text:style-name="T87_14"><text:s/></text:span><text:span text:style-name="T87_15">velmi</text:span><text:span text:style-name="T87_16"><text:s/></text:span><text:span text:style-name="T87_17">omezene</text:span><text:span text:style-name="T87_18"><text:s/></text:span><text:span text:style-name="T87_19">moznosti</text:span><text:span text:style-name="T87_20"><text:s/></text:span><text:span text:style-name="T87_21">zabezpeceni</text:span><text:span text:style-name="T87_22">.<text:s/></text:span><text:span text:style-name="T87_23">Uzivatelske</text:span><text:span text:style-name="T87_24"><text:s/></text:span><text:span text:style-name="T87_25">role</text:span><text:span text:style-name="T87_26">,<text:s/></text:span><text:span text:style-name="T87_27">zony</text:span><text:span text:style-name="T87_28"><text:s/></text:span><text:span text:style-name="T87_29">zabezpeceni</text:span><text:span text:style-name="T87_30"><text:s/></text:span><text:span text:style-name="T87_31">vasi</text:span><text:span text:style-name="T87_32"><text:s/></text:span><text:span text:style-name="T87_33">apliakce</text:span><text:span text:style-name="T87_34">,<text:s/></text:span><text:span text:style-name="T87_35">sifrovani</text:span><text:span text:style-name="T87_36">,<text:s/></text:span><text:span text:style-name="T87_37">to</text:span><text:span text:style-name="T87_38"><text:s/></text:span><text:span text:style-name="T87_39">vse</text:span><text:span text:style-name="T87_40"><text:s/></text:span><text:span text:style-name="T87_41">musi</text:span><text:span text:style-name="T87_42"><text:s/></text:span><text:span text:style-name="T87_43">byt</text:span><text:span text:style-name="T87_44"><text:s/></text:span><text:span text:style-name="T87_45">reseno</text:span><text:span text:style-name="T87_46"><text:s/></text:span><text:span text:style-name="T87_47">klientem</text:span><text:span text:style-name="T87_48"><text:s/></text:span><text:span text:style-name="T87_49">cloud</text:span><text:span text:style-name="T87_50"><text:s/></text:span><text:span text:style-name="T87_51">sluzeb</text:span><text:span text:style-name="T87_52">.<text:s/></text:span></text:p>
      <text:p text:style-name="P88"/>
      <text:p text:style-name="P89"><text:span text:style-name="T89_1">Zneuziti</text:span><text:span text:style-name="T89_2"><text:s/></text:span><text:span text:style-name="T89_3">cloud</text:span></text:p>
      <text:p text:style-name="P90"><text:span text:style-name="T90_1">Pouziti</text:span><text:span text:style-name="T90_2"><text:s/></text:span><text:span text:style-name="T90_3">cloud</text:span><text:span text:style-name="T90_4"><text:s/></text:span><text:span text:style-name="T90_5">je</text:span><text:span text:style-name="T90_6"><text:s/></text:span><text:span text:style-name="T90_7">dnes</text:span><text:span text:style-name="T90_8"><text:s/></text:span><text:span text:style-name="T90_9">v</text:span><text:span text:style-name="T90_10"><text:s/></text:span><text:span text:style-name="T90_11">podstate</text:span><text:span text:style-name="T90_12"><text:s/></text:span><text:span text:style-name="T90_13">anonymni</text:span><text:span text:style-name="T90_14"><text:s/>-<text:s/></text:span><text:span text:style-name="T90_15">staci</text:span><text:span text:style-name="T90_16"><text:s/></text:span><text:span text:style-name="T90_17">jedno</text:span><text:span text:style-name="T90_18"><text:s/></text:span><text:span text:style-name="T90_19">cislo</text:span><text:span text:style-name="T90_20"><text:s/></text:span><text:span text:style-name="T90_21">kreditni</text:span><text:span text:style-name="T90_22"><text:s/></text:span><text:span text:style-name="T90_23">karty</text:span><text:span text:style-name="T90_24">.<text:s/></text:span><text:span text:style-name="T90_25">Drive</text:span><text:span text:style-name="T90_26"><text:s/></text:span><text:span text:style-name="T90_27">jste</text:span><text:span text:style-name="T90_28"><text:s/></text:span><text:span text:style-name="T90_29">potrebovali</text:span><text:span text:style-name="T90_30"><text:s/></text:span><text:span text:style-name="T90_31">pro</text:span><text:span text:style-name="T90_32"><text:s/></text:span><text:span text:style-name="T90_33">DDOS</text:span><text:span text:style-name="T90_34"><text:s/></text:span><text:span text:style-name="T90_35">utok</text:span><text:span text:style-name="T90_36"><text:s/></text:span><text:span text:style-name="T90_37">ziskat</text:span><text:span text:style-name="T90_38"><text:s/></text:span><text:span text:style-name="T90_39">botnet</text:span><text:span text:style-name="T90_40">.<text:s/></text:span><text:span text:style-name="T90_41">Dnes</text:span><text:span text:style-name="T90_42"><text:s/></text:span><text:span text:style-name="T90_43">si</text:span><text:span text:style-name="T90_44"><text:s/></text:span><text:span text:style-name="T90_45">pronajmete</text:span><text:span text:style-name="T90_46"><text:s/></text:span><text:span text:style-name="T90_47">HADOOP</text:span><text:span text:style-name="T90_48"><text:s/></text:span><text:span text:style-name="T90_49">od</text:span><text:span text:style-name="T90_50"><text:s/></text:span><text:span text:style-name="T90_51">Amazon</text:span><text:span text:style-name="T90_52"><text:s/></text:span><text:span text:style-name="T90_53">nebo</text:span><text:span text:style-name="T90_54"><text:s/></text:span><text:span text:style-name="T90_55">Google</text:span><text:span text:style-name="T90_56"><text:s/></text:span><text:span text:style-name="T90_57">za</text:span><text:span text:style-name="T90_58"><text:s/></text:span><text:span text:style-name="T90_59">par</text:span><text:span text:style-name="T90_60"><text:s/></text:span><text:span text:style-name="T90_61">dolaru</text:span><text:span text:style-name="T90_62">.<text:s/></text:span><text:span text:style-name="T90_63">Napriklad</text:span><text:span text:style-name="T90_64"><text:s/></text:span><text:span text:style-name="T90_65">utok</text:span><text:span text:style-name="T90_66"><text:s/></text:span><text:span text:style-name="T90_67">na</text:span><text:span text:style-name="T90_68"><text:s/></text:span><text:span text:style-name="T90_69">Sony</text:span><text:span text:style-name="T90_70"><text:s/></text:span><text:span text:style-name="T90_71">Playstation</text:span><text:span text:style-name="T90_72"><text:s/></text:span><text:span text:style-name="T90_73">byl</text:span><text:span text:style-name="T90_74"><text:s/></text:span><text:span text:style-name="T90_75">proveden</text:span><text:span text:style-name="T90_76"><text:s/></text:span><text:span text:style-name="T90_77">kompletne</text:span><text:span text:style-name="T90_78"><text:s/></text:span><text:span text:style-name="T90_79">z</text:span><text:span text:style-name="T90_80"><text:s text:c="2"/></text:span><text:span text:style-name="T90_81">infrastruktury</text:span><text:span text:style-name="T90_82"><text:s/></text:span><text:span text:style-name="T90_83">Amazon</text:span><text:span text:style-name="T90_84">.<text:s/></text:span><text:span text:style-name="T90_85"><text:note text:note-class="footnote"><text:note-citation/><text:note-body><text:p text:style-name="P91"><text:span text:style-name="T91_1"><text:a xlink:type="simple" xlink:href="http://www.techflash.com/seattle/2011/05/sony-attack-launched-from-amazon-cloud.html"><text:span text:style-name="T91_2">http</text:span></text:a></text:span><text:span text:style-name="T91_3"><text:a xlink:type="simple" xlink:href="http://www.techflash.com/seattle/2011/05/sony-attack-launched-from-amazon-cloud.html"><text:span text:style-name="T91_4">://</text:span></text:a></text:span><text:span text:style-name="T91_5"><text:a xlink:type="simple" xlink:href="http://www.techflash.com/seattle/2011/05/sony-attack-launched-from-amazon-cloud.html"><text:span text:style-name="T91_6">www</text:span></text:a></text:span><text:span text:style-name="T91_7"><text:a xlink:type="simple" xlink:href="http://www.techflash.com/seattle/2011/05/sony-attack-launched-from-amazon-cloud.html"><text:span text:style-name="T91_8">.</text:span></text:a></text:span><text:span text:style-name="T91_9"><text:a xlink:type="simple" xlink:href="http://www.techflash.com/seattle/2011/05/sony-attack-launched-from-amazon-cloud.html"><text:span text:style-name="T91_10">techflash</text:span></text:a></text:span><text:span text:style-name="T91_11"><text:a xlink:type="simple" xlink:href="http://www.techflash.com/seattle/2011/05/sony-attack-launched-from-amazon-cloud.html"><text:span text:style-name="T91_12">.</text:span></text:a></text:span><text:span text:style-name="T91_13"><text:a xlink:type="simple" xlink:href="http://www.techflash.com/seattle/2011/05/sony-attack-launched-from-amazon-cloud.html"><text:span text:style-name="T91_14">com</text:span></text:a></text:span><text:span text:style-name="T91_15"><text:a xlink:type="simple" xlink:href="http://www.techflash.com/seattle/2011/05/sony-attack-launched-from-amazon-cloud.html"><text:span text:style-name="T91_16">/</text:span></text:a></text:span><text:span text:style-name="T91_17"><text:a xlink:type="simple" xlink:href="http://www.techflash.com/seattle/2011/05/sony-attack-launched-from-amazon-cloud.html"><text:span text:style-name="T91_18">seattle</text:span></text:a></text:span><text:span text:style-name="T91_19"><text:a xlink:type="simple" xlink:href="http://www.techflash.com/seattle/2011/05/sony-attack-launched-from-amazon-cloud.html"><text:span text:style-name="T91_20">/2011/05/</text:span></text:a></text:span><text:span text:style-name="T91_21"><text:a xlink:type="simple" xlink:href="http://www.techflash.com/seattle/2011/05/sony-attack-launched-from-amazon-cloud.html"><text:span text:style-name="T91_22">sony</text:span></text:a></text:span><text:span text:style-name="T91_23"><text:a xlink:type="simple" xlink:href="http://www.techflash.com/seattle/2011/05/sony-attack-launched-from-amazon-cloud.html"><text:span text:style-name="T91_24">-</text:span></text:a></text:span><text:span text:style-name="T91_25"><text:a xlink:type="simple" xlink:href="http://www.techflash.com/seattle/2011/05/sony-attack-launched-from-amazon-cloud.html"><text:span text:style-name="T91_26">attack</text:span></text:a></text:span><text:span text:style-name="T91_27"><text:a xlink:type="simple" xlink:href="http://www.techflash.com/seattle/2011/05/sony-attack-launched-from-amazon-cloud.html"><text:span text:style-name="T91_28">-</text:span></text:a></text:span><text:span text:style-name="T91_29"><text:a xlink:type="simple" xlink:href="http://www.techflash.com/seattle/2011/05/sony-attack-launched-from-amazon-cloud.html"><text:span text:style-name="T91_30">launched</text:span></text:a></text:span><text:span text:style-name="T91_31"><text:a xlink:type="simple" xlink:href="http://www.techflash.com/seattle/2011/05/sony-attack-launched-from-amazon-cloud.html"><text:span text:style-name="T91_32">-</text:span></text:a></text:span><text:span text:style-name="T91_33"><text:a xlink:type="simple" xlink:href="http://www.techflash.com/seattle/2011/05/sony-attack-launched-from-amazon-cloud.html"><text:span text:style-name="T91_34">from</text:span></text:a></text:span><text:span text:style-name="T91_35"><text:a xlink:type="simple" xlink:href="http://www.techflash.com/seattle/2011/05/sony-attack-launched-from-amazon-cloud.html"><text:span text:style-name="T91_36">-</text:span></text:a></text:span><text:span text:style-name="T91_37"><text:a xlink:type="simple" xlink:href="http://www.techflash.com/seattle/2011/05/sony-attack-launched-from-amazon-cloud.html"><text:span text:style-name="T91_38">amazon</text:span></text:a></text:span><text:span text:style-name="T91_39"><text:a xlink:type="simple" xlink:href="http://www.techflash.com/seattle/2011/05/sony-attack-launched-from-amazon-cloud.html"><text:span text:style-name="T91_40">-</text:span></text:a></text:span><text:span text:style-name="T91_41"><text:a xlink:type="simple" xlink:href="http://www.techflash.com/seattle/2011/05/sony-attack-launched-from-amazon-cloud.html"><text:span text:style-name="T91_42">cloud</text:span></text:a></text:span><text:span text:style-name="T91_43"><text:a xlink:type="simple" xlink:href="http://www.techflash.com/seattle/2011/05/sony-attack-launched-from-amazon-cloud.html"><text:span text:style-name="T91_44">.</text:span></text:a></text:span><text:span text:style-name="T91_45"><text:a xlink:type="simple" xlink:href="http://www.techflash.com/seattle/2011/05/sony-attack-launched-from-amazon-cloud.html"><text:span text:style-name="T91_46">html</text:span></text:a></text:span></text:p></text:note-body></text:note></text:span></text:p>
      <text:p text:style-name="P92"/>
      <text:p text:style-name="P93"><text:span text:style-name="T93_1">Legislativni</text:span><text:span text:style-name="T93_2"><text:s/></text:span><text:span text:style-name="T93_3">prekazky</text:span></text:p>
      <text:p text:style-name="P94"><text:span text:style-name="T94_1">Soucasna</text:span><text:span text:style-name="T94_2"><text:s/></text:span><text:span text:style-name="T94_3">legislative</text:span><text:span text:style-name="T94_4"><text:s/></text:span><text:span text:style-name="T94_5">se</text:span><text:span text:style-name="T94_6"><text:s/></text:span><text:span text:style-name="T94_7">s</text:span><text:span text:style-name="T94_8"><text:s/></text:span><text:span text:style-name="T94_9">pojetim</text:span><text:span text:style-name="T94_10"><text:s/></text:span><text:span text:style-name="T94_11">cloud</text:span><text:span text:style-name="T94_12"><text:s/></text:span><text:span text:style-name="T94_13">nevyrovna</text:span><text:span text:style-name="T94_14"><text:s/></text:span><text:span text:style-name="T94_15">uplne</text:span><text:span text:style-name="T94_16"><text:s/></text:span><text:span text:style-name="T94_17">snadno</text:span><text:span text:style-name="T94_18">.<text:s/></text:span><text:span text:style-name="T94_19">Napriklad</text:span><text:span text:style-name="T94_20"><text:s/></text:span><text:span text:style-name="T94_21">evropske</text:span><text:span text:style-name="T94_22"><text:s/></text:span><text:span text:style-name="T94_23">pravni</text:span><text:span text:style-name="T94_24"><text:s/></text:span><text:span text:style-name="T94_25">normy</text:span><text:span text:style-name="T94_26"><text:s/></text:span><text:span text:style-name="T94_27">zakazuji</text:span><text:span text:style-name="T94_28"><text:s/></text:span><text:span text:style-name="T94_29">uchovavani</text:span><text:span text:style-name="T94_30"><text:s/></text:span><text:span text:style-name="T94_31">osobnich</text:span><text:span text:style-name="T94_32"><text:s/></text:span><text:span text:style-name="T94_33">dat</text:span><text:span text:style-name="T94_34"><text:s/></text:span><text:span text:style-name="T94_35">uzivatelu</text:span><text:span text:style-name="T94_36"><text:s/></text:span><text:span text:style-name="T94_37">na</text:span><text:span text:style-name="T94_38"><text:s/></text:span><text:span text:style-name="T94_39">serverech</text:span><text:span text:style-name="T94_40"><text:s/></text:span><text:span text:style-name="T94_41">mimo</text:span><text:span text:style-name="T94_42"><text:s/></text:span><text:span text:style-name="T94_43">evropskou</text:span><text:span text:style-name="T94_44"><text:s/></text:span><text:span text:style-name="T94_45">unii</text:span><text:span text:style-name="T94_46"><text:s/>(</text:span><text:span text:style-name="T94_47">nesmite</text:span><text:span text:style-name="T94_48"><text:s/></text:span><text:span text:style-name="T94_49">zalohovat</text:span><text:span text:style-name="T94_50"><text:s/></text:span><text:span text:style-name="T94_51">na</text:span><text:span text:style-name="T94_52"><text:s/></text:span><text:span text:style-name="T94_53">americka</text:span><text:span text:style-name="T94_54"><text:s/></text:span><text:span text:style-name="T94_55">uloziste</text:span><text:span text:style-name="T94_56">),<text:s/></text:span><text:span text:style-name="T94_57">nekdy</text:span><text:span text:style-name="T94_58"><text:s/></text:span><text:span text:style-name="T94_59">dokonce</text:span><text:span text:style-name="T94_60"><text:s/></text:span><text:span text:style-name="T94_61">mimo</text:span><text:span text:style-name="T94_62"><text:s/></text:span><text:span text:style-name="T94_63">konkretni</text:span><text:span text:style-name="T94_64"><text:s/></text:span><text:span text:style-name="T94_65">zemi</text:span><text:span text:style-name="T94_66"><text:s/>(</text:span><text:span text:style-name="T94_67">data</text:span><text:span text:style-name="T94_68"><text:s/></text:span><text:span text:style-name="T94_69">o</text:span><text:span text:style-name="T94_70"><text:s/></text:span><text:span text:style-name="T94_71">prospechu</text:span><text:span text:style-name="T94_72"><text:s/></text:span><text:span text:style-name="T94_73">studentu</text:span><text:span text:style-name="T94_74"><text:s/></text:span><text:span text:style-name="T94_75">rakouskych</text:span><text:span text:style-name="T94_76"><text:s/></text:span><text:span text:style-name="T94_77">univerzit</text:span><text:span text:style-name="T94_78"><text:s/></text:span><text:span text:style-name="T94_79">nesmi</text:span><text:span text:style-name="T94_80"><text:s/></text:span><text:span text:style-name="T94_81">byt</text:span><text:span text:style-name="T94_82"><text:s/></text:span><text:span text:style-name="T94_83">uchovavany</text:span><text:span text:style-name="T94_84"><text:s/></text:span><text:span text:style-name="T94_85">na</text:span><text:span text:style-name="T94_86"><text:s/></text:span><text:span text:style-name="T94_87">serverech</text:span><text:span text:style-name="T94_88"><text:s/></text:span><text:span text:style-name="T94_89">mimo</text:span><text:span text:style-name="T94_90"><text:s/></text:span><text:span text:style-name="T94_91">rakousko</text:span><text:span text:style-name="T94_92">).</text:span></text:p>
      <text:p text:style-name="P95"/>
      <text:p text:style-name="P96"><text:span text:style-name="T96_1">Pokud</text:span><text:span text:style-name="T96_2"><text:s/></text:span><text:span text:style-name="T96_3">vyuzivate</text:span><text:span text:style-name="T96_4"><text:s/></text:span><text:span text:style-name="T96_5">cloud</text:span><text:span text:style-name="T96_6"><text:s/></text:span><text:span text:style-name="T96_7">u</text:span><text:span text:style-name="T96_8"><text:s/></text:span><text:span text:style-name="T96_9">americkych</text:span><text:span text:style-name="T96_10"><text:s/></text:span><text:span text:style-name="T96_11">spolecnosti</text:span><text:span text:style-name="T96_12"><text:s/></text:span><text:span text:style-name="T96_13">nebo</text:span><text:span text:style-name="T96_14"><text:s/></text:span><text:span text:style-name="T96_15">serveru</text:span><text:span text:style-name="T96_16"><text:s/></text:span><text:span text:style-name="T96_17">hostovanych</text:span><text:span text:style-name="T96_18"><text:s/></text:span><text:span text:style-name="T96_19">v</text:span><text:span text:style-name="T96_20"><text:s/></text:span><text:span text:style-name="T96_21">americe</text:span><text:span text:style-name="T96_22">,<text:s/></text:span><text:span text:style-name="T96_23">urcite</text:span><text:span text:style-name="T96_24"><text:s/></text:span><text:span text:style-name="T96_25">byste</text:span><text:span text:style-name="T96_26"><text:s/></text:span><text:span text:style-name="T96_27">meli</text:span><text:span text:style-name="T96_28"><text:s/></text:span><text:span text:style-name="T96_29">vedet</text:span><text:span text:style-name="T96_30"><text:s/></text:span><text:span text:style-name="T96_31">o</text:span><text:span text:style-name="T96_32"><text:s/></text:span><text:span text:style-name="T96_33">existenci</text:span><text:span text:style-name="T96_34"><text:s/></text:span><text:span text:style-name="T96_35">Patriot</text:span><text:span text:style-name="T96_36"><text:s/></text:span><text:span text:style-name="T96_37">Act</text:span><text:span text:style-name="T96_38"><text:note text:note-class="footnote"><text:note-citation/><text:note-body><text:p text:style-name="P97"><text:span text:style-name="T97_1"><text:a xlink:type="simple" xlink:href="http://en.wikipedia.org/wiki/USA_PATRIOT_Act"><text:span text:style-name="T97_2">http</text:span></text:a></text:span><text:span text:style-name="T97_3"><text:a xlink:type="simple" xlink:href="http://en.wikipedia.org/wiki/USA_PATRIOT_Act"><text:span text:style-name="T97_4">://</text:span></text:a></text:span><text:span text:style-name="T97_5"><text:a xlink:type="simple" xlink:href="http://en.wikipedia.org/wiki/USA_PATRIOT_Act"><text:span text:style-name="T97_6">en</text:span></text:a></text:span><text:span text:style-name="T97_7"><text:a xlink:type="simple" xlink:href="http://en.wikipedia.org/wiki/USA_PATRIOT_Act"><text:span text:style-name="T97_8">.</text:span></text:a></text:span><text:span text:style-name="T97_9"><text:a xlink:type="simple" xlink:href="http://en.wikipedia.org/wiki/USA_PATRIOT_Act"><text:span text:style-name="T97_10">wikipedia</text:span></text:a></text:span><text:span text:style-name="T97_11"><text:a xlink:type="simple" xlink:href="http://en.wikipedia.org/wiki/USA_PATRIOT_Act"><text:span text:style-name="T97_12">.</text:span></text:a></text:span><text:span text:style-name="T97_13"><text:a xlink:type="simple" xlink:href="http://en.wikipedia.org/wiki/USA_PATRIOT_Act"><text:span text:style-name="T97_14">org</text:span></text:a></text:span><text:span text:style-name="T97_15"><text:a xlink:type="simple" xlink:href="http://en.wikipedia.org/wiki/USA_PATRIOT_Act"><text:span text:style-name="T97_16">/</text:span></text:a></text:span><text:span text:style-name="T97_17"><text:a xlink:type="simple" xlink:href="http://en.wikipedia.org/wiki/USA_PATRIOT_Act"><text:span text:style-name="T97_18">wiki</text:span></text:a></text:span><text:span text:style-name="T97_19"><text:a xlink:type="simple" xlink:href="http://en.wikipedia.org/wiki/USA_PATRIOT_Act"><text:span text:style-name="T97_20">/</text:span></text:a></text:span><text:span text:style-name="T97_21"><text:a xlink:type="simple" xlink:href="http://en.wikipedia.org/wiki/USA_PATRIOT_Act"><text:span text:style-name="T97_22">USA</text:span></text:a></text:span><text:span text:style-name="T97_23"><text:a xlink:type="simple" xlink:href="http://en.wikipedia.org/wiki/USA_PATRIOT_Act"><text:span text:style-name="T97_24">_</text:span></text:a></text:span><text:span text:style-name="T97_25"><text:a xlink:type="simple" xlink:href="http://en.wikipedia.org/wiki/USA_PATRIOT_Act"><text:span text:style-name="T97_26">PATRIOT</text:span></text:a></text:span><text:span text:style-name="T97_27"><text:a xlink:type="simple" xlink:href="http://en.wikipedia.org/wiki/USA_PATRIOT_Act"><text:span text:style-name="T97_28">_</text:span></text:a></text:span><text:span text:style-name="T97_29"><text:a xlink:type="simple" xlink:href="http://en.wikipedia.org/wiki/USA_PATRIOT_Act"><text:span text:style-name="T97_30">Act</text:span></text:a></text:span></text:p></text:note-body></text:note></text:span><text:span text:style-name="T97_31"><text:s/>.<text:s/></text:span><text:span text:style-name="T97_32">Jde</text:span><text:span text:style-name="T97_33"><text:s/></text:span><text:span text:style-name="T97_34">o</text:span><text:span text:style-name="T97_35"><text:s/></text:span><text:span text:style-name="T97_36">zakon</text:span><text:span text:style-name="T97_37"><text:s/></text:span><text:span text:style-name="T97_38">prijaty</text:span><text:span text:style-name="T97_39"><text:s/></text:span><text:span text:style-name="T97_40">kongresem</text:span><text:span text:style-name="T97_41"><text:s/></text:span><text:span text:style-name="T97_42">USA</text:span><text:span text:style-name="T97_43"><text:s/></text:span><text:span text:style-name="T97_44">po</text:span><text:span text:style-name="T97_45"><text:s/>11/9<text:s/></text:span><text:span text:style-name="T97_46">a</text:span><text:span text:style-name="T97_47"><text:s/></text:span><text:span text:style-name="T97_48">umoznuje</text:span><text:span text:style-name="T97_49"><text:s/></text:span><text:span text:style-name="T97_50">americky</text:span><text:span text:style-name="T97_51"><text:s/></text:span><text:span text:style-name="T97_52">bezpecnostnim</text:span><text:span text:style-name="T97_53"><text:s/></text:span><text:span text:style-name="T97_54">sluzbam</text:span><text:span text:style-name="T97_55"><text:s/></text:span><text:span text:style-name="T97_56">pristup</text:span><text:span text:style-name="T97_57"><text:s/></text:span><text:span text:style-name="T97_58">nejen</text:span><text:span text:style-name="T97_59"><text:s/></text:span><text:span text:style-name="T97_60">k</text:span><text:span text:style-name="T97_61"><text:s/></text:span><text:span text:style-name="T97_62">vasim</text:span><text:span text:style-name="T97_63"><text:s/></text:span><text:span text:style-name="T97_64">hovorum</text:span><text:span text:style-name="T97_65">,<text:s/></text:span><text:span text:style-name="T97_66">mailum</text:span><text:span text:style-name="T97_67"><text:s/></text:span><text:span text:style-name="T97_68">a</text:span><text:span text:style-name="T97_69"><text:s/></text:span><text:span text:style-name="T97_70">sms</text:span><text:span text:style-name="T97_71">,<text:s/></text:span><text:span text:style-name="T97_72">ale</text:span><text:span text:style-name="T97_73"><text:s/></text:span><text:span text:style-name="T97_74">i</text:span><text:span text:style-name="T97_75"><text:s/></text:span><text:span text:style-name="T97_76">veskerym</text:span><text:span text:style-name="T97_77"><text:s/></text:span><text:span text:style-name="T97_78">datum</text:span><text:span text:style-name="T97_79">,<text:s/></text:span><text:span text:style-name="T97_80">ktera</text:span><text:span text:style-name="T97_81"><text:s/></text:span><text:span text:style-name="T97_82">mate</text:span><text:span text:style-name="T97_83"><text:s/></text:span><text:span text:style-name="T97_84">ulozena</text:span><text:span text:style-name="T97_85"><text:s/></text:span><text:span text:style-name="T97_86">v</text:span><text:span text:style-name="T97_87"><text:s/></text:span><text:span text:style-name="T97_88">cloudu</text:span><text:span text:style-name="T97_89">.</text:span></text:p>
      <text:p text:style-name="P98"/>
      <text:p text:style-name="P99"><text:span text:style-name="T99_1">Copyright</text:span></text:p>
      <text:p text:style-name="P100"><text:span text:style-name="T100_1">Cela</text:span><text:span text:style-name="T100_2"><text:s/></text:span><text:span text:style-name="T100_3">rada</text:span><text:span text:style-name="T100_4"><text:s/></text:span><text:span text:style-name="T100_5">dokumentu</text:span><text:span text:style-name="T100_6"><text:s/></text:span><text:span text:style-name="T100_7">ma</text:span><text:span text:style-name="T100_8"><text:s/></text:span><text:span text:style-name="T100_9">copyright</text:span><text:span text:style-name="T100_10"><text:s/></text:span><text:span text:style-name="T100_11">s</text:span><text:span text:style-name="T100_12"><text:s/></text:span><text:span text:style-name="T100_13">velkymi</text:span><text:span text:style-name="T100_14"><text:s/></text:span><text:span text:style-name="T100_15">omezenimi</text:span><text:span text:style-name="T100_16">.<text:s/></text:span><text:span text:style-name="T100_17">Napriklad</text:span><text:span text:style-name="T100_18">,<text:s/></text:span><text:span text:style-name="T100_19">pokud</text:span><text:span text:style-name="T100_20"><text:s/></text:span><text:span text:style-name="T100_21">chcete</text:span><text:span text:style-name="T100_22"><text:s/></text:span><text:span text:style-name="T100_23">legalne</text:span><text:span text:style-name="T100_24"><text:s/></text:span><text:span text:style-name="T100_25">v</text:span><text:span text:style-name="T100_26"><text:s/></text:span><text:span text:style-name="T100_27">cechach</text:span><text:span text:style-name="T100_28"><text:s/></text:span><text:span text:style-name="T100_29">prodavat</text:span><text:span text:style-name="T100_30"><text:s/></text:span><text:span text:style-name="T100_31">hudbu</text:span><text:span text:style-name="T100_32"><text:s/></text:span><text:span text:style-name="T100_33">po</text:span><text:span text:style-name="T100_34"><text:s/></text:span><text:span text:style-name="T100_35">internetu</text:span><text:span text:style-name="T100_36"><text:s/></text:span><text:span text:style-name="T100_37">a</text:span><text:span text:style-name="T100_38"><text:s/></text:span><text:span text:style-name="T100_39">uzavrete</text:span><text:span text:style-name="T100_40"><text:s/></text:span><text:span text:style-name="T100_41">smlouvy</text:span><text:span text:style-name="T100_42"><text:s/></text:span><text:span text:style-name="T100_43">s</text:span><text:span text:style-name="T100_44"><text:s/></text:span><text:span text:style-name="T100_45">nahravacimi</text:span><text:span text:style-name="T100_46"><text:s/></text:span><text:span text:style-name="T100_47">studii</text:span><text:span text:style-name="T100_48">,<text:s/></text:span><text:span text:style-name="T100_49">nesmite</text:span><text:span text:style-name="T100_50"><text:s/></text:span><text:span text:style-name="T100_51">vyuzivat</text:span><text:span text:style-name="T100_52"><text:s/></text:span><text:span text:style-name="T100_53">americke</text:span><text:span text:style-name="T100_54"><text:s/></text:span><text:span text:style-name="T100_55">cloud</text:span><text:span text:style-name="T100_56"><text:s/>-<text:s/></text:span><text:span text:style-name="T100_57">protoze</text:span><text:span text:style-name="T100_58"><text:s/></text:span><text:span text:style-name="T100_59">mate</text:span><text:span text:style-name="T100_60"><text:s/></text:span><text:span text:style-name="T100_61">povoleni</text:span><text:span text:style-name="T100_62"><text:s/></text:span><text:span text:style-name="T100_63">jen</text:span><text:span text:style-name="T100_64"><text:s/></text:span><text:span text:style-name="T100_65">k</text:span><text:span text:style-name="T100_66"><text:s/></text:span><text:span text:style-name="T100_67">distribuci</text:span><text:span text:style-name="T100_68"><text:s/></text:span><text:span text:style-name="T100_69">hudby</text:span><text:span text:style-name="T100_70"><text:s/></text:span><text:span text:style-name="T100_71">v</text:span><text:span text:style-name="T100_72"><text:s/></text:span><text:span text:style-name="T100_73">Cechach</text:span><text:span text:style-name="T100_74"><text:s/>-<text:s/></text:span><text:span text:style-name="T100_75">ani</text:span><text:span text:style-name="T100_76"><text:s/></text:span><text:span text:style-name="T100_77">Vas</text:span><text:span text:style-name="T100_78"><text:s/></text:span><text:span text:style-name="T100_79">archiv</text:span><text:span text:style-name="T100_80"><text:s/></text:span><text:span text:style-name="T100_81">nesmi</text:span><text:span text:style-name="T100_82"><text:s/></text:span><text:span text:style-name="T100_83">opustit</text:span><text:span text:style-name="T100_84"><text:s/></text:span><text:span text:style-name="T100_85">pocitace</text:span><text:span text:style-name="T100_86"><text:s/></text:span><text:span text:style-name="T100_87">na</text:span><text:span text:style-name="T100_88"><text:s/></text:span><text:span text:style-name="T100_89">ceskem</text:span><text:span text:style-name="T100_90"><text:s/></text:span><text:span text:style-name="T100_91">uzemi</text:span><text:span text:style-name="T100_92">.</text:span></text:p>
      <text:p text:style-name="P101"/>
      <text:p text:style-name="P102"><text:span text:style-name="T102_1">(</text:span><text:span text:style-name="T102_2">Ne</text:span><text:span text:style-name="T102_3">)</text:span><text:span text:style-name="T102_4">garance</text:span><text:span text:style-name="T102_5"><text:s/></text:span><text:span text:style-name="T102_6">vendoru</text:span></text:p>
      <text:p text:style-name="P103"><text:span text:style-name="T103_1">Dostupnost</text:span><text:span text:style-name="T103_2"><text:s/></text:span><text:span text:style-name="T103_3">sluzeb</text:span><text:span text:style-name="T103_4"><text:s/></text:span><text:span text:style-name="T103_5">je</text:span><text:span text:style-name="T103_6"><text:s/>(</text:span><text:span text:style-name="T103_7">ne</text:span><text:span text:style-name="T103_8">)<text:s/></text:span><text:span text:style-name="T103_9">garantovana</text:span><text:span text:style-name="T103_10">.<text:s/></text:span><text:span text:style-name="T103_11">Zadny</text:span><text:span text:style-name="T103_12"><text:s/></text:span><text:span text:style-name="T103_13">velky</text:span><text:span text:style-name="T103_14"><text:s/></text:span><text:span text:style-name="T103_15">vendor</text:span><text:span text:style-name="T103_16"><text:s/></text:span><text:span text:style-name="T103_17">neodpovida</text:span><text:span text:style-name="T103_18"><text:s/></text:span><text:span text:style-name="T103_19">podle</text:span><text:span text:style-name="T103_20"><text:s/></text:span><text:span text:style-name="T103_21">zverejnenych</text:span><text:span text:style-name="T103_22"><text:s/></text:span><text:span text:style-name="T103_23">slmuvnich</text:span><text:span text:style-name="T103_24"><text:s/></text:span><text:span text:style-name="T103_25">podminek</text:span><text:span text:style-name="T103_26"><text:s/></text:span><text:span text:style-name="T103_27">za</text:span><text:span text:style-name="T103_28"><text:s/></text:span><text:span text:style-name="T103_29">skody</text:span><text:span text:style-name="T103_30">,<text:s/></text:span><text:span text:style-name="T103_31">ktere</text:span><text:span text:style-name="T103_32"><text:s/></text:span><text:span text:style-name="T103_33">Vam</text:span><text:span text:style-name="T103_34"><text:s/></text:span><text:span text:style-name="T103_35">zpusobi</text:span><text:span text:style-name="T103_36"><text:s/></text:span><text:span text:style-name="T103_37">nedostupnosti</text:span><text:span text:style-name="T103_38"><text:s/></text:span><text:span text:style-name="T103_39">sluzby</text:span><text:span text:style-name="T103_40"><text:s/>-<text:s/></text:span><text:span text:style-name="T103_41">v</text:span><text:span text:style-name="T103_42"><text:s/></text:span><text:span text:style-name="T103_43">podstate</text:span><text:span text:style-name="T103_44"><text:s/></text:span><text:span text:style-name="T103_45">neexistuji</text:span><text:span text:style-name="T103_46"><text:s/></text:span><text:span text:style-name="T103_47">SLA</text:span><text:span text:style-name="T103_48">.<text:s/></text:span><text:span text:style-name="T103_49">Pokud</text:span><text:span text:style-name="T103_50"><text:s/></text:span><text:span text:style-name="T103_51">s</text:span><text:span text:style-name="T103_52"><text:s/></text:span><text:span text:style-name="T103_53">Vasimi</text:span><text:span text:style-name="T103_54"><text:s/></text:span><text:span text:style-name="T103_55">obchodnimi</text:span><text:span text:style-name="T103_56"><text:s/></text:span><text:span text:style-name="T103_57">partnery</text:span><text:span text:style-name="T103_58"><text:s/></text:span><text:span text:style-name="T103_59">uzavirate</text:span><text:span text:style-name="T103_60"><text:s/></text:span><text:span text:style-name="T103_61">ve</text:span><text:span text:style-name="T103_62"><text:s/></text:span><text:span text:style-name="T103_63">smlouvach</text:span><text:span text:style-name="T103_64"><text:s/></text:span><text:span text:style-name="T103_65">SLA</text:span><text:span text:style-name="T103_66">,<text:s/></text:span><text:span text:style-name="T103_67">musite</text:span><text:span text:style-name="T103_68"><text:s/></text:span><text:span text:style-name="T103_69">diversifikovat</text:span><text:span text:style-name="T103_70"><text:s/></text:span><text:span text:style-name="T103_71">riziko</text:span><text:span text:style-name="T103_72"><text:s/></text:span><text:span text:style-name="T103_73">pouzitim</text:span><text:span text:style-name="T103_74"><text:s/></text:span><text:span text:style-name="T103_75">vice</text:span><text:span text:style-name="T103_76"><text:s/></text:span><text:span text:style-name="T103_77">datacenter</text:span><text:span text:style-name="T103_78"><text:s/></text:span><text:span text:style-name="T103_79">nebo</text:span><text:span text:style-name="T103_80"><text:s/></text:span><text:span text:style-name="T103_81">vice</text:span><text:span text:style-name="T103_82"><text:s/></text:span><text:span text:style-name="T103_83">vendoru</text:span><text:span text:style-name="T103_84">.</text:span></text:p>
      <text:p text:style-name="P104"/>
      <text:p text:style-name="P105"><text:span text:style-name="T105_1"><text:a xlink:type="simple" xlink:href="http://searchcloudcomputing.techtarget.com/definition/Infrastructure-as-a-Service-IaaS"><text:span text:style-name="T105_2">http</text:span></text:a></text:span><text:span text:style-name="T105_3"><text:a xlink:type="simple" xlink:href="http://searchcloudcomputing.techtarget.com/definition/Infrastructure-as-a-Service-IaaS"><text:span text:style-name="T105_4">://</text:span></text:a></text:span><text:span text:style-name="T105_5"><text:a xlink:type="simple" xlink:href="http://searchcloudcomputing.techtarget.com/definition/Infrastructure-as-a-Service-IaaS"><text:span text:style-name="T105_6">searchcloudcomputing</text:span></text:a></text:span><text:span text:style-name="T105_7"><text:a xlink:type="simple" xlink:href="http://searchcloudcomputing.techtarget.com/definition/Infrastructure-as-a-Service-IaaS"><text:span text:style-name="T105_8">.</text:span></text:a></text:span><text:span text:style-name="T105_9"><text:a xlink:type="simple" xlink:href="http://searchcloudcomputing.techtarget.com/definition/Infrastructure-as-a-Service-IaaS"><text:span text:style-name="T105_10">techtarget</text:span></text:a></text:span><text:span text:style-name="T105_11"><text:a xlink:type="simple" xlink:href="http://searchcloudcomputing.techtarget.com/definition/Infrastructure-as-a-Service-IaaS"><text:span text:style-name="T105_12">.</text:span></text:a></text:span><text:span text:style-name="T105_13"><text:a xlink:type="simple" xlink:href="http://searchcloudcomputing.techtarget.com/definition/Infrastructure-as-a-Service-IaaS"><text:span text:style-name="T105_14">com</text:span></text:a></text:span><text:span text:style-name="T105_15"><text:a xlink:type="simple" xlink:href="http://searchcloudcomputing.techtarget.com/definition/Infrastructure-as-a-Service-IaaS"><text:span text:style-name="T105_16">/</text:span></text:a></text:span><text:span text:style-name="T105_17"><text:a xlink:type="simple" xlink:href="http://searchcloudcomputing.techtarget.com/definition/Infrastructure-as-a-Service-IaaS"><text:span text:style-name="T105_18">definition</text:span></text:a></text:span><text:span text:style-name="T105_19"><text:a xlink:type="simple" xlink:href="http://searchcloudcomputing.techtarget.com/definition/Infrastructure-as-a-Service-IaaS"><text:span text:style-name="T105_20">/</text:span></text:a></text:span><text:span text:style-name="T105_21"><text:a xlink:type="simple" xlink:href="http://searchcloudcomputing.techtarget.com/definition/Infrastructure-as-a-Service-IaaS"><text:span text:style-name="T105_22">Infrastructure</text:span></text:a></text:span><text:span text:style-name="T105_23"><text:a xlink:type="simple" xlink:href="http://searchcloudcomputing.techtarget.com/definition/Infrastructure-as-a-Service-IaaS"><text:span text:style-name="T105_24">-</text:span></text:a></text:span><text:span text:style-name="T105_25"><text:a xlink:type="simple" xlink:href="http://searchcloudcomputing.techtarget.com/definition/Infrastructure-as-a-Service-IaaS"><text:span text:style-name="T105_26">as</text:span></text:a></text:span><text:span text:style-name="T105_27"><text:a xlink:type="simple" xlink:href="http://searchcloudcomputing.techtarget.com/definition/Infrastructure-as-a-Service-IaaS"><text:span text:style-name="T105_28">-</text:span></text:a></text:span><text:span text:style-name="T105_29"><text:a xlink:type="simple" xlink:href="http://searchcloudcomputing.techtarget.com/definition/Infrastructure-as-a-Service-IaaS"><text:span text:style-name="T105_30">a</text:span></text:a></text:span><text:span text:style-name="T105_31"><text:a xlink:type="simple" xlink:href="http://searchcloudcomputing.techtarget.com/definition/Infrastructure-as-a-Service-IaaS"><text:span text:style-name="T105_32">-</text:span></text:a></text:span><text:span text:style-name="T105_33"><text:a xlink:type="simple" xlink:href="http://searchcloudcomputing.techtarget.com/definition/Infrastructure-as-a-Service-IaaS"><text:span text:style-name="T105_34">Service</text:span></text:a></text:span><text:span text:style-name="T105_35"><text:a xlink:type="simple" xlink:href="http://searchcloudcomputing.techtarget.com/definition/Infrastructure-as-a-Service-IaaS"><text:span text:style-name="T105_36">-</text:span></text:a></text:span><text:span text:style-name="T105_37"><text:a xlink:type="simple" xlink:href="http://searchcloudcomputing.techtarget.com/definition/Infrastructure-as-a-Service-IaaS"><text:span text:style-name="T105_38">IaaS</text:span></text:a></text:span></text:p>
      <text:p text:style-name="P106"><text:span text:style-name="T106_1"><text:a xlink:type="simple" xlink:href="http://searchcloudcomputing.techtarget.com/definition/Platform-as-a-Service-PaaS"><text:span text:style-name="T106_2">http</text:span></text:a></text:span><text:span text:style-name="T106_3"><text:a xlink:type="simple" xlink:href="http://searchcloudcomputing.techtarget.com/definition/Platform-as-a-Service-PaaS"><text:span text:style-name="T106_4">://</text:span></text:a></text:span><text:span text:style-name="T106_5"><text:a xlink:type="simple" xlink:href="http://searchcloudcomputing.techtarget.com/definition/Platform-as-a-Service-PaaS"><text:span text:style-name="T106_6">searchcloudcomputing</text:span></text:a></text:span><text:span text:style-name="T106_7"><text:a xlink:type="simple" xlink:href="http://searchcloudcomputing.techtarget.com/definition/Platform-as-a-Service-PaaS"><text:span text:style-name="T106_8">.</text:span></text:a></text:span><text:span text:style-name="T106_9"><text:a xlink:type="simple" xlink:href="http://searchcloudcomputing.techtarget.com/definition/Platform-as-a-Service-PaaS"><text:span text:style-name="T106_10">techtarget</text:span></text:a></text:span><text:span text:style-name="T106_11"><text:a xlink:type="simple" xlink:href="http://searchcloudcomputing.techtarget.com/definition/Platform-as-a-Service-PaaS"><text:span text:style-name="T106_12">.</text:span></text:a></text:span><text:span text:style-name="T106_13"><text:a xlink:type="simple" xlink:href="http://searchcloudcomputing.techtarget.com/definition/Platform-as-a-Service-PaaS"><text:span text:style-name="T106_14">com</text:span></text:a></text:span><text:span text:style-name="T106_15"><text:a xlink:type="simple" xlink:href="http://searchcloudcomputing.techtarget.com/definition/Platform-as-a-Service-PaaS"><text:span text:style-name="T106_16">/</text:span></text:a></text:span><text:span text:style-name="T106_17"><text:a xlink:type="simple" xlink:href="http://searchcloudcomputing.techtarget.com/definition/Platform-as-a-Service-PaaS"><text:span text:style-name="T106_18">definition</text:span></text:a></text:span><text:span text:style-name="T106_19"><text:a xlink:type="simple" xlink:href="http://searchcloudcomputing.techtarget.com/definition/Platform-as-a-Service-PaaS"><text:span text:style-name="T106_20">/</text:span></text:a></text:span><text:span text:style-name="T106_21"><text:a xlink:type="simple" xlink:href="http://searchcloudcomputing.techtarget.com/definition/Platform-as-a-Service-PaaS"><text:span text:style-name="T106_22">Platform</text:span></text:a></text:span><text:span text:style-name="T106_23"><text:a xlink:type="simple" xlink:href="http://searchcloudcomputing.techtarget.com/definition/Platform-as-a-Service-PaaS"><text:span text:style-name="T106_24">-</text:span></text:a></text:span><text:span text:style-name="T106_25"><text:a xlink:type="simple" xlink:href="http://searchcloudcomputing.techtarget.com/definition/Platform-as-a-Service-PaaS"><text:span text:style-name="T106_26">as</text:span></text:a></text:span><text:span text:style-name="T106_27"><text:a xlink:type="simple" xlink:href="http://searchcloudcomputing.techtarget.com/definition/Platform-as-a-Service-PaaS"><text:span text:style-name="T106_28">-</text:span></text:a></text:span><text:span text:style-name="T106_29"><text:a xlink:type="simple" xlink:href="http://searchcloudcomputing.techtarget.com/definition/Platform-as-a-Service-PaaS"><text:span text:style-name="T106_30">a</text:span></text:a></text:span><text:span text:style-name="T106_31"><text:a xlink:type="simple" xlink:href="http://searchcloudcomputing.techtarget.com/definition/Platform-as-a-Service-PaaS"><text:span text:style-name="T106_32">-</text:span></text:a></text:span><text:span text:style-name="T106_33"><text:a xlink:type="simple" xlink:href="http://searchcloudcomputing.techtarget.com/definition/Platform-as-a-Service-PaaS"><text:span text:style-name="T106_34">Service</text:span></text:a></text:span><text:span text:style-name="T106_35"><text:a xlink:type="simple" xlink:href="http://searchcloudcomputing.techtarget.com/definition/Platform-as-a-Service-PaaS"><text:span text:style-name="T106_36">-</text:span></text:a></text:span><text:span text:style-name="T106_37"><text:a xlink:type="simple" xlink:href="http://searchcloudcomputing.techtarget.com/definition/Platform-as-a-Service-PaaS"><text:span text:style-name="T106_38">PaaS</text:span></text:a></text:span></text:p>
      <text:p text:style-name="P107"><text:span text:style-name="T107_1"><text:a xlink:type="simple" xlink:href="http://en.wikipedia.org/wiki/Cloud_computing"><text:span text:style-name="T107_2">http</text:span></text:a></text:span><text:span text:style-name="T107_3"><text:a xlink:type="simple" xlink:href="http://en.wikipedia.org/wiki/Cloud_computing"><text:span text:style-name="T107_4">://</text:span></text:a></text:span><text:span text:style-name="T107_5"><text:a xlink:type="simple" xlink:href="http://en.wikipedia.org/wiki/Cloud_computing"><text:span text:style-name="T107_6">en</text:span></text:a></text:span><text:span text:style-name="T107_7"><text:a xlink:type="simple" xlink:href="http://en.wikipedia.org/wiki/Cloud_computing"><text:span text:style-name="T107_8">.</text:span></text:a></text:span><text:span text:style-name="T107_9"><text:a xlink:type="simple" xlink:href="http://en.wikipedia.org/wiki/Cloud_computing"><text:span text:style-name="T107_10">wikipedia</text:span></text:a></text:span><text:span text:style-name="T107_11"><text:a xlink:type="simple" xlink:href="http://en.wikipedia.org/wiki/Cloud_computing"><text:span text:style-name="T107_12">.</text:span></text:a></text:span><text:span text:style-name="T107_13"><text:a xlink:type="simple" xlink:href="http://en.wikipedia.org/wiki/Cloud_computing"><text:span text:style-name="T107_14">org</text:span></text:a></text:span><text:span text:style-name="T107_15"><text:a xlink:type="simple" xlink:href="http://en.wikipedia.org/wiki/Cloud_computing"><text:span text:style-name="T107_16">/</text:span></text:a></text:span><text:span text:style-name="T107_17"><text:a xlink:type="simple" xlink:href="http://en.wikipedia.org/wiki/Cloud_computing"><text:span text:style-name="T107_18">wiki</text:span></text:a></text:span><text:span text:style-name="T107_19"><text:a xlink:type="simple" xlink:href="http://en.wikipedia.org/wiki/Cloud_computing"><text:span text:style-name="T107_20">/</text:span></text:a></text:span><text:span text:style-name="T107_21"><text:a xlink:type="simple" xlink:href="http://en.wikipedia.org/wiki/Cloud_computing"><text:span text:style-name="T107_22">Cloud</text:span></text:a></text:span><text:span text:style-name="T107_23"><text:a xlink:type="simple" xlink:href="http://en.wikipedia.org/wiki/Cloud_computing"><text:span text:style-name="T107_24">_</text:span></text:a></text:span><text:span text:style-name="T107_25"><text:a xlink:type="simple" xlink:href="http://en.wikipedia.org/wiki/Cloud_computing"><text:span text:style-name="T107_26">computing</text:span></text:a></text:span></text:p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><text:span text:style-name="T116_1">Spusoby</text:span><text:span text:style-name="T116_2"><text:s/></text:span><text:span text:style-name="T116_3">Virtualizace</text:span></text:p>
      <text:list text:style-name="LS4" xml:id="list58">
        <text:list-item>
          <text:p text:style-name="P117"><text:span text:style-name="T117_1">Emulace</text:span><text:span text:style-name="T117_2"><text:s/>/<text:s/></text:span><text:span text:style-name="T117_3">Simulace</text:span><text:span text:style-name="T117_4"><text:s/></text:span></text:p>
          <text:list>
            <text:list-item>
              <text:p text:style-name="P118"><text:span text:style-name="T118_1">VM</text:span><text:span text:style-name="T118_2"><text:s/></text:span><text:span text:style-name="T118_3">simuluje</text:span><text:span text:style-name="T118_4"><text:s/></text:span><text:span text:style-name="T118_5">cely</text:span><text:span text:style-name="T118_6"><text:s/></text:span><text:span text:style-name="T118_7">HW</text:span><text:span text:style-name="T118_8">.<text:s/></text:span><text:span text:style-name="T118_9">Vyuzitie</text:span><text:span text:style-name="T118_10">:<text:s/></text:span><text:span text:style-name="T118_11">vyvoj</text:span><text:span text:style-name="T118_12"><text:s/></text:span><text:span text:style-name="T118_13">a</text:span><text:span text:style-name="T118_14"><text:s/></text:span><text:span text:style-name="T118_15">debug</text:span><text:span text:style-name="T118_16"><text:s/></text:span><text:span text:style-name="T118_17">pre</text:span><text:span text:style-name="T118_18"><text:s/></text:span><text:span text:style-name="T118_19">procesory</text:span><text:span text:style-name="T118_20">,<text:s/></text:span><text:span text:style-name="T118_21">kt</text:span><text:span text:style-name="T118_22">.<text:s/></text:span><text:span text:style-name="T118_23">su</text:span><text:span text:style-name="T118_24"><text:s/></text:span><text:span text:style-name="T118_25">fyzicky</text:span><text:span text:style-name="T118_26"><text:s/></text:span><text:span text:style-name="T118_27">nedostupne</text:span><text:span text:style-name="T118_28">.<text:s/></text:span></text:p>
            </text:list-item>
            <text:list-item>
              <text:p text:style-name="P119"><text:span text:style-name="T119_1">Microsoft</text:span><text:span text:style-name="T119_2"><text:s/></text:span><text:span text:style-name="T119_3">Virtual</text:span><text:span text:style-name="T119_4"><text:s/></text:span><text:span text:style-name="T119_5">PC</text:span><text:span text:style-name="T119_6">,<text:s/></text:span><text:span text:style-name="T119_7">emulator</text:span><text:span text:style-name="T119_8"><text:s/></text:span><text:span text:style-name="T119_9">Hercula</text:span><text:span text:style-name="T119_10">,<text:s/></text:span><text:span text:style-name="T119_11">AVD</text:span><text:span text:style-name="T119_12"><text:s/></text:span><text:span text:style-name="T119_13">emulator</text:span><text:span text:style-name="T119_14"><text:s/></text:span><text:span text:style-name="T119_15">pre</text:span><text:span text:style-name="T119_16"><text:s/></text:span><text:span text:style-name="T119_17">Android</text:span></text:p>
            </text:list-item>
          </text:list>
        </text:list-item>
        <text:list-item>
          <text:p text:style-name="P120"><text:span text:style-name="T120_1">Nativni</text:span><text:span text:style-name="T120_2"><text:s/></text:span><text:span text:style-name="T120_3">Virtualizace</text:span><text:span text:style-name="T120_4"><text:s/>/<text:s/></text:span><text:span text:style-name="T120_5">Plna</text:span><text:span text:style-name="T120_6"><text:s/></text:span><text:span text:style-name="T120_7">virtualizace</text:span></text:p>
          <text:list>
            <text:list-item>
              <text:p text:style-name="P121"><text:span text:style-name="T121_1">VM</text:span><text:span text:style-name="T121_2"><text:s/></text:span><text:span text:style-name="T121_3">simuluje</text:span><text:span text:style-name="T121_4"><text:s/></text:span><text:span text:style-name="T121_5">dostatocne</text:span><text:span text:style-name="T121_6"><text:s/></text:span><text:span text:style-name="T121_7">mnozstvo</text:span><text:span text:style-name="T121_8"><text:s/></text:span><text:span text:style-name="T121_9">HW</text:span><text:span text:style-name="T121_10">,<text:s/></text:span><text:span text:style-name="T121_11">aby</text:span><text:span text:style-name="T121_12"><text:s/></text:span><text:span text:style-name="T121_13">umoznilo</text:span><text:span text:style-name="T121_14"><text:s/></text:span><text:span text:style-name="T121_15">oddeleny</text:span><text:span text:style-name="T121_16"><text:s/></text:span><text:span text:style-name="T121_17">a</text:span><text:span text:style-name="T121_18"><text:s/></text:span><text:span text:style-name="T121_19">bezpecny</text:span><text:span text:style-name="T121_20"><text:s/></text:span><text:span text:style-name="T121_21">beh</text:span><text:span text:style-name="T121_22"><text:s/></text:span><text:span text:style-name="T121_23">neupraveneho</text:span><text:span text:style-name="T121_24"><text:s/></text:span><text:span text:style-name="T121_25">OS</text:span><text:span text:style-name="T121_26"><text:s/></text:span><text:span text:style-name="T121_27">hosta</text:span></text:p>
            </text:list-item>
            <text:list-item>
              <text:p text:style-name="P122"><text:span text:style-name="T122_1">Virtual</text:span><text:span text:style-name="T122_2"><text:s/></text:span><text:span text:style-name="T122_3">Box</text:span><text:span text:style-name="T122_4">,<text:s/></text:span><text:span text:style-name="T122_5">Parallel</text:span><text:span text:style-name="T122_6"><text:s/></text:span><text:span text:style-name="T122_7">Desktop</text:span></text:p>
            </text:list-item>
          </text:list>
        </text:list-item>
        <text:list-item>
          <text:p text:style-name="P123"><text:span text:style-name="T123_1">Castecna</text:span><text:span text:style-name="T123_2"><text:s/></text:span><text:span text:style-name="T123_3">Virtualizace</text:span><text:span text:style-name="T123_4"><text:s/>/<text:s/></text:span><text:span text:style-name="T123_5">virtualizace</text:span><text:span text:style-name="T123_6"><text:s/></text:span><text:span text:style-name="T123_7">adresniho</text:span><text:span text:style-name="T123_8"><text:s/></text:span><text:span text:style-name="T123_9">prostoru</text:span></text:p>
          <text:list>
            <text:list-item>
              <text:p text:style-name="P124"><text:span text:style-name="T124_1">VM</text:span><text:span text:style-name="T124_2"><text:s/></text:span><text:span text:style-name="T124_3">simuluje</text:span><text:span text:style-name="T124_4"><text:s/></text:span><text:span text:style-name="T124_5">viac</text:span><text:span text:style-name="T124_6"><text:s/></text:span><text:span text:style-name="T124_7">instancii</text:span><text:span text:style-name="T124_8"><text:s/></text:span><text:span text:style-name="T124_9">mnohych</text:span><text:span text:style-name="T124_10"><text:s/></text:span><text:span text:style-name="T124_11">prostredi</text:span><text:span text:style-name="T124_12"><text:s/></text:span><text:span text:style-name="T124_13">HW</text:span><text:span text:style-name="T124_14">,<text:s/></text:span><text:span text:style-name="T124_15">na</text:span><text:span text:style-name="T124_16">,<text:s/></text:span><text:span text:style-name="T124_17">ktorych</text:span><text:span text:style-name="T124_18"><text:s/></text:span><text:span text:style-name="T124_19">bezi</text:span><text:span text:style-name="T124_20"><text:s/></text:span><text:span text:style-name="T124_21">hostitel</text:span></text:p>
            </text:list-item>
            <text:list-item>
              <text:p text:style-name="P125"><text:span text:style-name="T125_1">Linux</text:span><text:span text:style-name="T125_2">,<text:s/></text:span><text:span text:style-name="T125_3">MS</text:span><text:span text:style-name="T125_4"><text:s/></text:span><text:span text:style-name="T125_5">Windows</text:span></text:p>
            </text:list-item>
          </text:list>
        </text:list-item>
        <text:list-item>
          <text:p text:style-name="P126"><text:span text:style-name="T126_1">Paravirtualizace</text:span></text:p>
          <text:list>
            <text:list-item>
              <text:p text:style-name="P127"><text:span text:style-name="T127_1">VM</text:span><text:span text:style-name="T127_2"><text:s/></text:span><text:span text:style-name="T127_3">nesimuluje</text:span><text:span text:style-name="T127_4"><text:s/></text:span><text:span text:style-name="T127_5">HW</text:span><text:span text:style-name="T127_6"><text:s/></text:span><text:span text:style-name="T127_7">ale</text:span><text:span text:style-name="T127_8"><text:s/></text:span><text:span text:style-name="T127_9">ponuka</text:span><text:span text:style-name="T127_10"><text:s/></text:span><text:span text:style-name="T127_11">specialne</text:span><text:span text:style-name="T127_12"><text:s/></text:span><text:span text:style-name="T127_13">API</text:span><text:span text:style-name="T127_14">-<text:s/>“</text:span><text:span text:style-name="T127_15">hypercall</text:span><text:span text:style-name="T127_16">”,<text:s/></text:span><text:span text:style-name="T127_17">kt</text:span><text:span text:style-name="T127_18"><text:s/></text:span><text:span text:style-name="T127_19">mozu</text:span><text:span text:style-name="T127_20"><text:s/></text:span><text:span text:style-name="T127_21">byt</text:span><text:span text:style-name="T127_22"><text:s/></text:span><text:span text:style-name="T127_23">vyuzite</text:span><text:span text:style-name="T127_24"><text:s/></text:span><text:span text:style-name="T127_25">len</text:span><text:span text:style-name="T127_26"><text:s/></text:span><text:span text:style-name="T127_27">z</text:span><text:span text:style-name="T127_28"><text:s/></text:span><text:span text:style-name="T127_29">upraveneho</text:span><text:span text:style-name="T127_30"><text:s/></text:span><text:span text:style-name="T127_31">hostovaneho</text:span><text:span text:style-name="T127_32"><text:s/></text:span><text:span text:style-name="T127_33">OS</text:span><text:span text:style-name="T127_34">.</text:span></text:p>
            </text:list-item>
            <text:list-item>
              <text:p text:style-name="P128"><text:span text:style-name="T128_1">Xenu</text:span><text:span text:style-name="T128_2">,<text:s/></text:span><text:span text:style-name="T128_3">Parallel</text:span><text:span text:style-name="T128_4"><text:s/></text:span><text:span text:style-name="T128_5">Workstations</text:span></text:p>
            </text:list-item>
          </text:list>
        </text:list-item>
        <text:list-item>
          <text:p text:style-name="P129"><text:span text:style-name="T129_1">Virtualizace</text:span><text:span text:style-name="T129_2"><text:s/></text:span><text:span text:style-name="T129_3">na</text:span><text:span text:style-name="T129_4"><text:s/></text:span><text:span text:style-name="T129_5">urovni</text:span><text:span text:style-name="T129_6"><text:s/></text:span><text:span text:style-name="T129_7">OS</text:span></text:p>
          <text:list>
            <text:list-item>
              <text:p text:style-name="P130"><text:span text:style-name="T130_1">Umoznuje</text:span><text:span text:style-name="T130_2"><text:s/></text:span><text:span text:style-name="T130_3">beh</text:span><text:span text:style-name="T130_4"><text:s/></text:span><text:span text:style-name="T130_5">viacerych</text:span><text:span text:style-name="T130_6"><text:s/></text:span><text:span text:style-name="T130_7">virtualych</text:span><text:span text:style-name="T130_8"><text:s/></text:span><text:span text:style-name="T130_9">serverov</text:span><text:span text:style-name="T130_10"><text:s/></text:span><text:span text:style-name="T130_11">na</text:span><text:span text:style-name="T130_12"><text:s/></text:span><text:span text:style-name="T130_13">jednom</text:span><text:span text:style-name="T130_14"><text:s/></text:span><text:span text:style-name="T130_15">fyzickom</text:span><text:span text:style-name="T130_16"><text:s/></text:span><text:span text:style-name="T130_17">serveri</text:span><text:span text:style-name="T130_18">.<text:s/></text:span><text:span text:style-name="T130_19">Virtualne</text:span><text:span text:style-name="T130_20"><text:s/></text:span><text:span text:style-name="T130_21">servery</text:span><text:span text:style-name="T130_22"><text:s/></text:span><text:span text:style-name="T130_23">maju</text:span><text:span text:style-name="T130_24"><text:s/></text:span><text:span text:style-name="T130_25">rovnaky</text:span><text:span text:style-name="T130_26"><text:s/></text:span><text:span text:style-name="T130_27">OS</text:span><text:span text:style-name="T130_28"><text:s/></text:span><text:span text:style-name="T130_29">ako</text:span><text:span text:style-name="T130_30"><text:s/></text:span><text:span text:style-name="T130_31">fyzicky</text:span><text:span text:style-name="T130_32">.</text:span></text:p>
            </text:list-item>
            <text:list-item>
              <text:p text:style-name="P131"><text:span text:style-name="T131_1">Linux</text:span><text:span text:style-name="T131_2">-</text:span><text:span text:style-name="T131_3">VServer</text:span><text:span text:style-name="T131_4">,<text:s/></text:span><text:span text:style-name="T131_5">Virtuozzo</text:span></text:p>
            </text:list-item>
          </text:list>
        </text:list-item>
        <text:list-item>
          <text:p text:style-name="P132"><text:span text:style-name="T132_1">Aplikacni</text:span><text:span text:style-name="T132_2"><text:s/></text:span><text:span text:style-name="T132_3">Vritualizace</text:span></text:p>
          <text:list>
            <text:list-item>
              <text:p text:style-name="P133"><text:span text:style-name="T133_1">Vrstva</text:span><text:span text:style-name="T133_2"><text:s/></text:span><text:span text:style-name="T133_3">mezi</text:span><text:span text:style-name="T133_4"><text:s/></text:span><text:span text:style-name="T133_5">aplikaciou</text:span><text:span text:style-name="T133_6"><text:s/></text:span><text:span text:style-name="T133_7">a</text:span><text:span text:style-name="T133_8"><text:s/></text:span><text:span text:style-name="T133_9">OS</text:span></text:p>
            </text:list-item>
            <text:list-item>
              <text:p text:style-name="P134"><text:span text:style-name="T134_1">Java</text:span><text:span text:style-name="T134_2"><text:s/></text:span><text:span text:style-name="T134_3">Virtual</text:span><text:span text:style-name="T134_4"><text:s/></text:span><text:span text:style-name="T134_5">Machine</text:span><text:span text:style-name="T134_6">,<text:s/></text:span><text:span text:style-name="T134_7">Citrix</text:span><text:span text:style-name="T134_8">,<text:s/></text:span><text:span text:style-name="T134_9">VMware</text:span><text:span text:style-name="T134_10"><text:s/></text:span></text:p>
            </text:list-item>
          </text:list>
        </text:list-item>
      </text:list>
      <text:p text:style-name="P135"><text:span text:style-name="T135_1">Virtualizace</text:span><text:span text:style-name="T135_2"><text:s/></text:span><text:span text:style-name="T135_3">Backup</text:span></text:p>
      <text:list text:style-name="LS5" xml:id="list76">
        <text:list-item>
          <text:p text:style-name="P136"><text:span text:style-name="T136_1">Forma</text:span><text:span text:style-name="T136_2">:<text:s/></text:span><text:span text:style-name="T136_3">VLT</text:span><text:span text:style-name="T136_4"><text:s/>(</text:span><text:span text:style-name="T136_5">Virtual</text:span><text:span text:style-name="T136_6"><text:s/></text:span><text:span text:style-name="T136_7">Tape</text:span><text:span text:style-name="T136_8"><text:s/></text:span><text:span text:style-name="T136_9">Library</text:span><text:span text:style-name="T136_10">)<text:s/></text:span><text:span text:style-name="T136_11">-<text:s/></text:span><text:span text:style-name="T136_12">zaznamenavalo</text:span><text:span text:style-name="T136_13"><text:s/></text:span><text:span text:style-name="T136_14">sa</text:span><text:span text:style-name="T136_15"><text:s/></text:span><text:span text:style-name="T136_16">na</text:span><text:span text:style-name="T136_17"><text:s/></text:span><text:span text:style-name="T136_18">pasky</text:span><text:span text:style-name="T136_19"><text:s/></text:span></text:p>
        </text:list-item>
      </text:list>
      <text:p text:style-name="P137"><text:span text:style-name="T137_1">VLT</text:span><text:span text:style-name="T137_2"><text:s/></text:span><text:span text:style-name="T137_3">zariadenie</text:span><text:span text:style-name="T137_4"><text:s/></text:span><text:span text:style-name="T137_5">simuluje</text:span><text:span text:style-name="T137_6"><text:s/></text:span><text:span text:style-name="T137_7">princip</text:span><text:span text:style-name="T137_8"><text:s/></text:span><text:span text:style-name="T137_9">mag</text:span><text:span text:style-name="T137_10">.<text:s/></text:span><text:span text:style-name="T137_11">pasky</text:span><text:span text:style-name="T137_12">.<text:s/></text:span><text:span text:style-name="T137_13">Najcastejsie</text:span><text:span text:style-name="T137_14"><text:s/></text:span><text:span text:style-name="T137_15">vyuzivane</text:span><text:span text:style-name="T137_16"><text:s/></text:span><text:span text:style-name="T137_17">medium</text:span><text:span text:style-name="T137_18"><text:s/>-<text:s/></text:span><text:span text:style-name="T137_19">diskove</text:span><text:span text:style-name="T137_20"><text:s/></text:span><text:span text:style-name="T137_21">pole</text:span><text:span text:style-name="T137_22"><text:s/></text:span><text:span text:style-name="T137_23">rozdelene</text:span><text:span text:style-name="T137_24"><text:s/></text:span><text:span text:style-name="T137_25">na</text:span><text:span text:style-name="T137_26"><text:s/></text:span><text:span text:style-name="T137_27">casti</text:span><text:span text:style-name="T137_28">,<text:s/></text:span><text:span text:style-name="T137_29">kt</text:span><text:span text:style-name="T137_30"><text:s/></text:span><text:span text:style-name="T137_31">sa</text:span><text:span text:style-name="T137_32"><text:s/></text:span><text:span text:style-name="T137_33">na</text:span><text:span text:style-name="T137_34"><text:s/></text:span><text:span text:style-name="T137_35">vonok</text:span><text:span text:style-name="T137_36"><text:s/></text:span><text:span text:style-name="T137_37">javia</text:span><text:span text:style-name="T137_38"><text:s/></text:span><text:span text:style-name="T137_39">ako</text:span><text:span text:style-name="T137_40"><text:s/></text:span><text:span text:style-name="T137_41">paskova</text:span><text:span text:style-name="T137_42"><text:s/></text:span><text:span text:style-name="T137_43">mechanika</text:span></text:p>
      <text:list text:style-name="LS5" xml:id="list77" text:continue-list="list76">
        <text:list-item>
          <text:p text:style-name="P138"><text:span text:style-name="T138_1">Forma</text:span><text:span text:style-name="T138_2">:<text:s/></text:span><text:span text:style-name="T138_3">Deduplikace</text:span><text:span text:style-name="T138_4"><text:s/>-<text:s/></text:span><text:span text:style-name="T138_5">virtualizacna</text:span><text:span text:style-name="T138_6"><text:s/></text:span><text:span text:style-name="T138_7">technika</text:span><text:span text:style-name="T138_8"><text:s/></text:span><text:span text:style-name="T138_9">kompresie</text:span><text:span text:style-name="T138_10"><text:s/></text:span><text:span text:style-name="T138_11">dat</text:span><text:span text:style-name="T138_12">,<text:s/></text:span><text:span text:style-name="T138_13">kt</text:span><text:span text:style-name="T138_14"><text:s/></text:span><text:span text:style-name="T138_15">zabranuje</text:span><text:span text:style-name="T138_16"><text:s/></text:span><text:span text:style-name="T138_17">ukladaniu</text:span><text:span text:style-name="T138_18"><text:s/></text:span><text:span text:style-name="T138_19">rovnakych</text:span><text:span text:style-name="T138_20"><text:s/></text:span><text:span text:style-name="T138_21">datovych</text:span><text:span text:style-name="T138_22"><text:s/></text:span><text:span text:style-name="T138_23">blokov</text:span><text:span text:style-name="T138_24"><text:s/></text:span><text:span text:style-name="T138_25">na</text:span><text:span text:style-name="T138_26"><text:s/></text:span><text:span text:style-name="T138_27">jednom</text:span><text:span text:style-name="T138_28"><text:s/></text:span><text:span text:style-name="T138_29">ulozisku</text:span><text:span text:style-name="T138_30"><text:s/>-&gt;<text:s/></text:span><text:span text:style-name="T138_31">uspora</text:span><text:span text:style-name="T138_32"><text:s/></text:span><text:span text:style-name="T138_33">miesta</text:span></text:p>
        </text:list-item>
      </text:list>
      <text:p text:style-name="P139"><text:span text:style-name="T139_1">Virtualizace</text:span><text:span text:style-name="T139_2"><text:s/></text:span><text:span text:style-name="T139_3">Storage</text:span><text:span text:style-name="T139_4"><text:s/></text:span></text:p>
      <text:list text:style-name="LS6" xml:id="list78">
        <text:list-item>
          <text:p text:style-name="P140"><text:span text:style-name="T140_1">Tenky</text:span><text:span text:style-name="T140_2"><text:s/>(</text:span><text:span text:style-name="T140_3">Thin</text:span><text:span text:style-name="T140_4">)<text:s/></text:span><text:span text:style-name="T140_5">provisioning</text:span></text:p>
          <text:list>
            <text:list-item>
              <text:p text:style-name="P141"><text:span text:style-name="T141_1">virtualizacna</text:span><text:span text:style-name="T141_2"><text:s/></text:span><text:span text:style-name="T141_3">technika</text:span><text:span text:style-name="T141_4"><text:s/></text:span><text:span text:style-name="T141_5">umoznujuca</text:span><text:span text:style-name="T141_6"><text:s/></text:span><text:span text:style-name="T141_7">prealokovat</text:span><text:span text:style-name="T141_8"><text:s/></text:span><text:span text:style-name="T141_9">viac</text:span><text:span text:style-name="T141_10"><text:s/></text:span><text:span text:style-name="T141_11">disk</text:span><text:span text:style-name="T141_12"><text:s/></text:span><text:span text:style-name="T141_13">priestoru</text:span><text:span text:style-name="T141_14"><text:s/></text:span><text:span text:style-name="T141_15">ako</text:span><text:span text:style-name="T141_16"><text:s/></text:span><text:span text:style-name="T141_17">je</text:span><text:span text:style-name="T141_18"><text:s/></text:span><text:span text:style-name="T141_19">fyzick</text:span><text:span text:style-name="T141_20"><text:s/></text:span><text:span text:style-name="T141_21">mozne</text:span><text:span text:style-name="T141_22">.<text:s/>(</text:span><text:span text:style-name="T141_23">Zalozene</text:span><text:span text:style-name="T141_24"><text:s/></text:span><text:span text:style-name="T141_25">na</text:span><text:span text:style-name="T141_26"><text:s/></text:span><text:span text:style-name="T141_27">predpoklade</text:span><text:span text:style-name="T141_28"><text:s/></text:span><text:span text:style-name="T141_29">ze</text:span><text:span text:style-name="T141_30"><text:s/></text:span><text:span text:style-name="T141_31">aplikacie</text:span><text:span text:style-name="T141_32"><text:s/></text:span><text:span text:style-name="T141_33">nevyuzivaju</text:span><text:span text:style-name="T141_34"><text:s/>100%<text:s/></text:span><text:span text:style-name="T141_35">alokovaneho</text:span><text:span text:style-name="T141_36"><text:s/></text:span><text:span text:style-name="T141_37">miesta</text:span><text:span text:style-name="T141_38">)</text:span></text:p>
            </text:list-item>
          </text:list>
        </text:list-item>
        <text:list-item>
          <text:p text:style-name="P142"><text:span text:style-name="T142_1">Automaticky</text:span><text:span text:style-name="T142_2"><text:s/></text:span><text:span text:style-name="T142_3">Multitiering</text:span></text:p>
          <text:list>
            <text:list-item>
              <text:p text:style-name="P143"><text:span text:style-name="T143_1">automaticke</text:span><text:span text:style-name="T143_2"><text:s/></text:span><text:span text:style-name="T143_3">presuvanie</text:span><text:span text:style-name="T143_4"><text:s/></text:span><text:span text:style-name="T143_5">dat</text:span><text:span text:style-name="T143_6"><text:s/></text:span><text:span text:style-name="T143_7">medzi</text:span><text:span text:style-name="T143_8"><text:s/></text:span><text:span text:style-name="T143_9">vrstavmi</text:span><text:span text:style-name="T143_10"><text:s/></text:span><text:span text:style-name="T143_11">podla</text:span><text:span text:style-name="T143_12"><text:s/></text:span><text:span text:style-name="T143_13">ich</text:span><text:span text:style-name="T143_14"><text:s/></text:span><text:span text:style-name="T143_15">vyuzitia</text:span><text:span text:style-name="T143_16"><text:s/>(</text:span><text:span text:style-name="T143_17">Tier</text:span><text:span text:style-name="T143_18">1<text:s/>-<text:s/></text:span><text:span text:style-name="T143_19">Fiber</text:span><text:span text:style-name="T143_20"><text:s/></text:span><text:span text:style-name="T143_21">Channel</text:span><text:span text:style-name="T143_22"><text:s/>-<text:s/></text:span><text:span text:style-name="T143_23">rychly</text:span><text:span text:style-name="T143_24">/</text:span><text:span text:style-name="T143_25">drahy</text:span><text:span text:style-name="T143_26">,<text:s/></text:span><text:span text:style-name="T143_27">Tier</text:span><text:span text:style-name="T143_28">2<text:s/>-<text:s/></text:span><text:span text:style-name="T143_29">MidTier</text:span><text:span text:style-name="T143_30">,<text:s/></text:span><text:span text:style-name="T143_31">Tier</text:span><text:span text:style-name="T143_32">3<text:s/>-<text:s/></text:span><text:span text:style-name="T143_33">Serial</text:span><text:span text:style-name="T143_34"><text:s/></text:span><text:span text:style-name="T143_35">ATA</text:span><text:span text:style-name="T143_36"><text:s/>-<text:s/></text:span><text:span text:style-name="T143_37">pomaly</text:span><text:span text:style-name="T143_38">/</text:span><text:span text:style-name="T143_39">lacny</text:span><text:span text:style-name="T143_40">)</text:span></text:p>
            </text:list-item>
          </text:list>
        </text:list-item>
      </text:list>
      <text:p text:style-name="P144"/>
      <text:p text:style-name="P145"/>
      <text:p text:style-name="P146"/>
      <text:p text:style-name="P147"><text:span text:style-name="T147_1">Sitova</text:span><text:span text:style-name="T147_2"><text:s/></text:span><text:span text:style-name="T147_3">Virtualizace</text:span></text:p>
      <text:list text:style-name="LS7" xml:id="list82">
        <text:list-item>
          <text:p text:style-name="P148"><text:span text:style-name="T148_1">WAN</text:span><text:span text:style-name="T148_2"><text:s/>-<text:s/></text:span><text:span text:style-name="T148_3">Frame</text:span><text:span text:style-name="T148_4"><text:s/></text:span><text:span text:style-name="T148_5">Relay</text:span></text:p>
          <text:list>
            <text:list-item>
              <text:p text:style-name="P149"><text:span text:style-name="T149_1">Technologia</text:span><text:span text:style-name="T149_2"><text:s/></text:span><text:span text:style-name="T149_3">prepinania</text:span><text:span text:style-name="T149_4"><text:s/></text:span><text:span text:style-name="T149_5">paketov</text:span><text:span text:style-name="T149_6"><text:s/></text:span><text:span text:style-name="T149_7">WAN</text:span><text:span text:style-name="T149_8"><text:s/></text:span><text:span text:style-name="T149_9">so</text:span><text:span text:style-name="T149_10"><text:s/></text:span><text:span text:style-name="T149_11">schopnostou</text:span><text:span text:style-name="T149_12"><text:s/></text:span><text:span text:style-name="T149_13">prisposobit</text:span><text:span text:style-name="T149_14"><text:s/></text:span><text:span text:style-name="T149_15">prenajimanu</text:span><text:span text:style-name="T149_16"><text:s/></text:span><text:span text:style-name="T149_17">sirku</text:span><text:span text:style-name="T149_18"><text:s/></text:span><text:span text:style-name="T149_19">pasma</text:span><text:span text:style-name="T149_20">.<text:s/></text:span><text:span text:style-name="T149_21">Vytvorene</text:span><text:span text:style-name="T149_22"><text:s/></text:span><text:span text:style-name="T149_23">virtualne</text:span><text:span text:style-name="T149_24"><text:s/></text:span><text:span text:style-name="T149_25">okruhy</text:span><text:span text:style-name="T149_26">,<text:s/></text:span><text:span text:style-name="T149_27">kt</text:span><text:span text:style-name="T149_28"><text:s/></text:span><text:span text:style-name="T149_29">mali</text:span><text:span text:style-name="T149_30"><text:s/></text:span><text:span text:style-name="T149_31">min</text:span><text:span text:style-name="T149_32">,<text:s/></text:span><text:span text:style-name="T149_33">gatrantovanu</text:span><text:span text:style-name="T149_34"><text:s/></text:span><text:span text:style-name="T149_35">sirku</text:span><text:span text:style-name="T149_36"><text:s/></text:span><text:span text:style-name="T149_37">pasma</text:span><text:span text:style-name="T149_38">.<text:s/></text:span><text:span text:style-name="T149_39">Dnes</text:span><text:span text:style-name="T149_40"><text:s/></text:span><text:span text:style-name="T149_41">sa</text:span><text:span text:style-name="T149_42"><text:s/></text:span><text:span text:style-name="T149_43">uz</text:span><text:span text:style-name="T149_44"><text:s/></text:span><text:span text:style-name="T149_45">nepouziva</text:span><text:span text:style-name="T149_46"><text:s/>(</text:span><text:span text:style-name="T149_47">umoznovala</text:span><text:span text:style-name="T149_48"><text:s/></text:span><text:span text:style-name="T149_49">prenos</text:span><text:span text:style-name="T149_50"><text:s/></text:span><text:span text:style-name="T149_51">dat</text:span><text:span text:style-name="T149_52"><text:s/></text:span><text:span text:style-name="T149_53">aj</text:span><text:span text:style-name="T149_54"><text:s/></text:span><text:span text:style-name="T149_55">hlasu</text:span><text:span text:style-name="T149_56">)</text:span></text:p>
            </text:list-item>
          </text:list>
        </text:list-item>
        <text:list-item>
          <text:p text:style-name="P150"><text:span text:style-name="T150_1">WAN</text:span><text:span text:style-name="T150_2"><text:s/>-</text:span><text:span text:style-name="T150_3">VPN</text:span><text:span text:style-name="T150_4"><text:s/></text:span><text:span text:style-name="T150_5">cez</text:span><text:span text:style-name="T150_6"><text:s/></text:span><text:span text:style-name="T150_7">IP</text:span><text:span text:style-name="T150_8">/</text:span><text:span text:style-name="T150_9">MPLS</text:span><text:span text:style-name="T150_10"><text:s/>-<text:s/></text:span><text:span text:style-name="T150_11">MultiProtocol</text:span><text:span text:style-name="T150_12"><text:s/></text:span><text:span text:style-name="T150_13">Label</text:span><text:span text:style-name="T150_14"><text:s/></text:span><text:span text:style-name="T150_15">Switching</text:span></text:p>
          <text:list>
            <text:list-item>
              <text:p text:style-name="P151"><text:span text:style-name="T151_1">smerovanie</text:span><text:span text:style-name="T151_2"><text:s/></text:span><text:span text:style-name="T151_3">packetov</text:span><text:span text:style-name="T151_4"><text:s/></text:span><text:span text:style-name="T151_5">v</text:span><text:span text:style-name="T151_6"><text:s/></text:span><text:span text:style-name="T151_7">sieti</text:span><text:span text:style-name="T151_8"><text:s/></text:span><text:span text:style-name="T151_9">na</text:span><text:span text:style-name="T151_10"><text:s/></text:span><text:span text:style-name="T151_11">zaklade</text:span><text:span text:style-name="T151_12"><text:s/>“</text:span><text:span text:style-name="T151_13">lables</text:span><text:span text:style-name="T151_14">”<text:s/>-<text:s/></text:span><text:span text:style-name="T151_15">rychlejsie</text:span><text:span text:style-name="T151_16"><text:s/></text:span><text:span text:style-name="T151_17">ako</text:span><text:span text:style-name="T151_18"><text:s/></text:span><text:span text:style-name="T151_19">vyhladavanie</text:span><text:span text:style-name="T151_20"><text:s/></text:span><text:span text:style-name="T151_21">adresy</text:span><text:span text:style-name="T151_22"><text:s/></text:span><text:span text:style-name="T151_23">v</text:span><text:span text:style-name="T151_24"><text:s/></text:span><text:span text:style-name="T151_25">routovacich</text:span><text:span text:style-name="T151_26"><text:s/></text:span><text:span text:style-name="T151_27">tabulkach</text:span><text:span text:style-name="T151_28">.<text:s/></text:span><text:span text:style-name="T151_29">Umoznuje</text:span><text:span text:style-name="T151_30"><text:s/></text:span><text:span text:style-name="T151_31">vznik</text:span><text:span text:style-name="T151_32"><text:s/></text:span><text:span text:style-name="T151_33">VPN</text:span><text:span text:style-name="T151_34"><text:s/>(</text:span><text:span text:style-name="T151_35">Virtual</text:span><text:span text:style-name="T151_36"><text:s/></text:span><text:span text:style-name="T151_37">Private</text:span><text:span text:style-name="T151_38"><text:s/></text:span><text:span text:style-name="T151_39">Network</text:span><text:span text:style-name="T151_40">)</text:span></text:p>
            </text:list-item>
          </text:list>
        </text:list-item>
        <text:list-item>
          <text:p text:style-name="P152"><text:span text:style-name="T152_1">LAN</text:span><text:span text:style-name="T152_2"><text:s/>-<text:s/></text:span><text:span text:style-name="T152_3">VLAN</text:span><text:span text:style-name="T152_4"><text:s/>(</text:span><text:span text:style-name="T152_5">Virtual</text:span><text:span text:style-name="T152_6"><text:s/></text:span><text:span text:style-name="T152_7">LAN</text:span><text:span text:style-name="T152_8">)</text:span></text:p>
          <text:list>
            <text:list-item>
              <text:p text:style-name="P153"><text:span text:style-name="T153_1">technologia</text:span><text:span text:style-name="T153_2"><text:s/></text:span><text:span text:style-name="T153_3">umoznuje</text:span><text:span text:style-name="T153_4"><text:s/></text:span><text:span text:style-name="T153_5">vytvorenie</text:span><text:span text:style-name="T153_6"><text:s/></text:span><text:span text:style-name="T153_7">nezaviclej</text:span><text:span text:style-name="T153_8"><text:s/></text:span><text:span text:style-name="T153_9">siete</text:span><text:span text:style-name="T153_10"><text:s/></text:span><text:span text:style-name="T153_11">v</text:span><text:span text:style-name="T153_12"><text:s/></text:span><text:span text:style-name="T153_13">ramci</text:span><text:span text:style-name="T153_14"><text:s/></text:span><text:span text:style-name="T153_15">jedneho</text:span><text:span text:style-name="T153_16"><text:s/></text:span><text:span text:style-name="T153_17">alebo</text:span><text:span text:style-name="T153_18"><text:s/></text:span><text:span text:style-name="T153_19">niekolkych</text:span><text:span text:style-name="T153_20"><text:s/></text:span><text:span text:style-name="T153_21">zariadeni</text:span><text:span text:style-name="T153_22">.<text:s/></text:span><text:span text:style-name="T153_23">Cielom</text:span><text:span text:style-name="T153_24"><text:s/></text:span><text:span text:style-name="T153_25">je</text:span><text:span text:style-name="T153_26"><text:s/></text:span><text:span text:style-name="T153_27">vytvorit</text:span><text:span text:style-name="T153_28"><text:s/></text:span><text:span text:style-name="T153_29">logicku</text:span><text:span text:style-name="T153_30"><text:s/></text:span><text:span text:style-name="T153_31">organizaciu</text:span><text:span text:style-name="T153_32"><text:s/></text:span><text:span text:style-name="T153_33">siete</text:span><text:span text:style-name="T153_34"><text:s/></text:span><text:span text:style-name="T153_35">nezavislu</text:span><text:span text:style-name="T153_36"><text:s/></text:span><text:span text:style-name="T153_37">od</text:span><text:span text:style-name="T153_38"><text:s/></text:span><text:span text:style-name="T153_39">fyzickej</text:span><text:span text:style-name="T153_40">.<text:s/></text:span><text:span text:style-name="T153_41">Prinasa</text:span><text:span text:style-name="T153_42"><text:s/></text:span><text:span text:style-name="T153_43">zvysenie</text:span><text:span text:style-name="T153_44"><text:s/></text:span><text:span text:style-name="T153_45">vykonu</text:span><text:span text:style-name="T153_46">,<text:s/></text:span><text:span text:style-name="T153_47">ulahcenie</text:span><text:span text:style-name="T153_48"><text:s/></text:span><text:span text:style-name="T153_49">spravy</text:span><text:span text:style-name="T153_50"><text:s/></text:span><text:span text:style-name="T153_51">siete</text:span><text:span text:style-name="T153_52">,<text:s/></text:span><text:span text:style-name="T153_53">podpora</text:span><text:span text:style-name="T153_54"><text:s/></text:span><text:span text:style-name="T153_55">bezpecnosti</text:span></text:p>
            </text:list-item>
          </text:list>
        </text:list-item>
      </text:list>
      <text:p text:style-name="P154"><text:span text:style-name="T154_1">Serverova</text:span><text:span text:style-name="T154_2"><text:s/></text:span><text:span text:style-name="T154_3">virtualizacia</text:span></text:p>
      <text:p text:style-name="P155"><text:span text:style-name="T155_1">Prisla</text:span><text:span text:style-name="T155_2"><text:s/></text:span><text:span text:style-name="T155_3">s</text:span><text:span text:style-name="T155_4"><text:s/></text:span><text:span text:style-name="T155_5">mainframe</text:span><text:span text:style-name="T155_6">-</text:span><text:span text:style-name="T155_7">mami</text:span><text:span text:style-name="T155_8"><text:s/>-&gt;<text:s/></text:span><text:span text:style-name="T155_9">unixove</text:span><text:span text:style-name="T155_10"><text:s/></text:span><text:span text:style-name="T155_11">servery</text:span><text:span text:style-name="T155_12"><text:s/>-&gt;<text:s/></text:span><text:span text:style-name="T155_13">dlho</text:span><text:span text:style-name="T155_14"><text:s/></text:span><text:span text:style-name="T155_15">chybala</text:span><text:span text:style-name="T155_16"><text:s/></text:span><text:span text:style-name="T155_17">na</text:span><text:span text:style-name="T155_18"><text:s/></text:span><text:span text:style-name="T155_19">x</text:span><text:span text:style-name="T155_20">86</text:span></text:p>
      <text:p text:style-name="P156"><text:span text:style-name="T156_1">(</text:span><text:span text:style-name="T156_2">nic</text:span><text:span text:style-name="T156_3"><text:s/></text:span><text:span text:style-name="T156_4">viac</text:span><text:span text:style-name="T156_5"><text:s/></text:span><text:span text:style-name="T156_6">tam</text:span><text:span text:style-name="T156_7"><text:s/></text:span><text:span text:style-name="T156_8">neviem</text:span><text:span text:style-name="T156_9"><text:s/></text:span><text:span text:style-name="T156_10">dat</text:span><text:span text:style-name="T156_11"><text:s/>-&gt;<text:s/></text:span><text:span text:style-name="T156_12">doplnit</text:span><text:span text:style-name="T156_13"><text:s/></text:span><text:span text:style-name="T156_14">ak</text:span><text:span text:style-name="T156_15"><text:s/></text:span><text:span text:style-name="T156_16">ma</text:span><text:span text:style-name="T156_17"><text:s/></text:span><text:span text:style-name="T156_18">niekto</text:span><text:span text:style-name="T156_19"><text:s/></text:span><text:span text:style-name="T156_20">nieco</text:span><text:span text:style-name="T156_21">)</text:span></text:p>
      <text:p text:style-name="P157"/>
      <text:p text:style-name="P158"><text:span text:style-name="T158_1">Desktop</text:span><text:span text:style-name="T158_2"><text:s/></text:span><text:span text:style-name="T158_3">Virtualizace</text:span></text:p>
      <text:list text:style-name="LS8" xml:id="list88">
        <text:list-item>
          <text:p text:style-name="P159"><text:span text:style-name="T159_1">Ekonomicky</text:span><text:span text:style-name="T159_2"><text:s/></text:span><text:span text:style-name="T159_3">výhodný</text:span><text:span text:style-name="T159_4"><text:s/></text:span><text:span text:style-name="T159_5">způsob</text:span><text:span text:style-name="T159_6"><text:s/></text:span><text:span text:style-name="T159_7">centrálního</text:span><text:span text:style-name="T159_8"><text:s/></text:span><text:span text:style-name="T159_9">provozování</text:span><text:span text:style-name="T159_10"><text:s/></text:span><text:span text:style-name="T159_11">aplikací</text:span><text:span text:style-name="T159_12"><text:s/></text:span><text:span text:style-name="T159_13">a</text:span><text:span text:style-name="T159_14"><text:s/></text:span><text:span text:style-name="T159_15">zpřístupnění</text:span><text:span text:style-name="T159_16"><text:s/></text:span><text:span text:style-name="T159_17">dat</text:span><text:span text:style-name="T159_18"><text:s/>–<text:s/></text:span><text:span text:style-name="T159_19">bezpečně</text:span><text:span text:style-name="T159_20"><text:s/></text:span><text:span text:style-name="T159_21">a</text:span><text:span text:style-name="T159_22"><text:s/></text:span><text:span text:style-name="T159_23">rychle</text:span></text:p>
        </text:list-item>
        <text:list-item>
          <text:p text:style-name="P160"><text:span text:style-name="T160_1">Standardizace</text:span><text:span text:style-name="T160_2">,<text:s/></text:span><text:span text:style-name="T160_3">unifikace</text:span><text:span text:style-name="T160_4">,<text:s/></text:span><text:span text:style-name="T160_5">soulad</text:span><text:span text:style-name="T160_6"><text:s/></text:span><text:span text:style-name="T160_7">s</text:span><text:span text:style-name="T160_8"><text:s/></text:span><text:span text:style-name="T160_9">normami</text:span></text:p>
        </text:list-item>
        <text:list-item>
          <text:p text:style-name="P161"><text:span text:style-name="T161_1">Získání</text:span><text:span text:style-name="T161_2"><text:s/></text:span><text:span text:style-name="T161_3">zpět</text:span><text:span text:style-name="T161_4"><text:s/></text:span><text:span text:style-name="T161_5">kontroly</text:span><text:span text:style-name="T161_6"><text:s/></text:span><text:span text:style-name="T161_7">nad</text:span><text:span text:style-name="T161_8"><text:s/></text:span><text:span text:style-name="T161_9">prací</text:span><text:span text:style-name="T161_10"><text:s/></text:span><text:span text:style-name="T161_11">uživatele</text:span></text:p>
        </text:list-item>
        <text:list-item>
          <text:p text:style-name="P162"><text:span text:style-name="T162_1">Enterprise</text:span><text:span text:style-name="T162_2"><text:s/></text:span><text:span text:style-name="T162_3">mobility</text:span><text:span text:style-name="T162_4"><text:s/>–<text:s/></text:span><text:span text:style-name="T162_5">Doručení</text:span><text:span text:style-name="T162_6"><text:s/></text:span><text:span text:style-name="T162_7">kamkoliv</text:span><text:span text:style-name="T162_8">,<text:s/></text:span><text:span text:style-name="T162_9">kdykoliv</text:span><text:span text:style-name="T162_10">,<text:s/></text:span><text:span text:style-name="T162_11">na</text:span><text:span text:style-name="T162_12"><text:s/></text:span><text:span text:style-name="T162_13">čemkoliv</text:span><text:span text:style-name="T162_14"><text:s/>-<text:s/></text:span><text:span text:style-name="T162_15">Bring</text:span><text:span text:style-name="T162_16"><text:s/></text:span><text:span text:style-name="T162_17">Your</text:span><text:span text:style-name="T162_18"><text:s/></text:span><text:span text:style-name="T162_19">Own</text:span><text:span text:style-name="T162_20"><text:s/></text:span><text:span text:style-name="T162_21">Desktop</text:span></text:p>
        </text:list-item>
      </text:list>
      <text:p text:style-name="P163"/>
      <text:p text:style-name="P164"><text:span text:style-name="T164_1">Nasadenie</text:span><text:span text:style-name="T164_2"><text:s/></text:span><text:span text:style-name="T164_3">na</text:span><text:span text:style-name="T164_4"><text:s/></text:span><text:span text:style-name="T164_5">cloud</text:span></text:p>
      <text:p text:style-name="P165"><text:span text:style-name="T165_1">Nasadenie</text:span><text:span text:style-name="T165_2"><text:s/></text:span><text:span text:style-name="T165_3">existujucej</text:span><text:span text:style-name="T165_4"><text:s/></text:span><text:span text:style-name="T165_5">aplikacie</text:span></text:p>
      <text:p text:style-name="P166"><text:span text:style-name="T166_1"><text:tab/></text:span><text:span text:style-name="T166_2">Treba</text:span><text:span text:style-name="T166_3"><text:s/></text:span><text:span text:style-name="T166_4">sa</text:span><text:span text:style-name="T166_5"><text:s/></text:span><text:span text:style-name="T166_6">zamysliet</text:span><text:span text:style-name="T166_7"><text:s/></text:span><text:span text:style-name="T166_8">co</text:span><text:span text:style-name="T166_9"><text:s/></text:span><text:span text:style-name="T166_10">je</text:span><text:span text:style-name="T166_11"><text:s/></text:span><text:span text:style-name="T166_12">lepsie</text:span><text:span text:style-name="T166_13">.<text:s/></text:span><text:span text:style-name="T166_14">Prekopat</text:span><text:span text:style-name="T166_15"><text:s/></text:span><text:span text:style-name="T166_16">existujucu</text:span><text:span text:style-name="T166_17"><text:s/></text:span><text:span text:style-name="T166_18">aplikaciu</text:span><text:span text:style-name="T166_19"><text:s/></text:span><text:span text:style-name="T166_20">alebo</text:span><text:span text:style-name="T166_21"><text:s/></text:span><text:span text:style-name="T166_22">postavit</text:span><text:span text:style-name="T166_23"><text:s/></text:span><text:span text:style-name="T166_24">radsej</text:span><text:span text:style-name="T166_25"><text:s/></text:span><text:span text:style-name="T166_26">novu</text:span><text:span text:style-name="T166_27">?<text:s/></text:span><text:span text:style-name="T166_28">Na</text:span><text:span text:style-name="T166_29"><text:s/></text:span><text:span text:style-name="T166_30">akom</text:span><text:span text:style-name="T166_31"><text:s/></text:span><text:span text:style-name="T166_32">datovom</text:span><text:span text:style-name="T166_33"><text:s/></text:span><text:span text:style-name="T166_34">ulozisku</text:span><text:span text:style-name="T166_35"><text:s/></text:span><text:span text:style-name="T166_36">aplikacia</text:span><text:span text:style-name="T166_37"><text:s/></text:span><text:span text:style-name="T166_38">bezi</text:span><text:span text:style-name="T166_39"><text:s/>-<text:s/></text:span><text:span text:style-name="T166_40">potrebuje</text:span><text:span text:style-name="T166_41"><text:s/></text:span><text:span text:style-name="T166_42">drahu</text:span><text:span text:style-name="T166_43"><text:s/></text:span><text:span text:style-name="T166_44">relacnu</text:span><text:span text:style-name="T166_45"><text:s/></text:span><text:span text:style-name="T166_46">databazu</text:span><text:span text:style-name="T166_47"><text:s/></text:span><text:span text:style-name="T166_48">v</text:span><text:span text:style-name="T166_49"><text:s/></text:span><text:span text:style-name="T166_50">cloude</text:span><text:span text:style-name="T166_51"><text:s/></text:span><text:span text:style-name="T166_52">alebo</text:span><text:span text:style-name="T166_53"><text:s/></text:span><text:span text:style-name="T166_54">Big</text:span><text:span text:style-name="T166_55"><text:s/></text:span><text:span text:style-name="T166_56">Table</text:span><text:span text:style-name="T166_57">,<text:s/></text:span><text:span text:style-name="T166_58">Blob</text:span><text:span text:style-name="T166_59">?<text:s/></text:span><text:span text:style-name="T166_60">Riesit</text:span><text:span text:style-name="T166_61"><text:s/></text:span><text:span text:style-name="T166_62">pomer</text:span><text:span text:style-name="T166_63"><text:s/></text:span><text:span text:style-name="T166_64">cena</text:span><text:span text:style-name="T166_65"><text:s/></text:span><text:span text:style-name="T166_66">vykon</text:span><text:span text:style-name="T166_67">.<text:s/></text:span><text:span text:style-name="T166_68">Mam</text:span><text:span text:style-name="T166_69"><text:s/></text:span><text:span text:style-name="T166_70">pouzit</text:span><text:span text:style-name="T166_71"><text:s/></text:span><text:span text:style-name="T166_72">Iaas</text:span><text:span text:style-name="T166_73"><text:s text:c="2"/>(</text:span><text:span text:style-name="T166_74">fund</text:span><text:span text:style-name="T166_75"><text:s/></text:span><text:span text:style-name="T166_76">overhead</text:span><text:span text:style-name="T166_77"><text:s/></text:span><text:span text:style-name="T166_78">na</text:span><text:span text:style-name="T166_79"><text:s/></text:span><text:span text:style-name="T166_80">licencie</text:span><text:span text:style-name="T166_81"><text:s/>)<text:s/></text:span><text:span text:style-name="T166_82">alebo</text:span><text:span text:style-name="T166_83"><text:s/></text:span><text:span text:style-name="T166_84">PaaS</text:span><text:span text:style-name="T166_85"><text:s/>(</text:span><text:span text:style-name="T166_86">hrozba</text:span><text:span text:style-name="T166_87"><text:s/></text:span><text:span text:style-name="T166_88">vendor</text:span><text:span text:style-name="T166_89"><text:s/></text:span><text:span text:style-name="T166_90">lock</text:span><text:span text:style-name="T166_91">-</text:span><text:span text:style-name="T166_92">in</text:span><text:span text:style-name="T166_93">)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  </text:list-level-style-number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citation-style-name="Footnote_20_reference" text:citation-body-style-name="Footnote_20_text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